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6500000072B56AD09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44cm" svg:stroke-color="#000000" draw:stroke-linejoin="miter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3" style:family="graphic" style:parent-style-name="standard">
      <style:graphic-properties draw:stroke="solid" svg:stroke-width="0.071cm" svg:stroke-color="#000000" draw:marker-end="msArrowOpenEnd_20_9" draw:marker-end-width="0.42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4" style:family="graphic" style:parent-style-name="standard">
      <style:graphic-properties draw:stroke="solid" svg:stroke-width="0.044cm" svg:stroke-color="#000000" draw:stroke-linejoin="miter" draw:fill="solid" draw:fill-color="#ffff00" draw:textarea-horizontal-align="justify" draw:textarea-vertical-align="middle" draw:auto-grow-height="false" fo:padding-top="0.13cm" fo:padding-bottom="0.13cm" fo:padding-left="0.25cm" fo:padding-right="0.25cm" fo:wrap-option="no-wrap" draw:shadow-color="#777777"/>
    </style:style>
    <style:style style:name="gr5" style:family="graphic" style:parent-style-name="standard">
      <style:graphic-properties draw:stroke="none" draw:fill="none" draw:fill-color="#ffff00" draw:textarea-horizontal-align="justify" draw:textarea-vertical-align="top" draw:auto-grow-height="true" fo:padding-top="0.13cm" fo:padding-bottom="0.13cm" fo:padding-left="0.25cm" fo:padding-right="0.25cm" fo:wrap-option="no-wrap" draw:shadow-color="#777777"/>
    </style:style>
    <style:style style:name="gr6" style:family="graphic" style:parent-style-name="standard">
      <style:graphic-properties draw:stroke="solid" svg:stroke-width="0.044cm" svg:stroke-color="#000000" draw:stroke-linejoin="miter" draw:fill="solid" draw:fill-color="#99cc00" draw:textarea-horizontal-align="justify" draw:textarea-vertical-align="middle" draw:auto-grow-height="false" fo:padding-top="0.13cm" fo:padding-bottom="0.13cm" fo:padding-left="0.25cm" fo:padding-right="0.25cm" fo:wrap-option="no-wrap" draw:shadow-color="#777777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8f8f8" draw:textarea-horizontal-align="justify" draw:textarea-vertical-align="middle" draw:auto-grow-height="false" fo:padding-top="0.13cm" fo:padding-bottom="0.13cm" fo:padding-left="0.25cm" fo:padding-right="0.25cm" fo:wrap-option="no-wrap" draw:shadow-color="#777777"/>
    </style:style>
    <style:style style:name="gr8" style:family="graphic" style:parent-style-name="standard">
      <style:graphic-properties draw:stroke="solid" svg:stroke-width="0.079cm" svg:stroke-color="#000066" draw:stroke-linejoin="miter" draw:fill="solid" draw:fill-color="#f8f8f8" draw:textarea-horizontal-align="justify" draw:textarea-vertical-align="middle" draw:auto-grow-height="false" fo:padding-top="0.13cm" fo:padding-bottom="0.13cm" fo:padding-left="0.25cm" fo:padding-right="0.25cm" fo:wrap-option="no-wrap" draw:shadow-color="#777777"/>
    </style:style>
    <style:style style:name="gr9" style:family="graphic" style:parent-style-name="standard">
      <style:graphic-properties draw:stroke="solid" svg:stroke-width="0.079cm" svg:stroke-color="#000066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10" style:family="graphic" style:parent-style-name="standard">
      <style:graphic-properties draw:stroke="solid" svg:stroke-width="0.079cm" svg:stroke-color="#a50021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11" style:family="graphic" style:parent-style-name="standard">
      <style:graphic-properties draw:stroke="none" draw:fill="none" draw:fill-color="#f47a00" draw:textarea-horizontal-align="justify" draw:textarea-vertical-align="top" draw:auto-grow-height="true" fo:padding-top="0.13cm" fo:padding-bottom="0.13cm" fo:padding-left="0.25cm" fo:padding-right="0.25cm" fo:wrap-option="no-wrap" draw:shadow-color="#777777"/>
    </style:style>
    <style:style style:name="gr12" style:family="graphic" style:parent-style-name="standard">
      <style:graphic-properties draw:stroke="solid" svg:stroke-width="0.079cm" svg:stroke-color="#000066" draw:stroke-linejoin="miter" draw:fill="solid" draw:fill-color="#f8f8f8" draw:textarea-horizontal-align="justify" draw:textarea-vertical-align="middle" draw:auto-grow-height="false" fo:padding-top="0.13cm" fo:padding-bottom="0.13cm" fo:padding-left="0.25cm" fo:padding-right="0.25cm" fo:wrap-option="no-wrap" draw:shadow-color="#777777"/>
    </style:style>
    <style:style style:name="gr13" style:family="graphic" style:parent-style-name="standard">
      <style:graphic-properties draw:stroke="none" draw:fill="none" draw:fill-color="#f47a00" draw:textarea-horizontal-align="justify" draw:textarea-vertical-align="top" draw:auto-grow-height="true" fo:padding-top="0.13cm" fo:padding-bottom="0.13cm" fo:padding-left="0.25cm" fo:padding-right="0.25cm" fo:wrap-option="wrap" draw:shadow-color="#777777"/>
    </style:style>
    <style:style style:name="gr14" style:family="graphic" style:parent-style-name="standard">
      <style:graphic-properties draw:stroke="solid" svg:stroke-width="0.026cm" svg:stroke-color="#000066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15" style:family="graphic" style:parent-style-name="standard" style:list-style-name="L8">
      <style:graphic-properties draw:stroke="none" draw:fill="none" draw:fill-color="#f47a00" draw:textarea-horizontal-align="justify" draw:textarea-vertical-align="top" draw:auto-grow-height="true" fo:min-height="1.017cm" fo:min-width="2.216cm" fo:padding-top="0.13cm" fo:padding-bottom="0.13cm" fo:padding-left="0.25cm" fo:padding-right="0.25cm" fo:wrap-option="no-wrap" draw:shadow-color="#777777"/>
    </style:style>
    <style:style style:name="gr16" style:family="graphic" style:parent-style-name="standard">
      <style:graphic-properties draw:stroke="solid" svg:stroke-width="0.026cm" svg:stroke-color="#000066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17" style:family="graphic" style:parent-style-name="standard" style:list-style-name="L11">
      <style:graphic-properties draw:stroke="none" draw:fill="none" draw:fill-color="#f47a00" draw:textarea-horizontal-align="justify" draw:textarea-vertical-align="top" draw:auto-grow-height="true" fo:min-height="1.017cm" fo:min-width="1.602cm" fo:padding-top="0.13cm" fo:padding-bottom="0.13cm" fo:padding-left="0.25cm" fo:padding-right="0.25cm" fo:wrap-option="no-wrap" draw:shadow-color="#777777"/>
    </style:style>
    <style:style style:name="gr18" style:family="graphic" style:parent-style-name="standard" style:list-style-name="L12">
      <style:graphic-properties draw:stroke="none" draw:fill="none" draw:fill-color="#f47a00" draw:textarea-horizontal-align="justify" draw:textarea-vertical-align="top" draw:auto-grow-height="true" fo:min-height="1.017cm" fo:min-width="1.738cm" fo:padding-top="0.13cm" fo:padding-bottom="0.13cm" fo:padding-left="0.25cm" fo:padding-right="0.25cm" fo:wrap-option="no-wrap" draw:shadow-color="#777777"/>
    </style:style>
    <style:style style:name="gr19" style:family="graphic" style:parent-style-name="standard" style:list-style-name="L8">
      <style:graphic-properties draw:stroke="none" draw:fill="none" draw:fill-color="#f47a00" draw:textarea-horizontal-align="justify" draw:textarea-vertical-align="top" draw:auto-grow-height="true" fo:min-height="1.017cm" fo:min-width="2.216cm" fo:padding-top="0.13cm" fo:padding-bottom="0.13cm" fo:padding-left="0.25cm" fo:padding-right="0.25cm" fo:wrap-option="no-wrap" draw:shadow-color="#777777"/>
    </style:style>
    <style:style style:name="gr20" style:family="graphic" style:parent-style-name="standard">
      <style:graphic-properties draw:stroke="solid" svg:stroke-width="0.026cm" svg:stroke-color="#000066" draw:marker-start="msArrowEnd_20_5" draw:marker-start-width="0.21cm" draw:marker-start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21" style:family="graphic" style:parent-style-name="standard" style:list-style-name="L13">
      <style:graphic-properties draw:stroke="none" draw:fill="none" draw:fill-color="#f47a00" draw:textarea-horizontal-align="justify" draw:textarea-vertical-align="top" draw:auto-grow-height="true" fo:min-height="1.017cm" fo:min-width="2.072cm" fo:padding-top="0.13cm" fo:padding-bottom="0.13cm" fo:padding-left="0.25cm" fo:padding-right="0.25cm" fo:wrap-option="no-wrap" draw:shadow-color="#777777"/>
    </style:style>
    <style:style style:name="gr22" style:family="graphic" style:parent-style-name="standard" style:list-style-name="L11">
      <style:graphic-properties draw:stroke="none" draw:fill="none" draw:fill-color="#f47a00" draw:textarea-horizontal-align="justify" draw:textarea-vertical-align="top" draw:auto-grow-height="true" fo:min-height="1.017cm" fo:min-width="1.602cm" fo:padding-top="0.13cm" fo:padding-bottom="0.13cm" fo:padding-left="0.25cm" fo:padding-right="0.25cm" fo:wrap-option="no-wrap" draw:shadow-color="#777777"/>
    </style:style>
    <style:style style:name="gr23" style:family="graphic" style:parent-style-name="standard" style:list-style-name="L12">
      <style:graphic-properties draw:stroke="none" draw:fill="none" draw:fill-color="#f47a00" draw:textarea-horizontal-align="justify" draw:textarea-vertical-align="top" draw:auto-grow-height="true" fo:min-height="1.017cm" fo:min-width="1.738cm" fo:padding-top="0.13cm" fo:padding-bottom="0.13cm" fo:padding-left="0.25cm" fo:padding-right="0.25cm" fo:wrap-option="no-wrap" draw:shadow-color="#777777"/>
    </style:style>
    <style:style style:name="gr24" style:family="graphic" style:parent-style-name="standard" style:list-style-name="L8">
      <style:graphic-properties draw:stroke="none" draw:fill="none" draw:fill-color="#f47a00" draw:textarea-horizontal-align="justify" draw:textarea-vertical-align="top" draw:auto-grow-height="true" fo:min-height="1.017cm" fo:min-width="2.216cm" fo:padding-top="0.13cm" fo:padding-bottom="0.13cm" fo:padding-left="0.25cm" fo:padding-right="0.25cm" fo:wrap-option="no-wrap" draw:shadow-color="#777777"/>
    </style:style>
    <style:style style:name="gr25" style:family="graphic" style:parent-style-name="standard" style:list-style-name="L6">
      <style:graphic-properties draw:stroke="none" draw:fill="none" draw:fill-color="#f47a00" draw:textarea-horizontal-align="justify" draw:textarea-vertical-align="top" draw:auto-grow-height="true" fo:min-height="0.763cm" fo:min-width="0.383cm" fo:padding-top="0.13cm" fo:padding-bottom="0.13cm" fo:padding-left="0.25cm" fo:padding-right="0.25cm" fo:wrap-option="no-wrap" draw:shadow-color="#777777"/>
    </style:style>
    <style:style style:name="gr26" style:family="graphic" style:parent-style-name="standard" style:list-style-name="L6">
      <style:graphic-properties draw:stroke="none" draw:fill="none" draw:fill-color="#f47a00" draw:textarea-horizontal-align="justify" draw:textarea-vertical-align="top" draw:auto-grow-height="true" fo:min-height="0.763cm" fo:min-width="3.812cm" fo:padding-top="0.13cm" fo:padding-bottom="0.13cm" fo:padding-left="0.25cm" fo:padding-right="0.25cm" fo:wrap-option="no-wrap" draw:shadow-color="#777777"/>
    </style:style>
    <style:style style:name="gr27" style:family="graphic" style:parent-style-name="standard" style:list-style-name="L14">
      <style:graphic-properties draw:stroke="none" draw:fill="none" draw:fill-color="#f47a00" draw:textarea-horizontal-align="justify" draw:textarea-vertical-align="top" draw:auto-grow-height="true" fo:min-height="1.017cm" fo:min-width="1.839cm" fo:padding-top="0.13cm" fo:padding-bottom="0.13cm" fo:padding-left="0.25cm" fo:padding-right="0.25cm" fo:wrap-option="no-wrap" draw:shadow-color="#777777"/>
    </style:style>
    <style:style style:name="gr28" style:family="graphic" style:parent-style-name="standard" style:list-style-name="L13">
      <style:graphic-properties draw:stroke="none" draw:fill="none" draw:fill-color="#f47a00" draw:textarea-horizontal-align="justify" draw:textarea-vertical-align="top" draw:auto-grow-height="true" fo:min-height="1.017cm" fo:min-width="2.072cm" fo:padding-top="0.13cm" fo:padding-bottom="0.13cm" fo:padding-left="0.25cm" fo:padding-right="0.25cm" fo:wrap-option="no-wrap" draw:shadow-color="#777777"/>
    </style:style>
    <style:style style:name="gr29" style:family="graphic" style:parent-style-name="standard" style:list-style-name="L11">
      <style:graphic-properties draw:stroke="none" draw:fill="none" draw:fill-color="#f47a00" draw:textarea-horizontal-align="justify" draw:textarea-vertical-align="top" draw:auto-grow-height="true" fo:min-height="1.017cm" fo:min-width="1.602cm" fo:padding-top="0.13cm" fo:padding-bottom="0.13cm" fo:padding-left="0.25cm" fo:padding-right="0.25cm" fo:wrap-option="no-wrap" draw:shadow-color="#777777"/>
    </style:style>
    <style:style style:name="gr30" style:family="graphic" style:parent-style-name="standard" style:list-style-name="L12">
      <style:graphic-properties draw:stroke="none" draw:fill="none" draw:fill-color="#f47a00" draw:textarea-horizontal-align="justify" draw:textarea-vertical-align="top" draw:auto-grow-height="true" fo:min-height="1.017cm" fo:min-width="1.738cm" fo:padding-top="0.13cm" fo:padding-bottom="0.13cm" fo:padding-left="0.25cm" fo:padding-right="0.25cm" fo:wrap-option="no-wrap" draw:shadow-color="#777777"/>
    </style:style>
    <style:style style:name="gr31" style:family="graphic" style:parent-style-name="standard" style:list-style-name="L8">
      <style:graphic-properties draw:stroke="none" draw:fill="none" draw:fill-color="#f47a00" draw:textarea-horizontal-align="justify" draw:textarea-vertical-align="top" draw:auto-grow-height="true" fo:min-height="1.017cm" fo:min-width="2.216cm" fo:padding-top="0.13cm" fo:padding-bottom="0.13cm" fo:padding-left="0.25cm" fo:padding-right="0.25cm" fo:wrap-option="no-wrap" draw:shadow-color="#777777"/>
    </style:style>
    <style:style style:name="gr32" style:family="graphic" style:parent-style-name="standard">
      <style:graphic-properties draw:stroke="none" draw:fill="none" draw:fill-color="#f47a00" draw:textarea-horizontal-align="justify" draw:textarea-vertical-align="top" draw:auto-grow-height="false" draw:fit-to-size="shrink-to-fit" fo:padding-top="0.13cm" fo:padding-bottom="0.13cm" fo:padding-left="0.25cm" fo:padding-right="0.25cm" fo:wrap-option="wrap" draw:shadow-color="#777777"/>
    </style:style>
    <style:style style:name="gr33" style:family="graphic" style:parent-style-name="standard" style:list-style-name="L14">
      <style:graphic-properties draw:stroke="none" draw:fill="none" draw:fill-color="#f47a00" draw:textarea-horizontal-align="justify" draw:textarea-vertical-align="top" draw:auto-grow-height="true" fo:min-height="1.017cm" fo:min-width="1.839cm" fo:padding-top="0.13cm" fo:padding-bottom="0.13cm" fo:padding-left="0.25cm" fo:padding-right="0.25cm" fo:wrap-option="no-wrap" draw:shadow-color="#777777"/>
    </style:style>
    <style:style style:name="gr34" style:family="graphic" style:parent-style-name="standard" style:list-style-name="L13">
      <style:graphic-properties draw:stroke="none" draw:fill="none" draw:fill-color="#f47a00" draw:textarea-horizontal-align="justify" draw:textarea-vertical-align="top" draw:auto-grow-height="true" fo:min-height="1.017cm" fo:min-width="2.072cm" fo:padding-top="0.13cm" fo:padding-bottom="0.13cm" fo:padding-left="0.25cm" fo:padding-right="0.25cm" fo:wrap-option="no-wrap" draw:shadow-color="#777777"/>
    </style:style>
    <style:style style:name="gr35" style:family="graphic" style:parent-style-name="standard" style:list-style-name="L11">
      <style:graphic-properties draw:stroke="none" draw:fill="none" draw:fill-color="#f47a00" draw:textarea-horizontal-align="justify" draw:textarea-vertical-align="top" draw:auto-grow-height="true" fo:min-height="1.017cm" fo:min-width="1.602cm" fo:padding-top="0.13cm" fo:padding-bottom="0.13cm" fo:padding-left="0.25cm" fo:padding-right="0.25cm" fo:wrap-option="no-wrap" draw:shadow-color="#777777"/>
    </style:style>
    <style:style style:name="gr36" style:family="graphic" style:parent-style-name="standard" style:list-style-name="L12">
      <style:graphic-properties draw:stroke="none" draw:fill="none" draw:fill-color="#f47a00" draw:textarea-horizontal-align="justify" draw:textarea-vertical-align="top" draw:auto-grow-height="true" fo:min-height="1.017cm" fo:min-width="1.738cm" fo:padding-top="0.13cm" fo:padding-bottom="0.13cm" fo:padding-left="0.25cm" fo:padding-right="0.25cm" fo:wrap-option="no-wrap" draw:shadow-color="#777777"/>
    </style:style>
    <style:style style:name="gr37" style:family="graphic" style:parent-style-name="standard" style:list-style-name="L8">
      <style:graphic-properties draw:stroke="none" draw:fill="none" draw:fill-color="#f47a00" draw:textarea-horizontal-align="justify" draw:textarea-vertical-align="top" draw:auto-grow-height="true" fo:min-height="1.017cm" fo:min-width="2.216cm" fo:padding-top="0.13cm" fo:padding-bottom="0.13cm" fo:padding-left="0.25cm" fo:padding-right="0.25cm" fo:wrap-option="no-wrap" draw:shadow-color="#777777"/>
    </style:style>
    <style:style style:name="gr38" style:family="graphic" style:parent-style-name="standard" style:list-style-name="L14">
      <style:graphic-properties draw:stroke="none" draw:fill="none" draw:fill-color="#f47a00" draw:textarea-horizontal-align="justify" draw:textarea-vertical-align="top" draw:auto-grow-height="true" fo:min-height="1.017cm" fo:min-width="1.839cm" fo:padding-top="0.13cm" fo:padding-bottom="0.13cm" fo:padding-left="0.25cm" fo:padding-right="0.25cm" fo:wrap-option="no-wrap" draw:shadow-color="#777777"/>
    </style:style>
    <style:style style:name="gr39" style:family="graphic" style:parent-style-name="standard" style:list-style-name="L13">
      <style:graphic-properties draw:stroke="none" draw:fill="none" draw:fill-color="#f47a00" draw:textarea-horizontal-align="justify" draw:textarea-vertical-align="top" draw:auto-grow-height="true" fo:min-height="1.017cm" fo:min-width="2.072cm" fo:padding-top="0.13cm" fo:padding-bottom="0.13cm" fo:padding-left="0.25cm" fo:padding-right="0.25cm" fo:wrap-option="no-wrap" draw:shadow-color="#777777"/>
    </style:style>
    <style:style style:name="gr40" style:family="graphic" style:parent-style-name="standard" style:list-style-name="L11">
      <style:graphic-properties draw:stroke="none" draw:fill="none" draw:fill-color="#f47a00" draw:textarea-horizontal-align="justify" draw:textarea-vertical-align="top" draw:auto-grow-height="true" fo:min-height="1.017cm" fo:min-width="1.602cm" fo:padding-top="0.13cm" fo:padding-bottom="0.13cm" fo:padding-left="0.25cm" fo:padding-right="0.25cm" fo:wrap-option="no-wrap" draw:shadow-color="#777777"/>
    </style:style>
    <style:style style:name="gr41" style:family="graphic" style:parent-style-name="standard" style:list-style-name="L12">
      <style:graphic-properties draw:stroke="none" draw:fill="none" draw:fill-color="#f47a00" draw:textarea-horizontal-align="justify" draw:textarea-vertical-align="top" draw:auto-grow-height="true" fo:min-height="1.017cm" fo:min-width="1.738cm" fo:padding-top="0.13cm" fo:padding-bottom="0.13cm" fo:padding-left="0.25cm" fo:padding-right="0.25cm" fo:wrap-option="no-wrap" draw:shadow-color="#777777"/>
    </style:style>
    <style:style style:name="gr42" style:family="graphic" style:parent-style-name="standard" style:list-style-name="L8">
      <style:graphic-properties draw:stroke="none" draw:fill="none" draw:fill-color="#f47a00" draw:textarea-horizontal-align="justify" draw:textarea-vertical-align="top" draw:auto-grow-height="true" fo:min-height="1.017cm" fo:min-width="2.216cm" fo:padding-top="0.13cm" fo:padding-bottom="0.13cm" fo:padding-left="0.25cm" fo:padding-right="0.25cm" fo:wrap-option="no-wrap" draw:shadow-color="#777777"/>
    </style:style>
    <style:style style:name="gr43" style:family="graphic" style:parent-style-name="standard" style:list-style-name="L14">
      <style:graphic-properties draw:stroke="none" draw:fill="none" draw:fill-color="#f47a00" draw:textarea-horizontal-align="justify" draw:textarea-vertical-align="top" draw:auto-grow-height="true" fo:min-height="1.017cm" fo:min-width="1.839cm" fo:padding-top="0.13cm" fo:padding-bottom="0.13cm" fo:padding-left="0.25cm" fo:padding-right="0.25cm" fo:wrap-option="no-wrap" draw:shadow-color="#777777"/>
    </style:style>
    <style:style style:name="gr44" style:family="graphic" style:parent-style-name="standard" style:list-style-name="L13">
      <style:graphic-properties draw:stroke="none" draw:fill="none" draw:fill-color="#f47a00" draw:textarea-horizontal-align="justify" draw:textarea-vertical-align="top" draw:auto-grow-height="true" fo:min-height="1.017cm" fo:min-width="2.072cm" fo:padding-top="0.13cm" fo:padding-bottom="0.13cm" fo:padding-left="0.25cm" fo:padding-right="0.25cm" fo:wrap-option="no-wrap" draw:shadow-color="#777777"/>
    </style:style>
    <style:style style:name="gr45" style:family="graphic" style:parent-style-name="standard" style:list-style-name="L11">
      <style:graphic-properties draw:stroke="none" draw:fill="none" draw:fill-color="#f47a00" draw:textarea-horizontal-align="justify" draw:textarea-vertical-align="top" draw:auto-grow-height="true" fo:min-height="1.017cm" fo:min-width="1.602cm" fo:padding-top="0.13cm" fo:padding-bottom="0.13cm" fo:padding-left="0.25cm" fo:padding-right="0.25cm" fo:wrap-option="no-wrap" draw:shadow-color="#777777"/>
    </style:style>
    <style:style style:name="gr46" style:family="graphic" style:parent-style-name="standard" style:list-style-name="L12">
      <style:graphic-properties draw:stroke="none" draw:fill="none" draw:fill-color="#f47a00" draw:textarea-horizontal-align="justify" draw:textarea-vertical-align="top" draw:auto-grow-height="true" fo:min-height="1.017cm" fo:min-width="1.738cm" fo:padding-top="0.13cm" fo:padding-bottom="0.13cm" fo:padding-left="0.25cm" fo:padding-right="0.25cm" fo:wrap-option="no-wrap" draw:shadow-color="#777777"/>
    </style:style>
    <style:style style:name="gr47" style:family="graphic" style:parent-style-name="standard" style:list-style-name="L8">
      <style:graphic-properties draw:stroke="none" draw:fill="none" draw:fill-color="#f47a00" draw:textarea-horizontal-align="justify" draw:textarea-vertical-align="top" draw:auto-grow-height="true" fo:min-height="1.017cm" fo:min-width="2.216cm" fo:padding-top="0.13cm" fo:padding-bottom="0.13cm" fo:padding-left="0.25cm" fo:padding-right="0.25cm" fo:wrap-option="no-wrap" draw:shadow-color="#777777"/>
    </style:style>
    <style:style style:name="gr48" style:family="graphic" style:parent-style-name="standard" style:list-style-name="L14">
      <style:graphic-properties draw:stroke="none" draw:fill="none" draw:fill-color="#f47a00" draw:textarea-horizontal-align="justify" draw:textarea-vertical-align="top" draw:auto-grow-height="true" fo:min-height="1.017cm" fo:min-width="1.839cm" fo:padding-top="0.13cm" fo:padding-bottom="0.13cm" fo:padding-left="0.25cm" fo:padding-right="0.25cm" fo:wrap-option="no-wrap" draw:shadow-color="#777777"/>
    </style:style>
    <style:style style:name="gr49" style:family="graphic" style:parent-style-name="standard" style:list-style-name="L13">
      <style:graphic-properties draw:stroke="none" draw:fill="none" draw:fill-color="#f47a00" draw:textarea-horizontal-align="justify" draw:textarea-vertical-align="top" draw:auto-grow-height="true" fo:min-height="1.017cm" fo:min-width="2.072cm" fo:padding-top="0.13cm" fo:padding-bottom="0.13cm" fo:padding-left="0.25cm" fo:padding-right="0.25cm" fo:wrap-option="no-wrap" draw:shadow-color="#777777"/>
    </style:style>
    <style:style style:name="gr50" style:family="graphic" style:parent-style-name="standard" style:list-style-name="L11">
      <style:graphic-properties draw:stroke="none" draw:fill="none" draw:fill-color="#f47a00" draw:textarea-horizontal-align="justify" draw:textarea-vertical-align="top" draw:auto-grow-height="true" fo:min-height="1.017cm" fo:min-width="1.602cm" fo:padding-top="0.13cm" fo:padding-bottom="0.13cm" fo:padding-left="0.25cm" fo:padding-right="0.25cm" fo:wrap-option="no-wrap" draw:shadow-color="#777777"/>
    </style:style>
    <style:style style:name="gr51" style:family="graphic" style:parent-style-name="standard" style:list-style-name="L12">
      <style:graphic-properties draw:stroke="none" draw:fill="none" draw:fill-color="#f47a00" draw:textarea-horizontal-align="justify" draw:textarea-vertical-align="top" draw:auto-grow-height="true" fo:min-height="1.017cm" fo:min-width="1.738cm" fo:padding-top="0.13cm" fo:padding-bottom="0.13cm" fo:padding-left="0.25cm" fo:padding-right="0.25cm" fo:wrap-option="no-wrap" draw:shadow-color="#777777"/>
    </style:style>
    <style:style style:name="gr52" style:family="graphic" style:parent-style-name="standard" style:list-style-name="L8">
      <style:graphic-properties draw:stroke="none" draw:fill="none" draw:fill-color="#f47a00" draw:textarea-horizontal-align="justify" draw:textarea-vertical-align="top" draw:auto-grow-height="true" fo:min-height="1.017cm" fo:min-width="2.216cm" fo:padding-top="0.13cm" fo:padding-bottom="0.13cm" fo:padding-left="0.25cm" fo:padding-right="0.25cm" fo:wrap-option="no-wrap" draw:shadow-color="#777777"/>
    </style:style>
    <style:style style:name="gr53" style:family="graphic" style:parent-style-name="standard" style:list-style-name="L14">
      <style:graphic-properties draw:stroke="none" draw:fill="none" draw:fill-color="#f47a00" draw:textarea-horizontal-align="justify" draw:textarea-vertical-align="top" draw:auto-grow-height="true" fo:min-height="1.017cm" fo:min-width="1.839cm" fo:padding-top="0.13cm" fo:padding-bottom="0.13cm" fo:padding-left="0.25cm" fo:padding-right="0.25cm" fo:wrap-option="no-wrap" draw:shadow-color="#777777"/>
    </style:style>
    <style:style style:name="gr54" style:family="graphic" style:parent-style-name="standard" style:list-style-name="L13">
      <style:graphic-properties draw:stroke="none" draw:fill="none" draw:fill-color="#f47a00" draw:textarea-horizontal-align="justify" draw:textarea-vertical-align="top" draw:auto-grow-height="true" fo:min-height="1.017cm" fo:min-width="2.072cm" fo:padding-top="0.13cm" fo:padding-bottom="0.13cm" fo:padding-left="0.25cm" fo:padding-right="0.25cm" fo:wrap-option="no-wrap" draw:shadow-color="#777777"/>
    </style:style>
    <style:style style:name="gr55" style:family="graphic" style:parent-style-name="standard" style:list-style-name="L11">
      <style:graphic-properties draw:stroke="none" draw:fill="none" draw:fill-color="#f47a00" draw:textarea-horizontal-align="justify" draw:textarea-vertical-align="top" draw:auto-grow-height="true" fo:min-height="1.017cm" fo:min-width="1.602cm" fo:padding-top="0.13cm" fo:padding-bottom="0.13cm" fo:padding-left="0.25cm" fo:padding-right="0.25cm" fo:wrap-option="no-wrap" draw:shadow-color="#777777"/>
    </style:style>
    <style:style style:name="gr56" style:family="graphic" style:parent-style-name="standard" style:list-style-name="L12">
      <style:graphic-properties draw:stroke="none" draw:fill="none" draw:fill-color="#f47a00" draw:textarea-horizontal-align="justify" draw:textarea-vertical-align="top" draw:auto-grow-height="true" fo:min-height="1.017cm" fo:min-width="1.738cm" fo:padding-top="0.13cm" fo:padding-bottom="0.13cm" fo:padding-left="0.25cm" fo:padding-right="0.25cm" fo:wrap-option="no-wrap" draw:shadow-color="#777777"/>
    </style:style>
    <style:style style:name="gr57" style:family="graphic" style:parent-style-name="standard" style:list-style-name="L8">
      <style:graphic-properties draw:stroke="none" draw:fill="none" draw:fill-color="#f47a00" draw:textarea-horizontal-align="justify" draw:textarea-vertical-align="top" draw:auto-grow-height="true" fo:min-height="1.017cm" fo:min-width="2.216cm" fo:padding-top="0.13cm" fo:padding-bottom="0.13cm" fo:padding-left="0.25cm" fo:padding-right="0.25cm" fo:wrap-option="no-wrap" draw:shadow-color="#777777"/>
    </style:style>
    <style:style style:name="gr58" style:family="graphic" style:parent-style-name="standard" style:list-style-name="L14">
      <style:graphic-properties draw:stroke="none" draw:fill="none" draw:fill-color="#f47a00" draw:textarea-horizontal-align="justify" draw:textarea-vertical-align="top" draw:auto-grow-height="true" fo:min-height="1.017cm" fo:min-width="1.839cm" fo:padding-top="0.13cm" fo:padding-bottom="0.13cm" fo:padding-left="0.25cm" fo:padding-right="0.25cm" fo:wrap-option="no-wrap" draw:shadow-color="#777777"/>
    </style:style>
    <style:style style:name="gr59" style:family="graphic" style:parent-style-name="standard" style:list-style-name="L13">
      <style:graphic-properties draw:stroke="none" draw:fill="none" draw:fill-color="#f47a00" draw:textarea-horizontal-align="justify" draw:textarea-vertical-align="top" draw:auto-grow-height="true" fo:min-height="1.017cm" fo:min-width="2.072cm" fo:padding-top="0.13cm" fo:padding-bottom="0.13cm" fo:padding-left="0.25cm" fo:padding-right="0.25cm" fo:wrap-option="no-wrap" draw:shadow-color="#777777"/>
    </style:style>
    <style:style style:name="gr60" style:family="graphic" style:parent-style-name="standard" style:list-style-name="L11">
      <style:graphic-properties draw:stroke="none" draw:fill="none" draw:fill-color="#f47a00" draw:textarea-horizontal-align="justify" draw:textarea-vertical-align="top" draw:auto-grow-height="true" fo:min-height="1.017cm" fo:min-width="1.602cm" fo:padding-top="0.13cm" fo:padding-bottom="0.13cm" fo:padding-left="0.25cm" fo:padding-right="0.25cm" fo:wrap-option="no-wrap" draw:shadow-color="#777777"/>
    </style:style>
    <style:style style:name="gr61" style:family="graphic" style:parent-style-name="standard" style:list-style-name="L12">
      <style:graphic-properties draw:stroke="none" draw:fill="none" draw:fill-color="#f47a00" draw:textarea-horizontal-align="justify" draw:textarea-vertical-align="top" draw:auto-grow-height="true" fo:min-height="1.017cm" fo:min-width="1.738cm" fo:padding-top="0.13cm" fo:padding-bottom="0.13cm" fo:padding-left="0.25cm" fo:padding-right="0.25cm" fo:wrap-option="no-wrap" draw:shadow-color="#777777"/>
    </style:style>
    <style:style style:name="gr62" style:family="graphic" style:parent-style-name="standard" style:list-style-name="L8">
      <style:graphic-properties draw:stroke="none" draw:fill="none" draw:fill-color="#f47a00" draw:textarea-horizontal-align="justify" draw:textarea-vertical-align="top" draw:auto-grow-height="true" fo:min-height="1.017cm" fo:min-width="2.216cm" fo:padding-top="0.13cm" fo:padding-bottom="0.13cm" fo:padding-left="0.25cm" fo:padding-right="0.25cm" fo:wrap-option="no-wrap" draw:shadow-color="#777777"/>
    </style:style>
    <style:style style:name="gr63" style:family="graphic" style:parent-style-name="standard" style:list-style-name="L14">
      <style:graphic-properties draw:stroke="none" draw:fill="none" draw:fill-color="#f47a00" draw:textarea-horizontal-align="justify" draw:textarea-vertical-align="top" draw:auto-grow-height="true" fo:min-height="1.017cm" fo:min-width="1.839cm" fo:padding-top="0.13cm" fo:padding-bottom="0.13cm" fo:padding-left="0.25cm" fo:padding-right="0.25cm" fo:wrap-option="no-wrap" draw:shadow-color="#777777"/>
    </style:style>
    <style:style style:name="gr64" style:family="graphic" style:parent-style-name="standard" style:list-style-name="L13">
      <style:graphic-properties draw:stroke="none" draw:fill="none" draw:fill-color="#f47a00" draw:textarea-horizontal-align="justify" draw:textarea-vertical-align="top" draw:auto-grow-height="true" fo:min-height="1.017cm" fo:min-width="2.072cm" fo:padding-top="0.13cm" fo:padding-bottom="0.13cm" fo:padding-left="0.25cm" fo:padding-right="0.25cm" fo:wrap-option="no-wrap" draw:shadow-color="#777777"/>
    </style:style>
    <style:style style:name="gr65" style:family="graphic" style:parent-style-name="standard" style:list-style-name="L11">
      <style:graphic-properties draw:stroke="none" draw:fill="none" draw:fill-color="#f47a00" draw:textarea-horizontal-align="justify" draw:textarea-vertical-align="top" draw:auto-grow-height="true" fo:min-height="1.017cm" fo:min-width="1.602cm" fo:padding-top="0.13cm" fo:padding-bottom="0.13cm" fo:padding-left="0.25cm" fo:padding-right="0.25cm" fo:wrap-option="no-wrap" draw:shadow-color="#777777"/>
    </style:style>
    <style:style style:name="gr66" style:family="graphic" style:parent-style-name="standard" style:list-style-name="L12">
      <style:graphic-properties draw:stroke="none" draw:fill="none" draw:fill-color="#f47a00" draw:textarea-horizontal-align="justify" draw:textarea-vertical-align="top" draw:auto-grow-height="true" fo:min-height="1.017cm" fo:min-width="1.738cm" fo:padding-top="0.13cm" fo:padding-bottom="0.13cm" fo:padding-left="0.25cm" fo:padding-right="0.25cm" fo:wrap-option="no-wrap" draw:shadow-color="#777777"/>
    </style:style>
    <style:style style:name="gr67" style:family="graphic" style:parent-style-name="standard" style:list-style-name="L8">
      <style:graphic-properties draw:stroke="none" draw:fill="none" draw:fill-color="#f47a00" draw:textarea-horizontal-align="justify" draw:textarea-vertical-align="top" draw:auto-grow-height="true" fo:min-height="1.017cm" fo:min-width="2.216cm" fo:padding-top="0.13cm" fo:padding-bottom="0.13cm" fo:padding-left="0.25cm" fo:padding-right="0.25cm" fo:wrap-option="no-wrap" draw:shadow-color="#777777"/>
    </style:style>
    <style:style style:name="gr68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69" style:family="graphic" style:parent-style-name="standard">
      <style:graphic-properties draw:stroke="solid" svg:stroke-width="0.026cm" svg:stroke-color="#000000" draw:stroke-linejoin="miter" draw:fill="solid" draw:fill-color="#ccff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7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71" style:family="graphic" style:parent-style-name="standard">
      <style:graphic-properties draw:stroke="solid" svg:stroke-width="0.026cm" svg:stroke-color="#000000" draw:stroke-linejoin="miter" draw:fill="solid" draw:fill-color="#f47a00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72" style:family="graphic" style:parent-style-name="standard">
      <style:graphic-properties draw:stroke="none" draw:fill="none" draw:fill-color="#f47a00" draw:textarea-horizontal-align="justify" draw:textarea-vertical-align="top" draw:auto-grow-height="true" fo:min-height="0.763cm" fo:min-width="1.543cm" fo:padding-top="0.13cm" fo:padding-bottom="0.13cm" fo:padding-left="0.25cm" fo:padding-right="0.25cm" fo:wrap-option="no-wrap" draw:shadow-color="#777777"/>
    </style:style>
    <style:style style:name="gr73" style:family="graphic" style:parent-style-name="standard">
      <style:graphic-properties draw:stroke="none" draw:fill="none" draw:fill-color="#f47a00" draw:textarea-horizontal-align="justify" draw:textarea-vertical-align="top" draw:auto-grow-height="true" fo:min-height="0.763cm" fo:min-width="1.272cm" fo:padding-top="0.13cm" fo:padding-bottom="0.13cm" fo:padding-left="0.25cm" fo:padding-right="0.25cm" fo:wrap-option="no-wrap" draw:shadow-color="#777777"/>
    </style:style>
    <style:style style:name="gr74" style:family="graphic" style:parent-style-name="standard">
      <style:graphic-properties draw:stroke="none" draw:fill="none" draw:fill-color="#f47a00" draw:textarea-horizontal-align="justify" draw:textarea-vertical-align="top" draw:auto-grow-height="true" fo:min-height="0.763cm" fo:min-width="1.297cm" fo:padding-top="0.13cm" fo:padding-bottom="0.13cm" fo:padding-left="0.25cm" fo:padding-right="0.25cm" fo:wrap-option="no-wrap" draw:shadow-color="#777777"/>
    </style:style>
    <style:style style:name="gr75" style:family="graphic" style:parent-style-name="standard">
      <style:graphic-properties draw:stroke="none" draw:fill="none" draw:fill-color="#f47a00" draw:textarea-horizontal-align="justify" draw:textarea-vertical-align="top" draw:auto-grow-height="true" fo:min-height="0.763cm" fo:min-width="1.471cm" fo:padding-top="0.13cm" fo:padding-bottom="0.13cm" fo:padding-left="0.25cm" fo:padding-right="0.25cm" fo:wrap-option="no-wrap" draw:shadow-color="#777777"/>
    </style:style>
    <style:style style:name="gr76" style:family="graphic" style:parent-style-name="standard">
      <style:graphic-properties draw:stroke="solid" svg:stroke-width="0.071cm" svg:stroke-color="#000000" draw:stroke-linejoin="miter" draw:fill="none" draw:fill-color="#f47a00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77" style:family="graphic" style:parent-style-name="standard">
      <style:graphic-properties draw:stroke="solid" svg:stroke-width="0.026cm" svg:stroke-color="#000000" draw:stroke-linejoin="miter" draw:fill="none" draw:fill-color="#f47a00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78" style:family="graphic" style:parent-style-name="standard" style:list-style-name="L19">
      <style:graphic-properties draw:stroke="none" draw:fill="none" draw:fill-color="#f47a00" draw:textarea-horizontal-align="justify" draw:textarea-vertical-align="top" draw:auto-grow-height="true" fo:min-height="3.565cm" fo:padding-top="0.13cm" fo:padding-bottom="0.13cm" fo:padding-left="0.25cm" fo:padding-right="0.25cm" fo:wrap-option="wrap" draw:shadow-color="#777777"/>
    </style:style>
    <style:style style:name="gr7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80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pr1" style:family="presentation" style:parent-style-name="Başlık1-title">
      <style:graphic-properties draw:stroke="none" draw:fill="none" draw:fill-color="#f47a00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777777"/>
    </style:style>
    <style:style style:name="pr2" style:family="presentation" style:parent-style-name="Başlık1-notes">
      <style:graphic-properties draw:stroke="none" draw:fill="none" draw:fill-color="#00cc99" draw:auto-grow-height="true" fo:min-height="11.798cm" draw:shadow-color="#808080"/>
    </style:style>
    <style:style style:name="pr3" style:family="presentation" style:parent-style-name="Varsayılan-title">
      <style:graphic-properties draw:stroke="none" draw:fill="none" draw:fill-color="#f47a00" draw:textarea-horizontal-align="justify" draw:textarea-vertical-align="middle" draw:auto-grow-height="true" draw:auto-grow-width="false" fo:min-height="1.646cm" fo:min-width="0cm" fo:padding-top="0.13cm" fo:padding-bottom="0.13cm" fo:padding-left="0.25cm" fo:padding-right="0.25cm" fo:wrap-option="wrap" draw:shadow-color="#777777"/>
    </style:style>
    <style:style style:name="pr4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14.981cm" fo:min-width="0cm" fo:padding-top="0.13cm" fo:padding-bottom="0.13cm" fo:padding-left="0.25cm" fo:padding-right="0.25cm" fo:wrap-option="wrap" draw:shadow-color="#777777"/>
    </style:style>
    <style:style style:name="pr5" style:family="presentation" style:parent-style-name="Varsayılan-notes">
      <style:graphic-properties draw:stroke="none" draw:fill="none" draw:fill-color="#00cc99" draw:auto-grow-height="true" fo:min-height="11.798cm" draw:shadow-color="#808080"/>
    </style:style>
    <style:style style:name="pr6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11.171cm" fo:min-width="0cm" fo:padding-top="0.13cm" fo:padding-bottom="0.13cm" fo:padding-left="0.25cm" fo:padding-right="0.25cm" fo:wrap-option="wrap" draw:shadow-color="#777777"/>
    </style:style>
    <style:style style:name="pr7" style:family="presentation" style:parent-style-name="Varsayılan-notes">
      <style:graphic-properties draw:fill-color="#ffffff" fo:min-height="11.798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0.529cm" fo:margin-bottom="0cm" fo:text-indent="0cm"/>
    </style:style>
    <style:style style:name="P5" style:family="paragraph">
      <style:paragraph-properties fo:margin-left="0cm" fo:margin-right="0cm" fo:margin-top="0.088cm" fo:margin-bottom="0cm" fo:text-indent="0cm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cm" fo:margin-right="0cm" fo:margin-top="0.617cm" fo:margin-bottom="0cm" fo:text-indent="0cm"/>
    </style:style>
    <style:style style:name="P8" style:family="paragraph">
      <style:paragraph-properties fo:margin-left="0cm" fo:margin-right="0cm" fo:line-height="100%" fo:text-align="center" fo:text-indent="0cm"/>
    </style:style>
    <style:style style:name="P9" style:family="paragraph">
      <style:paragraph-properties fo:margin-left="0cm" fo:margin-right="0cm" fo:line-height="100%" fo:text-indent="0cm"/>
    </style:style>
    <style:style style:name="P10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P11" style:family="paragraph">
      <style:paragraph-properties fo:margin-left="0cm" fo:margin-right="0cm" fo:line-height="100%" fo:text-indent="0cm" style:writing-mode="lr-tb" style:font-independent-line-spacing="true"/>
    </style:style>
    <style:style style:name="P12" style:family="paragraph">
      <style:paragraph-properties fo:margin-left="0.621cm" fo:margin-right="0cm" fo:margin-top="0cm" fo:margin-bottom="0cm" fo:line-height="100%" fo:text-indent="-0.621cm" style:punctuation-wrap="simple" style:line-break="normal"/>
    </style:style>
    <style:style style:name="P13" style:family="paragraph">
      <style:paragraph-properties fo:margin-left="0.621cm" fo:margin-right="0cm" fo:margin-top="0.44cm" fo:margin-bottom="0cm" fo:line-height="100%" fo:text-indent="-0.621cm">
        <style:tab-stops>
          <style:tab-stop style:position="0cm"/>
          <style:tab-stop style:position="1.918cm"/>
          <style:tab-stop style:position="4.458cm"/>
          <style:tab-stop style:position="6.998cm"/>
          <style:tab-stop style:position="9.538cm"/>
          <style:tab-stop style:position="12.078cm"/>
          <style:tab-stop style:position="14.618cm"/>
          <style:tab-stop style:position="17.158cm"/>
          <style:tab-stop style:position="19.698cm"/>
          <style:tab-stop style:position="22.238cm"/>
          <style:tab-stop style:position="24.778cm"/>
          <style:tab-stop style:position="27.318cm"/>
        </style:tab-stops>
      </style:paragraph-properties>
    </style:style>
    <style:style style:name="P14" style:family="paragraph">
      <style:paragraph-properties fo:margin-left="0.621cm" fo:margin-right="0cm" fo:margin-top="0.44cm" fo:margin-bottom="0cm" fo:text-indent="-0.621cm">
        <style:tab-stops>
          <style:tab-stop style:position="0cm"/>
          <style:tab-stop style:position="1.918cm"/>
          <style:tab-stop style:position="4.458cm"/>
          <style:tab-stop style:position="6.998cm"/>
          <style:tab-stop style:position="9.538cm"/>
          <style:tab-stop style:position="12.078cm"/>
          <style:tab-stop style:position="14.618cm"/>
          <style:tab-stop style:position="17.158cm"/>
          <style:tab-stop style:position="19.698cm"/>
          <style:tab-stop style:position="22.238cm"/>
          <style:tab-stop style:position="24.778cm"/>
          <style:tab-stop style:position="27.318cm"/>
        </style:tab-stops>
      </style:paragraph-properties>
    </style:style>
    <style:style style:name="P15" style:family="paragraph">
      <style:paragraph-properties fo:margin-left="0.621cm" fo:margin-right="0cm" fo:margin-top="0.44cm" fo:margin-bottom="0cm" fo:text-indent="-0.621cm"/>
    </style:style>
    <style:style style:name="P16" style:family="paragraph">
      <style:paragraph-properties fo:margin-left="1.565cm" fo:margin-right="0cm" fo:margin-top="0.088cm" fo:margin-bottom="0cm" fo:text-indent="-0.622cm"/>
    </style:style>
    <style:style style:name="P17" style:family="paragraph">
      <style:paragraph-properties fo:margin-left="0cm" fo:margin-right="0cm" fo:line-height="50%" fo:text-align="center" fo:text-indent="0cm"/>
    </style:style>
    <style:style style:name="P18" style:family="paragraph">
      <style:paragraph-properties fo:margin-left="1.27cm" fo:margin-right="0cm" fo:margin-top="0.088cm" fo:margin-bottom="0cm" fo:line-height="100%" fo:text-align="start" fo:text-indent="0cm" style:punctuation-wrap="simple" style:line-break="normal" style:writing-mode="lr-tb"/>
    </style:style>
    <style:style style:name="P19" style:family="paragraph">
      <style:paragraph-properties fo:margin-left="1.27cm" fo:margin-right="0cm" fo:margin-top="0.088cm" fo:margin-bottom="0cm" fo:line-height="100%" fo:text-align="start" fo:text-indent="0cm" style:punctuation-wrap="simple" style:line-break="normal" style:writing-mode="lr-tb" style:font-independent-line-spacing="true"/>
    </style:style>
    <style:style style:name="P20" style:family="paragraph">
      <style:paragraph-properties fo:margin-left="0cm" fo:margin-right="0cm" fo:margin-top="0.529cm" fo:margin-bottom="0cm" fo:line-height="90%" fo:text-indent="0cm"/>
    </style:style>
    <style:style style:name="P21" style:family="paragraph">
      <style:paragraph-properties fo:margin-left="0cm" fo:margin-right="0cm" fo:margin-top="0.088cm" fo:margin-bottom="0cm" fo:line-height="90%" fo:text-indent="0cm"/>
    </style:style>
    <style:style style:name="P22" style:family="paragraph">
      <style:paragraph-properties fo:margin-left="0cm" fo:margin-right="0cm" fo:margin-top="0.529cm" fo:margin-bottom="0cm" fo:line-height="100%" fo:text-indent="0cm"/>
    </style:style>
    <style:style style:name="P23" style:family="paragraph">
      <style:paragraph-properties fo:margin-left="1.565cm" fo:margin-right="0cm" fo:margin-top="0.088cm" fo:margin-bottom="0cm" fo:line-height="100%" fo:text-indent="-0.622cm">
        <style:tab-stops>
          <style:tab-stop style:position="0cm"/>
          <style:tab-stop style:position="0.974cm"/>
          <style:tab-stop style:position="3.514cm"/>
          <style:tab-stop style:position="6.054cm"/>
          <style:tab-stop style:position="8.594cm"/>
          <style:tab-stop style:position="11.134cm"/>
          <style:tab-stop style:position="13.674cm"/>
          <style:tab-stop style:position="16.214cm"/>
          <style:tab-stop style:position="18.754cm"/>
          <style:tab-stop style:position="21.294cm"/>
          <style:tab-stop style:position="23.834cm"/>
          <style:tab-stop style:position="26.374cm"/>
        </style:tab-stops>
      </style:paragraph-properties>
    </style:style>
    <style:style style:name="P24" style:family="paragraph">
      <style:paragraph-properties fo:margin-left="0.621cm" fo:margin-right="0cm" fo:margin-top="0.44cm" fo:margin-bottom="0cm" fo:line-height="100%" fo:text-indent="-0.621cm" style:punctuation-wrap="simple" style:line-break="normal"/>
    </style:style>
    <style:style style:name="P25" style:family="paragraph">
      <style:paragraph-properties fo:margin-left="0.621cm" fo:margin-right="0cm" fo:margin-top="0cm" fo:margin-bottom="0cm" fo:line-height="80%" fo:text-indent="-0.621cm" style:punctuation-wrap="simple" style:line-break="normal"/>
    </style:style>
    <style:style style:name="P26" style:family="paragraph">
      <style:paragraph-properties fo:margin-left="0.621cm" fo:margin-right="0cm" fo:margin-top="0cm" fo:margin-bottom="0cm" fo:line-height="120%" fo:text-indent="-0.621cm" style:punctuation-wrap="simple" style:line-break="normal"/>
    </style:style>
    <style:style style:name="P27" style:family="paragraph">
      <style:paragraph-properties fo:margin-left="0.621cm" fo:margin-right="0cm" fo:margin-top="0.44cm" fo:margin-bottom="0cm" fo:line-height="130%" fo:text-indent="-0.621cm" style:punctuation-wrap="simple" style:line-break="normal"/>
    </style:style>
    <style:style style:name="P28" style:family="paragraph">
      <style:paragraph-properties fo:margin-left="0.621cm" fo:margin-right="0cm" fo:margin-top="0.44cm" fo:margin-bottom="0cm" fo:line-height="70%" fo:text-indent="-0.621cm" style:punctuation-wrap="simple" style:line-break="normal"/>
    </style:style>
    <style:style style:name="P29" style:family="paragraph">
      <style:paragraph-properties fo:margin-left="0.621cm" fo:margin-right="0cm" fo:margin-top="0.44cm" fo:margin-bottom="0cm" fo:line-height="30%" fo:text-indent="-0.621cm" style:punctuation-wrap="simple" style:line-break="normal"/>
    </style:style>
    <style:style style:name="P30" style:family="paragraph">
      <style:paragraph-properties fo:margin-left="0.621cm" fo:margin-right="0cm" fo:margin-top="0.44cm" fo:margin-bottom="0cm" fo:line-height="50%" fo:text-indent="-0.621cm" style:punctuation-wrap="simple" style:line-break="normal"/>
    </style:style>
    <style:style style:name="P31" style:family="paragraph">
      <style:paragraph-properties fo:margin-left="0.621cm" fo:margin-right="0cm" fo:margin-top="0.44cm" fo:margin-bottom="0cm" fo:line-height="40%" fo:text-indent="-0.621cm" style:punctuation-wrap="simple" style:line-break="normal"/>
    </style:style>
    <style:style style:name="P32" style:family="paragraph">
      <style:paragraph-properties style:writing-mode="lr-tb" style:font-independent-line-spacing="true"/>
      <style:text-properties fo:font-size="28pt" style:font-size-asian="28pt" style:font-size-complex="28pt"/>
    </style:style>
    <style:style style:name="P33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T1" style:family="text">
      <style:text-properties fo:color="#0000ff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0" style:family="text">
      <style:text-properties fo:color="#000066" fo:font-family="'Courier New'" style:font-family-generic="modern" style:font-pitch="fixed" fo:font-weight="bold" style:font-weight-asian="bold" style:font-weight-complex="bold"/>
    </style:style>
    <style:style style:name="T11" style:family="text">
      <style:text-properties fo:color="#a50021" fo:font-family="Arial" style:font-family-generic="swiss" style:font-pitch="variable" fo:font-size="18pt" style:font-size-asian="18pt" style:font-size-complex="18pt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color="#000066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000066" fo:font-family="Arial" style:font-family-generic="swiss" style:font-pitch="variable" fo:font-size="20pt" style:font-size-asian="20pt" style:font-size-complex="20pt"/>
    </style:style>
    <style:style style:name="T15" style:family="text">
      <style:text-properties fo:color="#ff0000" fo:font-family="Arial" style:font-family-generic="swiss" style:font-pitch="variable" fo:font-weight="bold" style:font-weight-asian="bold" style:font-weight-complex="bold"/>
    </style:style>
    <style:style style:name="T16" style:family="text">
      <style:text-properties fo:color="#f47a00" fo:language="en" fo:country="US"/>
    </style:style>
    <style:style style:name="T17" style:family="text">
      <style:text-properties fo:font-family="'Courier New'" style:font-family-generic="modern" style:font-pitch="fixed" fo:language="en" fo:country="US" fo:font-weight="bold" style:font-weight-asian="bold" style:font-weight-complex="bold"/>
    </style:style>
    <style:style style:name="T18" style:family="text">
      <style:text-properties fo:color="#00cc00" fo:language="en" fo:country="US"/>
    </style:style>
    <style:style style:name="T19" style:family="text">
      <style:text-properties fo:color="#f47a00" fo:font-family="Arial" style:font-family-generic="swiss" style:font-pitch="variable" fo:font-weight="bold" style:font-weight-asian="bold" style:font-weight-complex="bold"/>
    </style:style>
    <style:style style:name="T20" style:family="text">
      <style:text-properties fo:color="#00cc00" fo:font-family="Arial" style:font-family-generic="swiss" style:font-pitch="variable" fo:font-weight="bold" style:font-weight-asian="bold" style:font-weight-complex="bold"/>
    </style:style>
    <style:style style:name="T21" style:family="text">
      <style:text-properties fo:color="#0000ff" fo:language="en" fo:country="US"/>
    </style:style>
    <style:style style:name="T22" style:family="text">
      <style:text-properties fo:color="#0000ff" fo:font-family="Arial" style:font-family-generic="swiss" style:font-pitch="variable" fo:font-weight="bold" style:font-weight-asian="bold" style:font-weight-complex="bold"/>
    </style:style>
    <style:style style:name="T23" style:family="text">
      <style:text-properties fo:color="#ff00ff"/>
    </style:style>
    <style:style style:name="T24" style:family="text">
      <style:text-properties fo:color="#cc0099" fo:font-family="Arial" style:font-family-generic="swiss" style:font-pitch="variable" fo:font-weight="bold" style:font-weight-asian="bold" style:font-weight-complex="bold"/>
    </style:style>
    <style:style style:name="T25" style:family="text">
      <style:text-properties fo:color="#ff0000" fo:language="en" fo:country="US"/>
    </style:style>
    <style:style style:name="T26" style:family="text">
      <style:text-properties fo:color="#000000" fo:language="en" fo:country="US"/>
    </style:style>
    <style:style style:name="T27" style:family="text">
      <style:text-properties fo:color="#cc0099" fo:language="en" fo:country="US"/>
    </style:style>
    <style:style style:name="T28" style:family="text">
      <style:text-properties fo:color="#000000" fo:font-family="'Courier New'" style:font-family-generic="modern" style:font-pitch="fixed" fo:font-size="28pt" fo:language="en" fo:country="US" fo:font-weight="bold" style:font-size-asian="28pt" style:font-weight-asian="bold" style:font-size-complex="28pt" style:font-weight-complex="bold"/>
    </style:style>
    <style:style style:name="T29" style:family="text">
      <style:text-properties fo:color="#ff0000"/>
    </style:style>
    <style:style style:name="T30" style:family="text">
      <style:text-properties fo:color="#ff0000" fo:font-family="'Courier New'" style:font-family-generic="modern" style:font-pitch="fixed" fo:font-size="28pt" fo:language="en" fo:country="US" fo:font-weight="bold" style:font-size-asian="28pt" style:font-weight-asian="bold" style:font-size-complex="28pt" style:font-weight-complex="bold"/>
    </style:style>
    <style:style style:name="T31" style:family="text">
      <style:text-properties fo:color="#f47a00"/>
    </style:style>
    <style:style style:name="T32" style:family="text">
      <style:text-properties fo:color="#f47a00" fo:font-family="'Courier New'" style:font-family-generic="modern" style:font-pitch="fixed" fo:font-size="28pt" fo:language="en" fo:country="US" fo:font-weight="bold" style:font-size-asian="28pt" style:font-weight-asian="bold" style:font-size-complex="28pt" style:font-weight-complex="bold"/>
    </style:style>
    <style:style style:name="T33" style:family="text">
      <style:text-properties fo:color="#00cc00"/>
    </style:style>
    <style:style style:name="T34" style:family="text">
      <style:text-properties fo:color="#00cc00" fo:font-family="'Courier New'" style:font-family-generic="modern" style:font-pitch="fixed" fo:font-size="28pt" fo:language="en" fo:country="US" fo:font-weight="bold" style:font-size-asian="28pt" style:font-weight-asian="bold" style:font-size-complex="28pt" style:font-weight-complex="bold"/>
    </style:style>
    <style:style style:name="T35" style:family="text">
      <style:text-properties fo:color="#0000ff" fo:font-family="'Courier New'" style:font-family-generic="modern" style:font-pitch="fixed" fo:font-size="28pt" fo:language="en" fo:country="US" fo:font-weight="bold" style:font-size-asian="28pt" style:font-weight-asian="bold" style:font-size-complex="28pt" style:font-weight-complex="bold"/>
    </style:style>
    <style:style style:name="T36" style:family="text">
      <style:text-properties fo:color="#cc0099"/>
    </style:style>
    <style:style style:name="T37" style:family="text">
      <style:text-properties fo:color="#cc0099" fo:font-family="'Courier New'" style:font-family-generic="modern" style:font-pitch="fixed" fo:font-size="28pt" fo:language="en" fo:country="US" fo:font-weight="bold" style:font-size-asian="28pt" style:font-weight-asian="bold" style:font-size-complex="28pt" style:font-weight-complex="bold"/>
    </style:style>
    <style:style style:name="T38" style:family="text">
      <style:text-properties fo:color="#000000" fo:font-family="'Courier New'" style:font-family-generic="modern" style:font-pitch="fixed" fo:language="en" fo:country="US" fo:font-weight="bold" style:font-weight-asian="bold" style:font-weight-complex="bold"/>
    </style:style>
    <style:style style:name="T39" style:family="text">
      <style:text-properties fo:color="#f47a00" fo:font-family="'Courier New'" style:font-family-generic="modern" style:font-pitch="fixed" fo:language="en" fo:country="US" fo:font-weight="bold" style:font-weight-asian="bold" style:font-weight-complex="bold"/>
    </style:style>
    <style:style style:name="T40" style:family="text">
      <style:text-properties fo:color="#00cc00" fo:font-family="'Courier New'" style:font-family-generic="modern" style:font-pitch="fixed" fo:language="en" fo:country="US" fo:font-weight="bold" style:font-weight-asian="bold" style:font-weight-complex="bold"/>
    </style:style>
    <style:style style:name="T41" style:family="text">
      <style:text-properties fo:color="#cc0099" fo:font-family="'Courier New'" style:font-family-generic="modern" style:font-pitch="fixed" fo:language="en" fo:country="US" fo:font-weight="bold" style:font-weight-asian="bold" style:font-weight-complex="bold"/>
    </style:style>
    <style:style style:name="T42" style:family="text">
      <style:text-properties fo:color="#0000ff" fo:font-family="'Courier New'" style:font-family-generic="modern" style:font-pitch="fixed" fo:language="en" fo:country="US" fo:font-weight="bold" style:font-weight-asian="bold" style:font-weight-complex="bold"/>
    </style:style>
    <style:style style:name="T43" style:family="text">
      <style:text-properties fo:color="#000066" fo:font-family="'Courier New'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style:style style:name="T44" style:family="text">
      <style:text-properties fo:color="#000066" fo:font-family="'Courier New'" style:font-family-generic="modern" style:font-pitch="fixed" fo:font-size="20pt" fo:language="en" fo:country="US" fo:font-weight="normal" style:font-size-asian="20pt" style:font-weight-asian="normal" style:font-size-complex="20pt" style:font-weight-complex="normal"/>
    </style:style>
    <style:style style:name="T45" style:family="text">
      <style:text-properties fo:color="#000066" fo:font-family="Arial" style:font-family-generic="swiss" style:font-pitch="variable" fo:font-size="20pt" fo:language="en" fo:country="US" fo:font-weight="normal" style:font-size-asian="20pt" style:font-weight-asian="normal" style:font-size-complex="20pt" style:font-weight-complex="normal"/>
    </style:style>
    <style:style style:name="T46" style:family="text">
      <style:text-properties fo:color="#a50021" fo:font-family="Arial" style:font-family-generic="swiss" style:font-pitch="variable" fo:font-size="20pt" style:font-size-asian="20pt" style:font-size-complex="20pt"/>
    </style:style>
    <style:style style:name="T47" style:family="text">
      <style:text-properties fo:font-family="Arial" style:font-family-generic="swiss" style:font-pitch="variable" fo:font-size="18pt" style:font-size-asian="18pt" style:font-size-complex="18pt"/>
    </style:style>
    <style:style style:name="T48" style:family="text">
      <style:text-properties fo:font-family="'Courier New'" style:font-family-generic="modern" style:font-pitch="fixed" fo:font-size="96pt" style:font-size-asian="96pt" style:font-size-complex="96pt"/>
    </style:style>
    <style:style style:name="T49" style:family="text">
      <style:text-properties fo:font-family="Arial" style:font-family-generic="swiss" style:font-pitch="variable"/>
    </style:style>
    <style:style style:name="T50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51" style:family="text">
      <style:text-properties fo:font-family="Arial" style:font-family-generic="swiss" style:font-pitch="variable"/>
    </style:style>
    <style:style style:name="T52" style:family="text">
      <style:text-properties fo:font-family="Symbol" style:font-family-generic="roman" style:font-pitch="variable" style:font-charset="x-symbol" fo:language="en" fo:country="US"/>
    </style:style>
    <style:style style:name="T53" style:family="text">
      <style:text-properties fo:font-family="Helvetica" style:font-family-generic="swiss" style:font-pitch="variable" fo:font-style="italic" style:font-style-asian="italic" style:font-style-complex="italic"/>
    </style:style>
    <style:style style:name="T54" style:family="text">
      <style:text-properties fo:font-family="Helvetica" style:font-family-generic="swiss" style:font-pitch="variable"/>
    </style:style>
    <style:style style:name="T55" style:family="text">
      <style:text-properties fo:font-family="Helvetica" style:font-family-generic="swiss" style:font-pitch="variable" fo:font-size="18pt" style:font-size-asian="18pt" style:font-size-complex="18pt"/>
    </style:style>
    <style:style style:name="T56" style:family="text"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57" style:family="text">
      <style:text-properties fo:color="#000066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58" style:family="text">
      <style:text-properties fo:font-family="helvetica" style:font-family-generic="swiss" fo:language="en" fo:country="US" fo:font-weight="normal" style:font-weight-asian="normal" style:font-weight-complex="normal"/>
    </style:style>
    <style:style style:name="T59" style:family="text">
      <style:text-properties fo:font-family="'Courier New'" style:font-family-generic="modern" style:font-pitch="fixed" fo:language="en" fo:country="US" fo:font-weight="bold" style:font-weight-asian="bold" style:font-weight-complex="bold"/>
    </style:style>
    <style:style style:name="T60" style:family="text">
      <style:text-properties fo:font-family="'Courier New'" style:font-family-generic="modern" style:font-pitch="fixed" fo:language="en" fo:country="US" fo:font-weight="normal" style:font-weight-asian="normal" style:font-weight-complex="normal"/>
    </style:style>
    <style:style style:name="T61" style:family="text">
      <style:text-properties fo:color="#000000" fo:font-family="'Courier New'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style:style style:name="T62" style:family="text">
      <style:text-properties fo:color="#ff0000" fo:font-family="'Courier New'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style:style style:name="T63" style:family="text">
      <style:text-properties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">
        <style:list-level-properties text:space-before="0.943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3">
      <text:list-level-style-bullet text:level="1" text:bullet-char="•">
        <style:list-level-properties text:min-label-width="0.621cm"/>
        <style:text-properties fo:font-family="Helvetica" style:font-family-generic="swiss" style:font-pitch="variable" fo:color="#0000ff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4">
      <text:list-level-style-bullet text:level="1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ff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66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a50021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min-label-width="0.621cm"/>
        <style:text-properties fo:font-family="Helvetica" style:font-family-generic="swiss" style:font-pitch="variable" fo:color="#f47a00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10">
      <text:list-level-style-bullet text:level="1" text:bullet-char="•">
        <style:list-level-properties text:min-label-width="0.621cm"/>
        <style:text-properties fo:font-family="Helvetica" style:font-family-generic="swiss" style:font-pitch="variable" fo:color="#00cc00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f47a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cc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cc0099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•">
        <style:list-level-properties text:min-label-width="0.621cm"/>
        <style:text-properties fo:font-family="Helvetica" style:font-family-generic="swiss" style:font-pitch="variable" fo:color="#ff0000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16">
      <text:list-level-style-bullet text:level="1" text:bullet-char="•">
        <style:list-level-properties text:min-label-width="0.621cm"/>
        <style:text-properties fo:font-family="Helvetica" style:font-family-generic="swiss" style:font-pitch="variable" fo:color="#cc0099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000066" fo:font-size="100%"/>
      </text:list-level-style-number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18">
      <text:list-level-style-bullet text:level="1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ff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19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0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66" fo:font-size="100%"/>
      </text:list-level-style-number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1">
      <text:list-level-style-bullet text:level="1" text:bullet-char="•">
        <style:list-level-properties text:min-label-width="0.621cm"/>
        <style:text-properties fo:font-family="'Courier New'" style:font-family-generic="modern" style:font-pitch="fixed" fo:color="#0000ff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22">
      <text:list-level-style-bullet text:level="1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ff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ff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23">
      <text:list-level-style-bullet text:level="1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ff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f47a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24">
      <text:list-level-style-bullet text:level="1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ff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cc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25">
      <text:list-level-style-bullet text:level="1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ff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ff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26">
      <text:list-level-style-bullet text:level="1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ff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cc0099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</office:automatic-styles>
  <office:body>
    <office:presentation>
      <draw:page draw:name="Memory Allocation" draw:style-name="dp1" draw:master-page-name="Başlık1" presentation:presentation-page-layout-name="AL1T0"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Bellek Tahsisi</text:span></text:p>
              </text:list-header>
            </text:list>
          </draw:text-box>
        </draw:frame>
        <presentation:notes draw:style-name="dp2">
          <draw:page-thumbnail draw:style-name="gr1" draw:layer="layout" svg:width="13.428cm" svg:height="10.072cm" svg:x="3.545cm" svg:y="1.967cm" draw:page-number="1" presentation:class="page"/>
          <draw:frame presentation:style-name="pr2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Goals for Today’s Lecture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Bugün 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4"><text:span text:style-name="T2">Programın sahne arkası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Kod, yürütülebilirlik ve süreç</text:span></text:p>
                  </text:list-item>
                  <text:list-item>
                    <text:p text:style-name="P5"><text:span text:style-name="T2">Ana bellek X sanal bellek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UNIX süreçleri için bellek yerleşimi ve C ilişkisi</text:span></text:p>
                <text:list>
                  <text:list-item>
                    <text:p><text:span text:style-name="T2">Metin: kod ve sabit veri</text:span></text:p>
                  </text:list-item>
                  <text:list-item>
                    <text:p><text:span text:style-name="T2">Veri: ilklenen global ve statik değişkenler</text:span></text:p>
                  </text:list-item>
                  <text:list-item>
                    <text:p><text:span text:style-name="T2">BSS: ilklenmemiş global ve statik değişkenler</text:span></text:p>
                  </text:list-item>
                  <text:list-item>
                    <text:p><text:span text:style-name="T2">Yığın (Heap): dinamik bellek</text:span></text:p>
                  </text:list-item>
                  <text:list-item>
                    <text:p><text:span text:style-name="T2">Yığıt (Stack): yerel değişkenler</text:span></text:p>
                  </text:list-item>
                </text:list>
              </text:list-item>
              <text:list-item>
                <text:p><text:span text:style-name="T2">Bellek yönetimi C işlevleri</text:span></text:p>
                <text:list>
                  <text:list-item>
                    <text:p><text:span text:style-name="T3">malloc</text:span><text:span text:style-name="T4">: yığından bellek tahsisi</text:span></text:p>
                  </text:list-item>
                  <text:list-item>
                    <text:p><text:span text:style-name="T3">free: </text:span><text:span text:style-name="T4">yığına bellek ia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428cm" svg:height="10.072cm" svg:x="3.545cm" svg:y="1.967cm" draw:page-number="2" presentation:class="page"/>
          <draw:frame presentation:style-name="pr5" draw:layer="layout" svg:width="14.75cm" svg:height="11.798cm" svg:x="2.752cm" svg:y="12.775cm" presentation:class="notes">
            <draw:text-box>
              <text:p><text:span text:style-name="T2">BSS-(Block Started by Symbol)</text:span></text:p>
            </draw:text-box>
          </draw:frame>
        </presentation:notes>
      </draw:page>
      <draw:page draw:name="Code vs. Executable vs. Process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Kod -&gt; Yürütülebilirlik -&gt; Süreç</text:p>
              </text:list-header>
            </text:list>
          </draw:text-box>
        </draw:frame>
        <draw:frame presentation:style-name="pr4" draw:text-style-name="P2" draw:layer="layout" svg:width="15.24cm" svg:height="15.24cm" svg:x="1.27cm" svg:y="3.387cm" presentation:class="outline" presentation:user-transformed="true">
          <draw:text-box>
            <text:list text:style-name="L3">
              <text:list-item>
                <text:p text:style-name="P4">C kaynak kodu</text:p>
                <text:list>
                  <text:list-item>
                    <text:p>C ifadeleri işlevler içinde organize edilir</text:p>
                  </text:list-item>
                  <text:list-item>
                    <text:p>Dosyalar kolleksiyonunda (.c ve .h) saklanır</text:p>
                  </text:list-item>
                </text:list>
              </text:list-item>
              <text:list-item>
                <text:p text:style-name="P4">Yürütülebilir modül</text:p>
                <text:list>
                  <text:list-item>
                    <text:p>Derleyiciyle ikil içerik üretilir</text:p>
                  </text:list-item>
                  <text:list-item>
                    <text:p>Dosya (ör. <text:span text:style-name="T5">a.out</text:span>) olarak saklanır</text:p>
                  </text:list-item>
                </text:list>
              </text:list-item>
              <text:list-item>
                <text:p text:style-name="P4">Süreç</text:p>
                <text:list>
                  <text:list-item>
                    <text:p>Programın yürütülen örneği</text:p>
                    <text:list>
                      <text:list-item>
                        <text:p>Bellekte kendi bellek uzayı</text:p>
                      </text:list-item>
                      <text:list-item>
                        <text:p>Kendi id ve yürütme durumu</text:p>
                      </text:list-item>
                    </text:list>
                  </text:list-item>
                  <text:list-item>
                    <text:p>İşletim sistemince idare edilir</text:p>
                  </text:list-item>
                </text:list>
              </text:list-item>
            </text:list>
          </draw:text-box>
        </draw:frame>
        <draw:g>
          <draw:custom-shape draw:style-name="gr2" draw:text-style-name="P2" draw:layer="layout" svg:width="5.503cm" svg:height="1.693cm" svg:x="17.568cm" svg:y="4.445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2" draw:text-style-name="P2" draw:layer="layout" svg:width="5.504cm" svg:height="1.694cm" svg:x="17.356cm" svg:y="4.86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2" draw:text-style-name="P2" draw:layer="layout" svg:width="5.503cm" svg:height="1.693cm" svg:x="17.145cm" svg:y="5.29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line draw:style-name="gr3" draw:text-style-name="P6" draw:layer="layout" svg:x1="19.685cm" svg:y1="6.985cm" svg:x2="19.685cm" svg:y2="8.89cm">
            <text:p/>
          </draw:line>
          <draw:custom-shape draw:style-name="gr4" draw:text-style-name="P2" draw:layer="layout" svg:width="6.138cm" svg:height="1.693cm" svg:x="16.933cm" svg:y="8.8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.167cm" svg:height="1.277cm" svg:x="17.357cm" svg:y="9.102cm">
            <text:list text:style-name="L5">
              <text:list-header>
                <text:p text:style-name="P3"><text:span text:style-name="T6">yürütülebili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5.59cm" svg:height="1.277cm" svg:x="17.083cm" svg:y="5.292cm">
            <text:list text:style-name="L5">
              <text:list-header>
                <text:p text:style-name="P3"><text:span text:style-name="T6">C kaynak ko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" draw:text-style-name="P6" draw:layer="layout" svg:x1="19.685cm" svg:y1="10.583cm" svg:x2="19.685cm" svg:y2="13.123cm">
            <text:p/>
          </draw:line>
          <draw:custom-shape draw:style-name="gr6" draw:text-style-name="P2" draw:layer="layout" svg:width="6.138cm" svg:height="1.694cm" svg:x="16.933cm" svg:y="13.12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2.432cm" svg:height="1.277cm" svg:x="18.796cm" svg:y="13.335cm">
            <text:list text:style-name="L5">
              <text:list-header>
                <text:p text:style-name="P3"><text:span text:style-name="T6">süreç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3.228cm" svg:height="1.277cm" svg:x="20.676cm" svg:y="7.197cm">
            <text:list text:style-name="L5">
              <text:list-header>
                <text:p text:style-name="P3">derleme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3.846cm" svg:height="1.277cm" svg:x="20.182cm" svg:y="11.007cm">
            <text:list text:style-name="L5">
              <text:list-header>
                <text:p text:style-name="P3">çalıştırma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1" draw:layer="layout" svg:width="13.428cm" svg:height="10.072cm" svg:x="3.545cm" svg:y="1.967cm" draw:page-number="3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Main Memory on a Computer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<text:span text:style-name="T7">Bilgisayar</text:span>ın Ana Belleği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7"><text:span text:style-name="T8">Ana bellek nedir?</text:span></text:p>
                <text:list>
                  <text:list-item>
                    <text:p><text:span text:style-name="T8">Değişkenler, veri, kod vs saklar</text:span></text:p>
                  </text:list-item>
                  <text:list-item>
                    <text:p><text:span text:style-name="T8">Bir çok süreç tarafından paylaşılabilir</text:span></text:p>
                  </text:list-item>
                </text:list>
              </text:list-item>
            </text:list>
          </draw:text-box>
        </draw:frame>
        <draw:custom-shape draw:style-name="gr7" draw:text-style-name="P2" draw:layer="layout" svg:width="3.81cm" svg:height="2.116cm" svg:x="2.328cm" svg:y="11.007cm">
          <text:list text:style-name="L5">
            <text:list-header>
              <text:p text:style-name="P8"><text:span text:style-name="T9">CP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81cm" svg:height="2.117cm" svg:x="2.328cm" svg:y="13.758cm">
          <text:list text:style-name="L6">
            <text:list-header>
              <text:p text:style-name="P8"><text:span text:style-name="T10">Memor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81cm" svg:height="2.117cm" svg:x="7.62cm" svg:y="13.335cm">
          <text:list text:style-name="L5">
            <text:list-header>
              <text:p text:style-name="P8"><text:span text:style-name="T9">Disk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" draw:text-style-name="P6" draw:layer="layout" svg:x1="3.175cm" svg:y1="13.757cm" svg:x2="3.175cm" svg:y2="13.122cm">
          <text:p/>
        </draw:line>
        <draw:line draw:style-name="gr10" draw:text-style-name="P6" draw:layer="layout" svg:x1="6.138cm" svg:y1="12.065cm" svg:x2="16.51cm" svg:y2="12.065cm">
          <text:p/>
        </draw:line>
        <draw:custom-shape draw:style-name="gr7" draw:text-style-name="P2" draw:layer="layout" svg:width="3.81cm" svg:height="2.117cm" svg:x="7.62cm" svg:y="8.678cm">
          <text:list text:style-name="L5">
            <text:list-header>
              <text:p text:style-name="P8"><text:span text:style-name="T9">Networ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81cm" svg:height="2.117cm" svg:x="12.277cm" svg:y="13.335cm">
          <text:list text:style-name="L5">
            <text:list-header>
              <text:p text:style-name="P8"><text:span text:style-name="T9">Vide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81cm" svg:height="2.117cm" svg:x="12.277cm" svg:y="8.678cm">
          <text:list text:style-name="L5">
            <text:list-header>
              <text:p text:style-name="P8"><text:span text:style-name="T9">Audio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9.525cm" svg:y1="10.795cm" svg:x2="9.525cm" svg:y2="13.335cm">
          <text:p/>
        </draw:line>
        <draw:line draw:style-name="gr10" draw:text-style-name="P6" draw:layer="layout" svg:x1="14.182cm" svg:y1="10.795cm" svg:x2="14.182cm" svg:y2="13.335cm">
          <text:p/>
        </draw:line>
        <draw:custom-shape draw:style-name="gr11" draw:text-style-name="P2" draw:layer="layout" svg:width="3.11cm" svg:height="1.023cm" svg:x="6.356cm" svg:y="11.218cm">
          <text:list text:style-name="L7">
            <text:list-header>
              <text:p text:style-name="P8"><text:span text:style-name="T11">Data Bu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6" draw:layer="layout" svg:x1="5.08cm" svg:y1="13.757cm" svg:x2="5.08cm" svg:y2="13.122cm">
          <text:p/>
        </draw:line>
        <presentation:notes draw:style-name="dp2">
          <draw:page-thumbnail draw:style-name="gr1" draw:layer="layout" svg:width="13.428cm" svg:height="10.072cm" svg:x="3.545cm" svg:y="1.967cm" draw:page-number="4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Virtual Memory for a Process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<text:span text:style-name="T12">Süreç</text:span>lerin Sanal Belleği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4">Sanal bellek nedir?</text:p>
                <text:list>
                  <text:list-item>
                    <text:p>Tek bir süreç için sürekliliğe sahip adreslemeli bellek uzayı</text:p>
                  </text:list-item>
                  <text:list-item>
                    <text:p>Diskten sayfalar halinde fiziksel belleğe takas edilebilir</text:p>
                  </text:list-item>
                  <text:list-item>
                    <text:p>Varsayalım ki her bir süreç onun kendi sürekli adresli belleğe sahip olsun</text:p>
                  </text:list-item>
                </text:list>
              </text:list-item>
            </text:list>
          </draw:text-box>
        </draw:frame>
        <draw:custom-shape draw:style-name="gr12" draw:text-style-name="P2" draw:layer="layout" svg:width="4.868cm" svg:height="10.16cm" svg:x="19.262cm" svg:y="8.04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91cm" svg:height="1.023cm" svg:x="18.159cm" svg:y="7.652cm">
          <text:list text:style-name="L6">
            <text:list-header>
              <text:p text:style-name="P9"><text:span text:style-name="T13">0</text:span></text:p>
            </text:list-header>
          </text:list>
          <draw:enhanced-geometry svg:viewBox="0 0 21600 21600" draw:mirror-vertical="true" draw:type="mso-spt202" draw:enhanced-path="M 0 0 L 21600 0 21600 21600 0 21600 0 0 Z N"/>
        </draw:custom-shape>
        <draw:custom-shape draw:style-name="gr11" draw:text-style-name="P2" draw:layer="layout" svg:width="4.312cm" svg:height="1.023cm" svg:x="14.954cm" svg:y="17.568cm">
          <text:list text:style-name="L6">
            <text:list-header>
              <text:p text:style-name="P9"><text:span text:style-name="T13">0xfffffff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2.352cm" svg:height="2.802cm" svg:x="20.58cm" svg:y="10.583cm">
          <text:list text:style-name="L6">
            <text:list-header>
              <text:p text:style-name="P8"><text:span text:style-name="T14">Sanal</text:span></text:p>
            </text:list-header>
            <text:list-item>
              <text:p text:style-name="P8"><text:span text:style-name="T14">Adres</text:span></text:p>
            </text:list-item>
            <text:list-item>
              <text:p text:style-name="P8"><text:span text:style-name="T14">Uzayı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3.81cm" svg:height="2.116cm" svg:x="2.328cm" svg:y="11.007cm">
          <text:list text:style-name="L5">
            <text:list-header>
              <text:p text:style-name="P8"><text:span text:style-name="T9">CP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81cm" svg:height="2.117cm" svg:x="2.328cm" svg:y="13.758cm">
          <text:list text:style-name="L6">
            <text:list-header>
              <text:p text:style-name="P8"><text:span text:style-name="T10">Memor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81cm" svg:height="2.117cm" svg:x="7.62cm" svg:y="13.335cm">
          <text:list text:style-name="L5">
            <text:list-header>
              <text:p text:style-name="P8"><text:span text:style-name="T9">Disk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" draw:text-style-name="P6" draw:layer="layout" svg:x1="3.175cm" svg:y1="13.757cm" svg:x2="3.175cm" svg:y2="13.122cm">
          <text:p/>
        </draw:line>
        <draw:line draw:style-name="gr10" draw:text-style-name="P6" draw:layer="layout" svg:x1="6.138cm" svg:y1="12.065cm" svg:x2="16.51cm" svg:y2="12.065cm">
          <text:p/>
        </draw:line>
        <draw:custom-shape draw:style-name="gr7" draw:text-style-name="P2" draw:layer="layout" svg:width="3.81cm" svg:height="2.117cm" svg:x="7.62cm" svg:y="8.678cm">
          <text:list text:style-name="L5">
            <text:list-header>
              <text:p text:style-name="P8"><text:span text:style-name="T9">Networ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81cm" svg:height="2.117cm" svg:x="12.277cm" svg:y="13.335cm">
          <text:list text:style-name="L5">
            <text:list-header>
              <text:p text:style-name="P8"><text:span text:style-name="T9">Vide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81cm" svg:height="2.117cm" svg:x="12.277cm" svg:y="8.678cm">
          <text:list text:style-name="L5">
            <text:list-header>
              <text:p text:style-name="P8"><text:span text:style-name="T9">Audio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9.525cm" svg:y1="10.795cm" svg:x2="9.525cm" svg:y2="13.335cm">
          <text:p/>
        </draw:line>
        <draw:line draw:style-name="gr10" draw:text-style-name="P6" draw:layer="layout" svg:x1="14.182cm" svg:y1="10.795cm" svg:x2="14.182cm" svg:y2="13.335cm">
          <text:p/>
        </draw:line>
        <draw:custom-shape draw:style-name="gr11" draw:text-style-name="P2" draw:layer="layout" svg:width="3.11cm" svg:height="1.023cm" svg:x="6.356cm" svg:y="11.218cm">
          <text:list text:style-name="L7">
            <text:list-header>
              <text:p text:style-name="P8"><text:span text:style-name="T11">Data Bu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6" draw:layer="layout" svg:x1="3.387cm" svg:y1="13.335cm" svg:x2="2.963cm" svg:y2="13.547cm">
          <text:p/>
        </draw:line>
        <draw:custom-shape draw:style-name="gr11" draw:text-style-name="P2" draw:layer="layout" svg:width="1.264cm" svg:height="1.023cm" svg:x="3.178cm" svg:y="12.951cm">
          <text:list text:style-name="L6">
            <text:list-header>
              <text:p text:style-name="P8"><text:span text:style-name="T13">3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6" draw:layer="layout" svg:x1="5.292cm" svg:y1="13.295cm" svg:x2="4.868cm" svg:y2="13.507cm">
          <text:p/>
        </draw:line>
        <draw:custom-shape draw:style-name="gr11" draw:text-style-name="P2" draw:layer="layout" svg:width="1.264cm" svg:height="1.023cm" svg:x="5.083cm" svg:y="12.912cm">
          <text:list text:style-name="L6">
            <text:list-header>
              <text:p text:style-name="P8"><text:span text:style-name="T13">3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6" draw:layer="layout" svg:x1="5.08cm" svg:y1="13.757cm" svg:x2="5.08cm" svg:y2="13.122cm">
          <text:p/>
        </draw:line>
        <presentation:notes draw:style-name="dp2">
          <draw:page-thumbnail draw:style-name="gr1" draw:layer="layout" svg:width="13.428cm" svg:height="10.072cm" svg:x="3.545cm" svg:y="1.967cm" draw:page-number="5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What to Store: Code and Constants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Ne saklanır: kod ve sabitler</text:p>
              </text:list-header>
            </text:list>
          </draw:text-box>
        </draw:frame>
        <draw:frame presentation:style-name="pr6" draw:text-style-name="P2" draw:layer="layout" svg:width="23.495cm" svg:height="11.43cm" svg:x="1.269cm" svg:y="3.387cm" presentation:class="outline" presentation:user-transformed="true">
          <draw:text-box>
            <text:list text:style-name="L3">
              <text:list-item>
                <text:p text:style-name="P4"><text:span text:style-name="T2">Yürütülebilir kod ve sabit veri</text:span></text:p>
                <text:list>
                  <text:list-item>
                    <text:p><text:span text:style-name="T2">Program ikil ve programın yüklediği herhangi paylaşılan kitaplıklardır</text:span></text:p>
                  </text:list-item>
                  <text:list-item>
                    <text:p><text:span text:style-name="T2">Komutların okunması OS için gereklidir</text:span></text:p>
                  </text:list-item>
                </text:list>
              </text:list-item>
              <text:list-item>
                <text:p text:style-name="P4"><text:span text:style-name="T2">OS gelecekteki her şeyi bilir/bilmeli</text:span></text:p>
                <text:list>
                  <text:list-item>
                    <text:p><text:span text:style-name="T2">Gereksinim duyulan bellek miktarını bilmeli</text:span></text:p>
                  </text:list-item>
                  <text:list-item>
                    <text:p><text:span text:style-name="T2">Bellek içeriğini bilmeli</text:span></text:p>
                  </text:list-item>
                </text:list>
              </text:list-item>
              <text:list-item>
                <text:p text:style-name="P4"><text:span text:style-name="T2">“</text:span><text:span text:style-name="T2">text” bölgesi olarak bilinir</text:span></text:p>
              </text:list-item>
              <text:list-item>
                <text:p text:style-name="P4"><text:span text:style-name="T2">Not: bazı sistemler bazı sabitleri </text:span></text:p>
                <text:p text:style-name="P4"><text:span text:style-name="T2">“</text:span><text:span text:style-name="T2">rodata” bölgesinde saklar</text:span></text:p>
              </text:list-item>
            </text:list>
          </draw:text-box>
        </draw:frame>
        <draw:custom-shape draw:style-name="gr12" draw:text-style-name="P2" draw:layer="layout" svg:width="4.868cm" svg:height="11.43cm" svg:x="19.262cm" svg:y="6.7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883cm" svg:height="1.023cm" svg:x="18.419cm" svg:y="6.39cm">
          <text:list text:style-name="L6">
            <text:list-header>
              <text:p text:style-name="P9"><text:span text:style-name="T13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4.312cm" svg:height="1.023cm" svg:x="14.954cm" svg:y="17.568cm">
          <text:list text:style-name="L6">
            <text:list-header>
              <text:p text:style-name="P9"><text:span text:style-name="T13">0xfffffff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6" draw:layer="layout" svg:x1="19.262cm" svg:y1="8.255cm" svg:x2="24.13cm" svg:y2="8.255cm">
          <text:p/>
        </draw:line>
        <draw:custom-shape draw:style-name="gr11" draw:text-style-name="P2" draw:layer="layout" svg:width="2.716cm" svg:height="1.277cm" svg:x="20.049cm" svg:y="6.822cm">
          <text:list text:style-name="L8">
            <text:list-header>
              <text:p text:style-name="P8"><text:span text:style-name="T15">Meti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6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What to Store: “Static” Data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Ne saklanır: “statik” veri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4"><text:span text:style-name="T2">Tüm program için var olan/canlı değişkenler</text:span></text:p>
                <text:list>
                  <text:list-item>
                    <text:p><text:span text:style-name="T2">Global ve “statik” yerel değişkenler</text:span></text:p>
                  </text:list-item>
                  <text:list-item>
                    <text:p><text:span text:style-name="T2">Gelecekteki gereksinim duyulan bellek miktarı bilinir</text:span></text:p>
                  </text:list-item>
                </text:list>
              </text:list-item>
            </text:list>
            <text:list text:style-name="L9">
              <text:list-item>
                <text:p text:style-name="P4"><text:span text:style-name="T16">Veri</text:span><text:span text:style-name="T2">: kodda ilklenir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Başlangıç değeri programcı tarafından söylenir</text:span></text:p>
                    <text:list>
                      <text:list-item>
                        <text:p text:style-name="P5"><text:span text:style-name="T2">Ör., “</text:span><text:span text:style-name="T17">int x = 97</text:span><text:span text:style-name="T2">;”</text:span></text:p>
                      </text:list-item>
                    </text:list>
                  </text:list-item>
                  <text:list-item>
                    <text:p text:style-name="P5"><text:span text:style-name="T2">Bellek bu değerle ilklenir</text:span></text:p>
                  </text:list-item>
                </text:list>
              </text:list-item>
            </text:list>
            <text:list text:style-name="L10">
              <text:list-item>
                <text:p text:style-name="P4"><text:span text:style-name="T18">BSS</text:span><text:span text:style-name="T2">: kodda ilklenmez 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Ilk değeri belli değil</text:span></text:p>
                    <text:list>
                      <text:list-item>
                        <text:p text:style-name="P5"><text:span text:style-name="T2">Ör., “</text:span><text:span text:style-name="T17">int x</text:span><text:span text:style-name="T2">;”</text:span></text:p>
                      </text:list-item>
                    </text:list>
                  </text:list-item>
                  <text:list-item>
                    <text:p text:style-name="P5"><text:span text:style-name="T2">Tüm bellek 0 ile ilklenir (çoğu OS da)</text:span></text:p>
                  </text:list-item>
                  <text:list-item>
                    <text:p text:style-name="P5"><text:span text:style-name="T2">BSS: “Block Started by Symbol”</text:span></text:p>
                  </text:list-item>
                </text:list>
              </text:list-item>
            </text:list>
          </draw:text-box>
        </draw:frame>
        <draw:custom-shape draw:style-name="gr12" draw:text-style-name="P2" draw:layer="layout" svg:width="4.868cm" svg:height="11.43cm" svg:x="19.262cm" svg:y="6.7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883cm" svg:height="1.023cm" svg:x="18.419cm" svg:y="6.39cm">
          <text:list text:style-name="L6">
            <text:list-header>
              <text:p text:style-name="P9"><text:span text:style-name="T13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4.312cm" svg:height="1.023cm" svg:x="14.954cm" svg:y="17.568cm">
          <text:list text:style-name="L6">
            <text:list-header>
              <text:p text:style-name="P9"><text:span text:style-name="T13">0xfffffff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6" draw:layer="layout" svg:x1="19.262cm" svg:y1="9.313cm" svg:x2="24.13cm" svg:y2="9.313cm">
          <text:p/>
        </draw:line>
        <draw:line draw:style-name="gr14" draw:text-style-name="P6" draw:layer="layout" svg:x1="19.262cm" svg:y1="8.255cm" svg:x2="24.13cm" svg:y2="8.255cm">
          <text:p/>
        </draw:line>
        <draw:custom-shape draw:style-name="gr11" draw:text-style-name="P2" draw:layer="layout" svg:width="2.102cm" svg:height="1.277cm" svg:x="20.356cm" svg:y="8.092cm">
          <text:list text:style-name="L11">
            <text:list-header>
              <text:p text:style-name="P8"><text:span text:style-name="T19">Veri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6" draw:layer="layout" svg:x1="19.262cm" svg:y1="10.583cm" svg:x2="24.13cm" svg:y2="10.583cm">
          <text:p/>
        </draw:line>
        <draw:custom-shape draw:style-name="gr11" draw:text-style-name="P2" draw:layer="layout" svg:width="2.238cm" svg:height="1.277cm" svg:x="20.292cm" svg:y="9.322cm">
          <text:list text:style-name="L12">
            <text:list-header>
              <text:p text:style-name="P8"><text:span text:style-name="T20">B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0" draw:layer="layout" svg:width="2.716cm" svg:height="1.277cm" svg:x="20.049cm" svg:y="6.823cm">
          <text:list text:style-name="L8">
            <text:list-header>
              <text:p text:style-name="P8"><text:span text:style-name="T15">Meti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7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What to Store: Dynamic Memory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Ne saklanır: dinamik bellek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4"><text:span text:style-name="T2">Çalışan programın bellek tahsisi</text:span></text:p>
                <text:list>
                  <text:list-item>
                    <text:p><text:span text:style-name="T2">ör. </text:span><text:span text:style-name="T3">malloc()</text:span><text:span text:style-name="T4"> işleviyle bellek al</text:span></text:p>
                  </text:list-item>
                  <text:list-item>
                    <text:p><text:span text:style-name="T3">free()</text:span><text:span text:style-name="T4"> işleviyle iade et</text:span></text:p>
                  </text:list-item>
                </text:list>
              </text:list-item>
              <text:list-item>
                <text:p text:style-name="P4"><text:span text:style-name="T2">OS gelecek olacakları bilir/bilmeli</text:span></text:p>
                <text:list>
                  <text:list-item>
                    <text:p><text:span text:style-name="T2">Bellek miktarı bilinmiyorsa</text:span></text:p>
                  </text:list-item>
                  <text:list-item>
                    <text:p><text:span text:style-name="T2">Içeriği bilinmiyorsa</text:span></text:p>
                  </text:list-item>
                </text:list>
              </text:list-item>
              <text:list-item>
                <text:p text:style-name="P4"><text:span text:style-name="T2">Bu yüzden, büyüyecek bir odaya </text:span></text:p>
                <text:p text:style-name="P4"><text:span text:style-name="T2">ihtiyaç duyar</text:span></text:p>
                <text:list>
                  <text:list-item>
                    <text:p><text:span text:style-name="T2">Bu “</text:span><text:span text:style-name="T21">yığın</text:span><text:span text:style-name="T2">” olarak adlanır</text:span></text:p>
                  </text:list-item>
                  <text:list-item>
                    <text:p><text:span text:style-name="T2">Ayrıntılar gelecek</text:span></text:p>
                    <text:p><text:span text:style-name="T2"/></text:p>
                  </text:list-item>
                </text:list>
              </text:list-item>
            </text:list>
          </draw:text-box>
        </draw:frame>
        <draw:custom-shape draw:style-name="gr12" draw:text-style-name="P2" draw:layer="layout" svg:width="4.868cm" svg:height="11.43cm" svg:x="19.262cm" svg:y="6.7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883cm" svg:height="1.023cm" svg:x="18.419cm" svg:y="6.39cm">
          <text:list text:style-name="L6">
            <text:list-header>
              <text:p text:style-name="P9"><text:span text:style-name="T13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4.312cm" svg:height="1.023cm" svg:x="14.954cm" svg:y="17.568cm">
          <text:list text:style-name="L6">
            <text:list-header>
              <text:p text:style-name="P9"><text:span text:style-name="T13">0xfffffff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6" draw:layer="layout" svg:x1="19.262cm" svg:y1="9.313cm" svg:x2="24.13cm" svg:y2="9.313cm">
          <text:p/>
        </draw:line>
        <draw:line draw:style-name="gr14" draw:text-style-name="P6" draw:layer="layout" svg:x1="19.262cm" svg:y1="8.255cm" svg:x2="24.13cm" svg:y2="8.255cm">
          <text:p/>
        </draw:line>
        <draw:line draw:style-name="gr14" draw:text-style-name="P6" draw:layer="layout" svg:x1="19.262cm" svg:y1="10.583cm" svg:x2="24.13cm" svg:y2="10.583cm">
          <text:p/>
        </draw:line>
        <draw:line draw:style-name="gr14" draw:text-style-name="P6" draw:layer="layout" svg:x1="19.262cm" svg:y1="12.7cm" svg:x2="24.13cm" svg:y2="12.7cm">
          <text:p/>
        </draw:line>
        <draw:custom-shape draw:style-name="gr11" draw:text-style-name="P2" draw:layer="layout" svg:width="2.572cm" svg:height="1.277cm" svg:x="20.124cm" svg:y="10.844cm">
          <text:list text:style-name="L13">
            <text:list-header>
              <text:p text:style-name="P8"><text:span text:style-name="T22">Yığı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6" draw:text-style-name="P6" draw:layer="layout" svg:x1="21.59cm" svg:y1="12.7cm" svg:x2="21.59cm" svg:y2="13.547cm">
          <text:p/>
        </draw:line>
        <draw:custom-shape draw:style-name="gr17" draw:text-style-name="P10" draw:layer="layout" svg:width="2.102cm" svg:height="1.277cm" svg:x="20.356cm" svg:y="8.092cm">
          <text:list text:style-name="L11">
            <text:list-header>
              <text:p text:style-name="P8"><text:span text:style-name="T19">Ver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0" draw:layer="layout" svg:width="2.238cm" svg:height="1.277cm" svg:x="20.292cm" svg:y="9.322cm">
          <text:list text:style-name="L12">
            <text:list-header>
              <text:p text:style-name="P8"><text:span text:style-name="T20">B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10" draw:layer="layout" svg:width="2.716cm" svg:height="1.277cm" svg:x="20.049cm" svg:y="6.823cm">
          <text:list text:style-name="L8">
            <text:list-header>
              <text:p text:style-name="P8"><text:span text:style-name="T15">Meti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8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What to Store: Temporary Variables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Ne saklanır: geçici değişkenler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4">İşlev veya bloğun yaşaması sırasında geçici bellek</text:p>
                <text:list>
                  <text:list-item>
                    <text:p>İşlev parametreleri ve yerel değişkenleri saklama</text:p>
                  </text:list-item>
                </text:list>
              </text:list-item>
              <text:list-item>
                <text:p text:style-name="P4">İçiçe işlev çağrısı desteği</text:p>
                <text:list>
                  <text:list-item>
                    <text:p>Bir işlev diğerini çağırır</text:p>
                  </text:list-item>
                  <text:list-item>
                    <text:p>Çağıran işlevin değişkenleri saklanır</text:p>
                  </text:list-item>
                  <text:list-item>
                    <text:p>İşlev sonlandığında dönüş yeri bilinmelidir/bilinir</text:p>
                  </text:list-item>
                </text:list>
              </text:list-item>
              <text:list-item>
                <text:p text:style-name="P4">Bu yüzden, büyüyen oda</text:p>
                <text:list>
                  <text:list-item>
                    <text:p>“<text:span text:style-name="T23">yığıt</text:span>” olarak bilinir</text:p>
                  </text:list-item>
                  <text:list-item>
                    <text:p>Yeni işlev çağrısıyla yığıta it</text:p>
                  </text:list-item>
                  <text:list-item>
                    <text:p>İşlev sonlanınca yığıttan çek</text:p>
                  </text:list-item>
                </text:list>
              </text:list-item>
              <text:list-item>
                <text:p text:style-name="P4">Ayrıntılar gelecek</text:p>
              </text:list-item>
            </text:list>
          </draw:text-box>
        </draw:frame>
        <draw:custom-shape draw:style-name="gr12" draw:text-style-name="P2" draw:layer="layout" svg:width="4.868cm" svg:height="11.43cm" svg:x="19.262cm" svg:y="6.7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883cm" svg:height="1.023cm" svg:x="18.419cm" svg:y="6.39cm">
          <text:list text:style-name="L6">
            <text:list-header>
              <text:p text:style-name="P9"><text:span text:style-name="T13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4.312cm" svg:height="1.023cm" svg:x="14.954cm" svg:y="17.568cm">
          <text:list text:style-name="L6">
            <text:list-header>
              <text:p text:style-name="P9"><text:span text:style-name="T13">0xfffffff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6" draw:layer="layout" svg:x1="19.262cm" svg:y1="9.313cm" svg:x2="24.13cm" svg:y2="9.313cm">
          <text:p/>
        </draw:line>
        <draw:line draw:style-name="gr14" draw:text-style-name="P6" draw:layer="layout" svg:x1="19.262cm" svg:y1="8.255cm" svg:x2="24.13cm" svg:y2="8.255cm">
          <text:p/>
        </draw:line>
        <draw:line draw:style-name="gr14" draw:text-style-name="P6" draw:layer="layout" svg:x1="19.262cm" svg:y1="10.583cm" svg:x2="24.13cm" svg:y2="10.583cm">
          <text:p/>
        </draw:line>
        <draw:line draw:style-name="gr14" draw:text-style-name="P6" draw:layer="layout" svg:x1="19.262cm" svg:y1="12.7cm" svg:x2="24.13cm" svg:y2="12.7cm">
          <text:p/>
        </draw:line>
        <draw:line draw:style-name="gr16" draw:text-style-name="P6" draw:layer="layout" svg:x1="21.59cm" svg:y1="12.7cm" svg:x2="21.59cm" svg:y2="13.547cm">
          <text:p/>
        </draw:line>
        <draw:line draw:style-name="gr14" draw:text-style-name="P6" draw:layer="layout" svg:x1="19.262cm" svg:y1="16.298cm" svg:x2="24.13cm" svg:y2="16.298cm">
          <text:p/>
        </draw:line>
        <draw:custom-shape draw:style-name="gr11" draw:text-style-name="P2" draw:layer="layout" svg:width="2.339cm" svg:height="1.277cm" svg:x="20.237cm" svg:y="16.51cm">
          <text:list text:style-name="L14">
            <text:list-header>
              <text:p text:style-name="P8"><text:span text:style-name="T24">Yığı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0" draw:text-style-name="P6" draw:layer="layout" svg:x1="21.59cm" svg:y1="15.452cm" svg:x2="21.59cm" svg:y2="16.298cm">
          <text:p/>
        </draw:line>
        <draw:line draw:style-name="gr14" draw:text-style-name="P6" draw:layer="layout" svg:x1="19.262cm" svg:y1="9.314cm" svg:x2="24.13cm" svg:y2="9.314cm">
          <text:p/>
        </draw:line>
        <draw:line draw:style-name="gr14" draw:text-style-name="P6" draw:layer="layout" svg:x1="19.262cm" svg:y1="8.256cm" svg:x2="24.13cm" svg:y2="8.256cm">
          <text:p/>
        </draw:line>
        <draw:line draw:style-name="gr14" draw:text-style-name="P6" draw:layer="layout" svg:x1="19.262cm" svg:y1="10.584cm" svg:x2="24.13cm" svg:y2="10.584cm">
          <text:p/>
        </draw:line>
        <draw:line draw:style-name="gr14" draw:text-style-name="P6" draw:layer="layout" svg:x1="19.262cm" svg:y1="12.701cm" svg:x2="24.13cm" svg:y2="12.701cm">
          <text:p/>
        </draw:line>
        <draw:custom-shape draw:style-name="gr21" draw:text-style-name="P10" draw:layer="layout" svg:width="2.572cm" svg:height="1.277cm" svg:x="20.124cm" svg:y="10.845cm">
          <text:list text:style-name="L13">
            <text:list-header>
              <text:p text:style-name="P8"><text:span text:style-name="T22">Yığı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0" draw:layer="layout" svg:width="2.102cm" svg:height="1.277cm" svg:x="20.356cm" svg:y="8.093cm">
          <text:list text:style-name="L11">
            <text:list-header>
              <text:p text:style-name="P8"><text:span text:style-name="T19">Ver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0" draw:layer="layout" svg:width="2.238cm" svg:height="1.277cm" svg:x="20.292cm" svg:y="9.323cm">
          <text:list text:style-name="L12">
            <text:list-header>
              <text:p text:style-name="P8"><text:span text:style-name="T20">B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10" draw:layer="layout" svg:width="2.716cm" svg:height="1.277cm" svg:x="20.049cm" svg:y="6.824cm">
          <text:list text:style-name="L8">
            <text:list-header>
              <text:p text:style-name="P8"><text:span text:style-name="T15">Meti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9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Memory Layout: Summary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Bellek yerleşimi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15">
              <text:list-item>
                <text:p text:style-name="P4"><text:span text:style-name="T25">Metin</text:span><text:span text:style-name="T26">: kod, sabit veri</text:span></text:p>
              </text:list-item>
            </text:list>
            <text:list text:style-name="L9">
              <text:list-item>
                <text:p text:style-name="P4"><text:span text:style-name="T16">Veri</text:span><text:span text:style-name="T26">: ilklenen global ve statik değ.</text:span></text:p>
              </text:list-item>
            </text:list>
            <text:list text:style-name="L10">
              <text:list-item>
                <text:p text:style-name="P4"><text:span text:style-name="T18">BSS</text:span><text:span text:style-name="T26">: ilklenmemiş global ve statik değ.</text:span></text:p>
              </text:list-item>
            </text:list>
            <text:list text:style-name="L3">
              <text:list-item>
                <text:p text:style-name="P4"><text:span text:style-name="T2">Yığın</text:span><text:span text:style-name="T26">: dinamik bellek</text:span></text:p>
              </text:list-item>
            </text:list>
            <text:list text:style-name="L16">
              <text:list-item>
                <text:p text:style-name="P4"><text:span text:style-name="T27">Yığıt</text:span><text:span text:style-name="T26">: yerel değişkenler</text:span></text:p>
              </text:list-item>
            </text:list>
          </draw:text-box>
        </draw:frame>
        <draw:custom-shape draw:style-name="gr12" draw:text-style-name="P2" draw:layer="layout" svg:width="4.868cm" svg:height="11.43cm" svg:x="19.262cm" svg:y="6.77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0.883cm" svg:height="1.023cm" svg:x="18.419cm" svg:y="6.391cm">
          <text:list text:style-name="L6">
            <text:list-header>
              <text:p text:style-name="P9"><text:span text:style-name="T13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11" draw:layer="layout" svg:width="4.312cm" svg:height="1.023cm" svg:x="14.954cm" svg:y="17.569cm">
          <text:list text:style-name="L6">
            <text:list-header>
              <text:p text:style-name="P9"><text:span text:style-name="T13">0xfffffff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6" draw:layer="layout" svg:x1="19.262cm" svg:y1="9.314cm" svg:x2="24.13cm" svg:y2="9.314cm">
          <text:p/>
        </draw:line>
        <draw:line draw:style-name="gr14" draw:text-style-name="P6" draw:layer="layout" svg:x1="19.262cm" svg:y1="8.256cm" svg:x2="24.13cm" svg:y2="8.256cm">
          <text:p/>
        </draw:line>
        <draw:line draw:style-name="gr14" draw:text-style-name="P6" draw:layer="layout" svg:x1="19.262cm" svg:y1="10.584cm" svg:x2="24.13cm" svg:y2="10.584cm">
          <text:p/>
        </draw:line>
        <draw:line draw:style-name="gr14" draw:text-style-name="P6" draw:layer="layout" svg:x1="19.262cm" svg:y1="12.701cm" svg:x2="24.13cm" svg:y2="12.701cm">
          <text:p/>
        </draw:line>
        <draw:line draw:style-name="gr16" draw:text-style-name="P6" draw:layer="layout" svg:x1="21.59cm" svg:y1="12.701cm" svg:x2="21.59cm" svg:y2="13.548cm">
          <text:p/>
        </draw:line>
        <draw:line draw:style-name="gr14" draw:text-style-name="P6" draw:layer="layout" svg:x1="19.262cm" svg:y1="16.299cm" svg:x2="24.13cm" svg:y2="16.299cm">
          <text:p/>
        </draw:line>
        <draw:custom-shape draw:style-name="gr27" draw:text-style-name="P10" draw:layer="layout" svg:width="2.339cm" svg:height="1.277cm" svg:x="20.237cm" svg:y="16.511cm">
          <text:list text:style-name="L14">
            <text:list-header>
              <text:p text:style-name="P8"><text:span text:style-name="T24">Yığı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0" draw:text-style-name="P6" draw:layer="layout" svg:x1="21.59cm" svg:y1="15.453cm" svg:x2="21.59cm" svg:y2="16.299cm">
          <text:p/>
        </draw:line>
        <draw:line draw:style-name="gr14" draw:text-style-name="P6" draw:layer="layout" svg:x1="19.262cm" svg:y1="9.315cm" svg:x2="24.13cm" svg:y2="9.315cm">
          <text:p/>
        </draw:line>
        <draw:line draw:style-name="gr14" draw:text-style-name="P6" draw:layer="layout" svg:x1="19.262cm" svg:y1="8.257cm" svg:x2="24.13cm" svg:y2="8.257cm">
          <text:p/>
        </draw:line>
        <draw:line draw:style-name="gr14" draw:text-style-name="P6" draw:layer="layout" svg:x1="19.262cm" svg:y1="10.585cm" svg:x2="24.13cm" svg:y2="10.585cm">
          <text:p/>
        </draw:line>
        <draw:line draw:style-name="gr14" draw:text-style-name="P6" draw:layer="layout" svg:x1="19.262cm" svg:y1="12.702cm" svg:x2="24.13cm" svg:y2="12.702cm">
          <text:p/>
        </draw:line>
        <draw:custom-shape draw:style-name="gr28" draw:text-style-name="P10" draw:layer="layout" svg:width="2.572cm" svg:height="1.277cm" svg:x="20.124cm" svg:y="10.846cm">
          <text:list text:style-name="L13">
            <text:list-header>
              <text:p text:style-name="P8"><text:span text:style-name="T22">Yığı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10" draw:layer="layout" svg:width="2.102cm" svg:height="1.277cm" svg:x="20.356cm" svg:y="8.094cm">
          <text:list text:style-name="L11">
            <text:list-header>
              <text:p text:style-name="P8"><text:span text:style-name="T19">Ver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10" draw:layer="layout" svg:width="2.238cm" svg:height="1.277cm" svg:x="20.292cm" svg:y="9.324cm">
          <text:list text:style-name="L12">
            <text:list-header>
              <text:p text:style-name="P8"><text:span text:style-name="T20">B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0" draw:layer="layout" svg:width="2.716cm" svg:height="1.277cm" svg:x="20.049cm" svg:y="6.825cm">
          <text:list text:style-name="L8">
            <text:list-header>
              <text:p text:style-name="P8"><text:span text:style-name="T15">Meti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10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Memory Layout Example" draw:style-name="dp1" draw:master-page-name="Varsayılan" presentation:presentation-page-layout-name="AL3T19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Bellek yerleşimi örnek</text:p>
              </text:list-header>
            </text:list>
          </draw:text-box>
        </draw:frame>
        <draw:custom-shape draw:style-name="gr32" draw:text-style-name="P2" draw:layer="layout" svg:width="14.393cm" svg:height="13.97cm" svg:x="1.905cm" svg:y="4.022cm">
          <text:list text:style-name="L5">
            <text:list-header>
              <text:p text:style-name="P12"><text:span text:style-name="T28">char* string = “hello”;</text:span></text:p>
              <text:p text:style-name="P12"><text:span text:style-name="T28">int iSize;</text:span></text:p>
              <text:p text:style-name="P12"><text:span text:style-name="T28"/></text:p>
              <text:p text:style-name="P12"><text:span text:style-name="T28">char* f(void)</text:span></text:p>
              <text:p text:style-name="P12"><text:span text:style-name="T28">{</text:span></text:p>
              <text:p text:style-name="P12"><text:span text:style-name="T28"><text:s text:c="4"/></text:span><text:span text:style-name="T28">char* p;</text:span></text:p>
              <text:p text:style-name="P12"><text:span text:style-name="T28"><text:s text:c="4"/></text:span><text:span text:style-name="T28">iSize = 8;</text:span></text:p>
              <text:p text:style-name="P12"><text:span text:style-name="T28"><text:s text:c="4"/></text:span><text:span text:style-name="T28">p = malloc(iSize);</text:span></text:p>
              <text:p text:style-name="P12"><text:span text:style-name="T28"><text:s text:c="4"/></text:span><text:span text:style-name="T28">return p;</text:span></text:p>
              <text:p text:style-name="P12"><text:span text:style-name="T28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868cm" svg:height="11.43cm" svg:x="19.262cm" svg:y="6.775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9.262cm" svg:y1="9.315cm" svg:x2="24.13cm" svg:y2="9.315cm">
          <text:p/>
        </draw:line>
        <draw:line draw:style-name="gr14" draw:text-style-name="P6" draw:layer="layout" svg:x1="19.262cm" svg:y1="8.257cm" svg:x2="24.13cm" svg:y2="8.257cm">
          <text:p/>
        </draw:line>
        <draw:line draw:style-name="gr14" draw:text-style-name="P6" draw:layer="layout" svg:x1="19.262cm" svg:y1="10.585cm" svg:x2="24.13cm" svg:y2="10.585cm">
          <text:p/>
        </draw:line>
        <draw:line draw:style-name="gr14" draw:text-style-name="P6" draw:layer="layout" svg:x1="19.262cm" svg:y1="12.702cm" svg:x2="24.13cm" svg:y2="12.702cm">
          <text:p/>
        </draw:line>
        <draw:line draw:style-name="gr16" draw:text-style-name="P6" draw:layer="layout" svg:x1="21.59cm" svg:y1="12.702cm" svg:x2="21.59cm" svg:y2="13.549cm">
          <text:p/>
        </draw:line>
        <draw:line draw:style-name="gr14" draw:text-style-name="P6" draw:layer="layout" svg:x1="19.262cm" svg:y1="16.3cm" svg:x2="24.13cm" svg:y2="16.3cm">
          <text:p/>
        </draw:line>
        <draw:custom-shape draw:style-name="gr33" draw:text-style-name="P10" draw:layer="layout" svg:width="2.339cm" svg:height="1.277cm" svg:x="20.237cm" svg:y="16.512cm">
          <text:list text:style-name="L14">
            <text:list-header>
              <text:p text:style-name="P8"><text:span text:style-name="T24">Yığı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0" draw:text-style-name="P6" draw:layer="layout" svg:x1="21.59cm" svg:y1="15.454cm" svg:x2="21.59cm" svg:y2="16.3cm">
          <text:p/>
        </draw:line>
        <draw:line draw:style-name="gr14" draw:text-style-name="P6" draw:layer="layout" svg:x1="19.262cm" svg:y1="9.316cm" svg:x2="24.13cm" svg:y2="9.316cm">
          <text:p/>
        </draw:line>
        <draw:line draw:style-name="gr14" draw:text-style-name="P6" draw:layer="layout" svg:x1="19.262cm" svg:y1="8.258cm" svg:x2="24.13cm" svg:y2="8.258cm">
          <text:p/>
        </draw:line>
        <draw:line draw:style-name="gr14" draw:text-style-name="P6" draw:layer="layout" svg:x1="19.262cm" svg:y1="10.586cm" svg:x2="24.13cm" svg:y2="10.586cm">
          <text:p/>
        </draw:line>
        <draw:line draw:style-name="gr14" draw:text-style-name="P6" draw:layer="layout" svg:x1="19.262cm" svg:y1="12.703cm" svg:x2="24.13cm" svg:y2="12.703cm">
          <text:p/>
        </draw:line>
        <draw:custom-shape draw:style-name="gr34" draw:text-style-name="P10" draw:layer="layout" svg:width="2.572cm" svg:height="1.277cm" svg:x="20.124cm" svg:y="10.847cm">
          <text:list text:style-name="L13">
            <text:list-header>
              <text:p text:style-name="P8"><text:span text:style-name="T22">Yığı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10" draw:layer="layout" svg:width="2.102cm" svg:height="1.277cm" svg:x="20.356cm" svg:y="8.095cm">
          <text:list text:style-name="L11">
            <text:list-header>
              <text:p text:style-name="P8"><text:span text:style-name="T19">Ver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10" draw:layer="layout" svg:width="2.238cm" svg:height="1.277cm" svg:x="20.292cm" svg:y="9.325cm">
          <text:list text:style-name="L12">
            <text:list-header>
              <text:p text:style-name="P8"><text:span text:style-name="T20">B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0" draw:layer="layout" svg:width="2.716cm" svg:height="1.277cm" svg:x="20.049cm" svg:y="6.826cm">
          <text:list text:style-name="L8">
            <text:list-header>
              <text:p text:style-name="P8"><text:span text:style-name="T15">Meti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11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Memory Layout Example: Text" draw:style-name="dp1" draw:master-page-name="Varsayılan" presentation:presentation-page-layout-name="AL3T19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Bellek yerleşimi örnek: <text:span text:style-name="T29">Metin</text:span></text:p>
              </text:list-header>
            </text:list>
          </draw:text-box>
        </draw:frame>
        <draw:custom-shape draw:style-name="gr32" draw:text-style-name="P2" draw:layer="layout" svg:width="14.393cm" svg:height="13.97cm" svg:x="1.905cm" svg:y="4.022cm">
          <text:list text:style-name="L5">
            <text:list-header>
              <text:p text:style-name="P12"><text:span text:style-name="T28">char* string = </text:span><text:span text:style-name="T30">“hello”</text:span><text:span text:style-name="T28">;</text:span></text:p>
              <text:p text:style-name="P12"><text:span text:style-name="T28">int iSize;</text:span></text:p>
              <text:p text:style-name="P12"><text:span text:style-name="T28"/></text:p>
            </text:list-header>
          </text:list>
          <text:list text:style-name="L8">
            <text:list-header>
              <text:p text:style-name="P12"><text:span text:style-name="T30">char* f(void)</text:span></text:p>
              <text:p text:style-name="P12"><text:span text:style-name="T30">{</text:span></text:p>
              <text:p text:style-name="P12"><text:span text:style-name="T30"><text:s text:c="4"/></text:span><text:span text:style-name="T30">char* p;</text:span></text:p>
              <text:p text:style-name="P12"><text:span text:style-name="T30"><text:s text:c="4"/></text:span><text:span text:style-name="T30">iSize = 8;</text:span></text:p>
              <text:p text:style-name="P12"><text:span text:style-name="T30"><text:s text:c="4"/></text:span><text:span text:style-name="T30">p = malloc(iSize);</text:span></text:p>
              <text:p text:style-name="P12"><text:span text:style-name="T30"><text:s text:c="4"/></text:span><text:span text:style-name="T30">return p;</text:span></text:p>
              <text:p text:style-name="P12"><text:span text:style-name="T30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868cm" svg:height="11.43cm" svg:x="19.262cm" svg:y="6.775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9.262cm" svg:y1="9.315cm" svg:x2="24.13cm" svg:y2="9.315cm">
          <text:p/>
        </draw:line>
        <draw:line draw:style-name="gr14" draw:text-style-name="P6" draw:layer="layout" svg:x1="19.262cm" svg:y1="8.257cm" svg:x2="24.13cm" svg:y2="8.257cm">
          <text:p/>
        </draw:line>
        <draw:line draw:style-name="gr14" draw:text-style-name="P6" draw:layer="layout" svg:x1="19.262cm" svg:y1="10.585cm" svg:x2="24.13cm" svg:y2="10.585cm">
          <text:p/>
        </draw:line>
        <draw:line draw:style-name="gr14" draw:text-style-name="P6" draw:layer="layout" svg:x1="19.262cm" svg:y1="12.702cm" svg:x2="24.13cm" svg:y2="12.702cm">
          <text:p/>
        </draw:line>
        <draw:line draw:style-name="gr16" draw:text-style-name="P6" draw:layer="layout" svg:x1="21.59cm" svg:y1="12.702cm" svg:x2="21.59cm" svg:y2="13.549cm">
          <text:p/>
        </draw:line>
        <draw:line draw:style-name="gr14" draw:text-style-name="P6" draw:layer="layout" svg:x1="19.262cm" svg:y1="16.3cm" svg:x2="24.13cm" svg:y2="16.3cm">
          <text:p/>
        </draw:line>
        <draw:custom-shape draw:style-name="gr38" draw:text-style-name="P10" draw:layer="layout" svg:width="2.339cm" svg:height="1.277cm" svg:x="20.237cm" svg:y="16.512cm">
          <text:list text:style-name="L14">
            <text:list-header>
              <text:p text:style-name="P8"><text:span text:style-name="T24">Yığı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0" draw:text-style-name="P6" draw:layer="layout" svg:x1="21.59cm" svg:y1="15.454cm" svg:x2="21.59cm" svg:y2="16.3cm">
          <text:p/>
        </draw:line>
        <draw:line draw:style-name="gr14" draw:text-style-name="P6" draw:layer="layout" svg:x1="19.262cm" svg:y1="9.316cm" svg:x2="24.13cm" svg:y2="9.316cm">
          <text:p/>
        </draw:line>
        <draw:line draw:style-name="gr14" draw:text-style-name="P6" draw:layer="layout" svg:x1="19.262cm" svg:y1="8.258cm" svg:x2="24.13cm" svg:y2="8.258cm">
          <text:p/>
        </draw:line>
        <draw:line draw:style-name="gr14" draw:text-style-name="P6" draw:layer="layout" svg:x1="19.262cm" svg:y1="10.586cm" svg:x2="24.13cm" svg:y2="10.586cm">
          <text:p/>
        </draw:line>
        <draw:line draw:style-name="gr14" draw:text-style-name="P6" draw:layer="layout" svg:x1="19.262cm" svg:y1="12.703cm" svg:x2="24.13cm" svg:y2="12.703cm">
          <text:p/>
        </draw:line>
        <draw:custom-shape draw:style-name="gr39" draw:text-style-name="P10" draw:layer="layout" svg:width="2.572cm" svg:height="1.277cm" svg:x="20.124cm" svg:y="10.847cm">
          <text:list text:style-name="L13">
            <text:list-header>
              <text:p text:style-name="P8"><text:span text:style-name="T22">Yığı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10" draw:layer="layout" svg:width="2.102cm" svg:height="1.277cm" svg:x="20.356cm" svg:y="8.095cm">
          <text:list text:style-name="L11">
            <text:list-header>
              <text:p text:style-name="P8"><text:span text:style-name="T19">Ver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10" draw:layer="layout" svg:width="2.238cm" svg:height="1.277cm" svg:x="20.292cm" svg:y="9.325cm">
          <text:list text:style-name="L12">
            <text:list-header>
              <text:p text:style-name="P8"><text:span text:style-name="T20">B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10" draw:layer="layout" svg:width="2.716cm" svg:height="1.277cm" svg:x="20.049cm" svg:y="6.826cm">
          <text:list text:style-name="L8">
            <text:list-header>
              <text:p text:style-name="P8"><text:span text:style-name="T15">Meti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12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Memory Layout Example: Data" draw:style-name="dp1" draw:master-page-name="Varsayılan" presentation:presentation-page-layout-name="AL3T19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Bellek yerleşimi örnek: <text:span text:style-name="T31">Veri</text:span></text:p>
              </text:list-header>
            </text:list>
          </draw:text-box>
        </draw:frame>
        <draw:custom-shape draw:style-name="gr32" draw:text-style-name="P2" draw:layer="layout" svg:width="14.393cm" svg:height="13.97cm" svg:x="1.905cm" svg:y="4.022cm">
          <text:list text:style-name="L5">
            <text:list-header>
              <text:p text:style-name="P12"><text:span text:style-name="T28">char* </text:span><text:span text:style-name="T32">string</text:span><text:span text:style-name="T28"> = “hello”;</text:span></text:p>
              <text:p text:style-name="P12"><text:span text:style-name="T28">int iSize;</text:span></text:p>
              <text:p text:style-name="P12"><text:span text:style-name="T28"/></text:p>
              <text:p text:style-name="P12"><text:span text:style-name="T28">char* f(void)</text:span></text:p>
              <text:p text:style-name="P12"><text:span text:style-name="T28">{</text:span></text:p>
              <text:p text:style-name="P12"><text:span text:style-name="T28"><text:s text:c="4"/></text:span><text:span text:style-name="T28">char* p;</text:span></text:p>
              <text:p text:style-name="P12"><text:span text:style-name="T28"><text:s text:c="4"/></text:span><text:span text:style-name="T28">iSize = 8;</text:span></text:p>
              <text:p text:style-name="P12"><text:span text:style-name="T28"><text:s text:c="4"/></text:span><text:span text:style-name="T28">p = malloc(iSize);</text:span></text:p>
              <text:p text:style-name="P12"><text:span text:style-name="T28"><text:s text:c="4"/></text:span><text:span text:style-name="T28">return p;</text:span></text:p>
              <text:p text:style-name="P12"><text:span text:style-name="T28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868cm" svg:height="11.43cm" svg:x="19.262cm" svg:y="6.775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9.262cm" svg:y1="9.315cm" svg:x2="24.13cm" svg:y2="9.315cm">
          <text:p/>
        </draw:line>
        <draw:line draw:style-name="gr14" draw:text-style-name="P6" draw:layer="layout" svg:x1="19.262cm" svg:y1="8.257cm" svg:x2="24.13cm" svg:y2="8.257cm">
          <text:p/>
        </draw:line>
        <draw:line draw:style-name="gr14" draw:text-style-name="P6" draw:layer="layout" svg:x1="19.262cm" svg:y1="10.585cm" svg:x2="24.13cm" svg:y2="10.585cm">
          <text:p/>
        </draw:line>
        <draw:line draw:style-name="gr14" draw:text-style-name="P6" draw:layer="layout" svg:x1="19.262cm" svg:y1="12.702cm" svg:x2="24.13cm" svg:y2="12.702cm">
          <text:p/>
        </draw:line>
        <draw:line draw:style-name="gr16" draw:text-style-name="P6" draw:layer="layout" svg:x1="21.59cm" svg:y1="12.702cm" svg:x2="21.59cm" svg:y2="13.549cm">
          <text:p/>
        </draw:line>
        <draw:line draw:style-name="gr14" draw:text-style-name="P6" draw:layer="layout" svg:x1="19.262cm" svg:y1="16.3cm" svg:x2="24.13cm" svg:y2="16.3cm">
          <text:p/>
        </draw:line>
        <draw:custom-shape draw:style-name="gr43" draw:text-style-name="P10" draw:layer="layout" svg:width="2.339cm" svg:height="1.277cm" svg:x="20.237cm" svg:y="16.512cm">
          <text:list text:style-name="L14">
            <text:list-header>
              <text:p text:style-name="P8"><text:span text:style-name="T24">Yığı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0" draw:text-style-name="P6" draw:layer="layout" svg:x1="21.59cm" svg:y1="15.454cm" svg:x2="21.59cm" svg:y2="16.3cm">
          <text:p/>
        </draw:line>
        <draw:line draw:style-name="gr14" draw:text-style-name="P6" draw:layer="layout" svg:x1="19.262cm" svg:y1="9.316cm" svg:x2="24.13cm" svg:y2="9.316cm">
          <text:p/>
        </draw:line>
        <draw:line draw:style-name="gr14" draw:text-style-name="P6" draw:layer="layout" svg:x1="19.262cm" svg:y1="8.258cm" svg:x2="24.13cm" svg:y2="8.258cm">
          <text:p/>
        </draw:line>
        <draw:line draw:style-name="gr14" draw:text-style-name="P6" draw:layer="layout" svg:x1="19.262cm" svg:y1="10.586cm" svg:x2="24.13cm" svg:y2="10.586cm">
          <text:p/>
        </draw:line>
        <draw:line draw:style-name="gr14" draw:text-style-name="P6" draw:layer="layout" svg:x1="19.262cm" svg:y1="12.703cm" svg:x2="24.13cm" svg:y2="12.703cm">
          <text:p/>
        </draw:line>
        <draw:custom-shape draw:style-name="gr44" draw:text-style-name="P10" draw:layer="layout" svg:width="2.572cm" svg:height="1.277cm" svg:x="20.124cm" svg:y="10.847cm">
          <text:list text:style-name="L13">
            <text:list-header>
              <text:p text:style-name="P8"><text:span text:style-name="T22">Yığı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10" draw:layer="layout" svg:width="2.102cm" svg:height="1.277cm" svg:x="20.356cm" svg:y="8.095cm">
          <text:list text:style-name="L11">
            <text:list-header>
              <text:p text:style-name="P8"><text:span text:style-name="T19">Ver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10" draw:layer="layout" svg:width="2.238cm" svg:height="1.277cm" svg:x="20.292cm" svg:y="9.325cm">
          <text:list text:style-name="L12">
            <text:list-header>
              <text:p text:style-name="P8"><text:span text:style-name="T20">B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10" draw:layer="layout" svg:width="2.716cm" svg:height="1.277cm" svg:x="20.049cm" svg:y="6.826cm">
          <text:list text:style-name="L8">
            <text:list-header>
              <text:p text:style-name="P8"><text:span text:style-name="T15">Meti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13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Memory Layout Example: BSS" draw:style-name="dp1" draw:master-page-name="Varsayılan" presentation:presentation-page-layout-name="AL3T19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Bellek yerleşimi örnek: <text:span text:style-name="T33">BSS</text:span></text:p>
              </text:list-header>
            </text:list>
          </draw:text-box>
        </draw:frame>
        <draw:custom-shape draw:style-name="gr32" draw:text-style-name="P2" draw:layer="layout" svg:width="14.393cm" svg:height="13.97cm" svg:x="1.905cm" svg:y="4.022cm">
          <text:list text:style-name="L5">
            <text:list-header>
              <text:p text:style-name="P12"><text:span text:style-name="T28">char* string = “hello”;</text:span></text:p>
              <text:p text:style-name="P12"><text:span text:style-name="T28">int</text:span><text:span text:style-name="T34"> iSize;</text:span></text:p>
            </text:list-header>
          </text:list>
          <text:list text:style-name="L12">
            <text:list-header>
              <text:p text:style-name="P12"><text:span text:style-name="T34"/></text:p>
            </text:list-header>
          </text:list>
          <text:list text:style-name="L5">
            <text:list-header>
              <text:p text:style-name="P12"><text:span text:style-name="T28">char* f(void)</text:span></text:p>
              <text:p text:style-name="P12"><text:span text:style-name="T28">{</text:span></text:p>
              <text:p text:style-name="P12"><text:span text:style-name="T28"><text:s text:c="4"/></text:span><text:span text:style-name="T28">char* p;</text:span></text:p>
              <text:p text:style-name="P12"><text:span text:style-name="T28"><text:s text:c="4"/></text:span><text:span text:style-name="T28">iSize = 8;</text:span></text:p>
              <text:p text:style-name="P12"><text:span text:style-name="T28"><text:s text:c="4"/></text:span><text:span text:style-name="T28">p = malloc(iSize);</text:span></text:p>
              <text:p text:style-name="P12"><text:span text:style-name="T28"><text:s text:c="4"/></text:span><text:span text:style-name="T28">return p;</text:span></text:p>
              <text:p text:style-name="P12"><text:span text:style-name="T28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868cm" svg:height="11.43cm" svg:x="19.262cm" svg:y="6.775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9.262cm" svg:y1="9.315cm" svg:x2="24.13cm" svg:y2="9.315cm">
          <text:p/>
        </draw:line>
        <draw:line draw:style-name="gr14" draw:text-style-name="P6" draw:layer="layout" svg:x1="19.262cm" svg:y1="8.257cm" svg:x2="24.13cm" svg:y2="8.257cm">
          <text:p/>
        </draw:line>
        <draw:line draw:style-name="gr14" draw:text-style-name="P6" draw:layer="layout" svg:x1="19.262cm" svg:y1="10.585cm" svg:x2="24.13cm" svg:y2="10.585cm">
          <text:p/>
        </draw:line>
        <draw:line draw:style-name="gr14" draw:text-style-name="P6" draw:layer="layout" svg:x1="19.262cm" svg:y1="12.702cm" svg:x2="24.13cm" svg:y2="12.702cm">
          <text:p/>
        </draw:line>
        <draw:line draw:style-name="gr16" draw:text-style-name="P6" draw:layer="layout" svg:x1="21.59cm" svg:y1="12.702cm" svg:x2="21.59cm" svg:y2="13.549cm">
          <text:p/>
        </draw:line>
        <draw:line draw:style-name="gr14" draw:text-style-name="P6" draw:layer="layout" svg:x1="19.262cm" svg:y1="16.3cm" svg:x2="24.13cm" svg:y2="16.3cm">
          <text:p/>
        </draw:line>
        <draw:custom-shape draw:style-name="gr48" draw:text-style-name="P10" draw:layer="layout" svg:width="2.339cm" svg:height="1.277cm" svg:x="20.237cm" svg:y="16.512cm">
          <text:list text:style-name="L14">
            <text:list-header>
              <text:p text:style-name="P8"><text:span text:style-name="T24">Yığı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0" draw:text-style-name="P6" draw:layer="layout" svg:x1="21.59cm" svg:y1="15.454cm" svg:x2="21.59cm" svg:y2="16.3cm">
          <text:p/>
        </draw:line>
        <draw:line draw:style-name="gr14" draw:text-style-name="P6" draw:layer="layout" svg:x1="19.262cm" svg:y1="9.316cm" svg:x2="24.13cm" svg:y2="9.316cm">
          <text:p/>
        </draw:line>
        <draw:line draw:style-name="gr14" draw:text-style-name="P6" draw:layer="layout" svg:x1="19.262cm" svg:y1="8.258cm" svg:x2="24.13cm" svg:y2="8.258cm">
          <text:p/>
        </draw:line>
        <draw:line draw:style-name="gr14" draw:text-style-name="P6" draw:layer="layout" svg:x1="19.262cm" svg:y1="10.586cm" svg:x2="24.13cm" svg:y2="10.586cm">
          <text:p/>
        </draw:line>
        <draw:line draw:style-name="gr14" draw:text-style-name="P6" draw:layer="layout" svg:x1="19.262cm" svg:y1="12.703cm" svg:x2="24.13cm" svg:y2="12.703cm">
          <text:p/>
        </draw:line>
        <draw:custom-shape draw:style-name="gr49" draw:text-style-name="P10" draw:layer="layout" svg:width="2.572cm" svg:height="1.277cm" svg:x="20.124cm" svg:y="10.847cm">
          <text:list text:style-name="L13">
            <text:list-header>
              <text:p text:style-name="P8"><text:span text:style-name="T22">Yığı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10" draw:layer="layout" svg:width="2.102cm" svg:height="1.277cm" svg:x="20.356cm" svg:y="8.095cm">
          <text:list text:style-name="L11">
            <text:list-header>
              <text:p text:style-name="P8"><text:span text:style-name="T19">Ver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10" draw:layer="layout" svg:width="2.238cm" svg:height="1.277cm" svg:x="20.292cm" svg:y="9.325cm">
          <text:list text:style-name="L12">
            <text:list-header>
              <text:p text:style-name="P8"><text:span text:style-name="T20">B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10" draw:layer="layout" svg:width="2.716cm" svg:height="1.277cm" svg:x="20.049cm" svg:y="6.826cm">
          <text:list text:style-name="L8">
            <text:list-header>
              <text:p text:style-name="P8"><text:span text:style-name="T15">Meti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14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Memory Layout Example: Heap" draw:style-name="dp1" draw:master-page-name="Varsayılan" presentation:presentation-page-layout-name="AL3T19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Bellek yerleşimi örnek: <text:span text:style-name="T1">Yığın</text:span></text:p>
              </text:list-header>
            </text:list>
          </draw:text-box>
        </draw:frame>
        <draw:custom-shape draw:style-name="gr32" draw:text-style-name="P2" draw:layer="layout" svg:width="14.393cm" svg:height="13.97cm" svg:x="1.905cm" svg:y="4.022cm">
          <text:list text:style-name="L5">
            <text:list-header>
              <text:p text:style-name="P12"><text:span text:style-name="T28">char* string = “hello”;</text:span></text:p>
              <text:p text:style-name="P12"><text:span text:style-name="T28">int iSize;</text:span></text:p>
              <text:p text:style-name="P12"><text:span text:style-name="T28"/></text:p>
              <text:p text:style-name="P12"><text:span text:style-name="T28">char* f(void)</text:span></text:p>
              <text:p text:style-name="P12"><text:span text:style-name="T28">{</text:span></text:p>
              <text:p text:style-name="P12"><text:span text:style-name="T28"><text:s text:c="4"/></text:span><text:span text:style-name="T28">char* p;</text:span></text:p>
              <text:p text:style-name="P12"><text:span text:style-name="T28"><text:s text:c="4"/></text:span><text:span text:style-name="T28">iSize = 8;</text:span></text:p>
              <text:p text:style-name="P12"><text:span text:style-name="T28"><text:s text:c="4"/></text:span><text:span text:style-name="T28">p = </text:span><text:span text:style-name="T35">malloc(iSize)</text:span><text:span text:style-name="T28">;</text:span></text:p>
              <text:p text:style-name="P12"><text:span text:style-name="T28"><text:s text:c="4"/></text:span><text:span text:style-name="T28">return p;</text:span></text:p>
              <text:p text:style-name="P12"><text:span text:style-name="T28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868cm" svg:height="11.43cm" svg:x="19.262cm" svg:y="6.775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9.262cm" svg:y1="9.315cm" svg:x2="24.13cm" svg:y2="9.315cm">
          <text:p/>
        </draw:line>
        <draw:line draw:style-name="gr14" draw:text-style-name="P6" draw:layer="layout" svg:x1="19.262cm" svg:y1="8.257cm" svg:x2="24.13cm" svg:y2="8.257cm">
          <text:p/>
        </draw:line>
        <draw:line draw:style-name="gr14" draw:text-style-name="P6" draw:layer="layout" svg:x1="19.262cm" svg:y1="10.585cm" svg:x2="24.13cm" svg:y2="10.585cm">
          <text:p/>
        </draw:line>
        <draw:line draw:style-name="gr14" draw:text-style-name="P6" draw:layer="layout" svg:x1="19.262cm" svg:y1="12.702cm" svg:x2="24.13cm" svg:y2="12.702cm">
          <text:p/>
        </draw:line>
        <draw:line draw:style-name="gr16" draw:text-style-name="P6" draw:layer="layout" svg:x1="21.59cm" svg:y1="12.702cm" svg:x2="21.59cm" svg:y2="13.549cm">
          <text:p/>
        </draw:line>
        <draw:line draw:style-name="gr14" draw:text-style-name="P6" draw:layer="layout" svg:x1="19.262cm" svg:y1="16.3cm" svg:x2="24.13cm" svg:y2="16.3cm">
          <text:p/>
        </draw:line>
        <draw:custom-shape draw:style-name="gr53" draw:text-style-name="P10" draw:layer="layout" svg:width="2.339cm" svg:height="1.277cm" svg:x="20.237cm" svg:y="16.512cm">
          <text:list text:style-name="L14">
            <text:list-header>
              <text:p text:style-name="P8"><text:span text:style-name="T24">Yığı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0" draw:text-style-name="P6" draw:layer="layout" svg:x1="21.59cm" svg:y1="15.454cm" svg:x2="21.59cm" svg:y2="16.3cm">
          <text:p/>
        </draw:line>
        <draw:line draw:style-name="gr14" draw:text-style-name="P6" draw:layer="layout" svg:x1="19.262cm" svg:y1="9.316cm" svg:x2="24.13cm" svg:y2="9.316cm">
          <text:p/>
        </draw:line>
        <draw:line draw:style-name="gr14" draw:text-style-name="P6" draw:layer="layout" svg:x1="19.262cm" svg:y1="8.258cm" svg:x2="24.13cm" svg:y2="8.258cm">
          <text:p/>
        </draw:line>
        <draw:line draw:style-name="gr14" draw:text-style-name="P6" draw:layer="layout" svg:x1="19.262cm" svg:y1="10.586cm" svg:x2="24.13cm" svg:y2="10.586cm">
          <text:p/>
        </draw:line>
        <draw:line draw:style-name="gr14" draw:text-style-name="P6" draw:layer="layout" svg:x1="19.262cm" svg:y1="12.703cm" svg:x2="24.13cm" svg:y2="12.703cm">
          <text:p/>
        </draw:line>
        <draw:custom-shape draw:style-name="gr54" draw:text-style-name="P10" draw:layer="layout" svg:width="2.572cm" svg:height="1.277cm" svg:x="20.124cm" svg:y="10.847cm">
          <text:list text:style-name="L13">
            <text:list-header>
              <text:p text:style-name="P8"><text:span text:style-name="T22">Yığı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10" draw:layer="layout" svg:width="2.102cm" svg:height="1.277cm" svg:x="20.356cm" svg:y="8.095cm">
          <text:list text:style-name="L11">
            <text:list-header>
              <text:p text:style-name="P8"><text:span text:style-name="T19">Ver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10" draw:layer="layout" svg:width="2.238cm" svg:height="1.277cm" svg:x="20.292cm" svg:y="9.325cm">
          <text:list text:style-name="L12">
            <text:list-header>
              <text:p text:style-name="P8"><text:span text:style-name="T20">B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10" draw:layer="layout" svg:width="2.716cm" svg:height="1.277cm" svg:x="20.049cm" svg:y="6.826cm">
          <text:list text:style-name="L8">
            <text:list-header>
              <text:p text:style-name="P8"><text:span text:style-name="T15">Meti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15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Memory Layout Example: Stack" draw:style-name="dp1" draw:master-page-name="Varsayılan" presentation:presentation-page-layout-name="AL3T19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Bellek yerleşimi örnek: <text:span text:style-name="T36">Yığıt</text:span></text:p>
              </text:list-header>
            </text:list>
          </draw:text-box>
        </draw:frame>
        <draw:custom-shape draw:style-name="gr32" draw:text-style-name="P2" draw:layer="layout" svg:width="14.393cm" svg:height="13.97cm" svg:x="1.905cm" svg:y="4.022cm">
          <text:list text:style-name="L5">
            <text:list-header>
              <text:p text:style-name="P12"><text:span text:style-name="T28">char* string = “hello”;</text:span></text:p>
              <text:p text:style-name="P12"><text:span text:style-name="T28">int iSize;</text:span></text:p>
              <text:p text:style-name="P12"><text:span text:style-name="T28"/></text:p>
              <text:p text:style-name="P12"><text:span text:style-name="T28">char* f(void)</text:span></text:p>
              <text:p text:style-name="P12"><text:span text:style-name="T28">{</text:span></text:p>
              <text:p text:style-name="P12"><text:span text:style-name="T28"><text:s text:c="4"/></text:span><text:span text:style-name="T37">char* p;</text:span></text:p>
              <text:p text:style-name="P12"><text:span text:style-name="T28"><text:s text:c="4"/></text:span><text:span text:style-name="T28">iSize = 8;</text:span></text:p>
              <text:p text:style-name="P12"><text:span text:style-name="T28"><text:s text:c="4"/></text:span><text:span text:style-name="T28">p = malloc(iSize);</text:span></text:p>
              <text:p text:style-name="P12"><text:span text:style-name="T28"><text:s text:c="4"/></text:span><text:span text:style-name="T28">return p;</text:span></text:p>
              <text:p text:style-name="P12"><text:span text:style-name="T28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868cm" svg:height="11.43cm" svg:x="19.262cm" svg:y="6.775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9.262cm" svg:y1="9.315cm" svg:x2="24.13cm" svg:y2="9.315cm">
          <text:p/>
        </draw:line>
        <draw:line draw:style-name="gr14" draw:text-style-name="P6" draw:layer="layout" svg:x1="19.262cm" svg:y1="8.257cm" svg:x2="24.13cm" svg:y2="8.257cm">
          <text:p/>
        </draw:line>
        <draw:line draw:style-name="gr14" draw:text-style-name="P6" draw:layer="layout" svg:x1="19.262cm" svg:y1="10.585cm" svg:x2="24.13cm" svg:y2="10.585cm">
          <text:p/>
        </draw:line>
        <draw:line draw:style-name="gr14" draw:text-style-name="P6" draw:layer="layout" svg:x1="19.262cm" svg:y1="12.702cm" svg:x2="24.13cm" svg:y2="12.702cm">
          <text:p/>
        </draw:line>
        <draw:line draw:style-name="gr16" draw:text-style-name="P6" draw:layer="layout" svg:x1="21.59cm" svg:y1="12.702cm" svg:x2="21.59cm" svg:y2="13.549cm">
          <text:p/>
        </draw:line>
        <draw:line draw:style-name="gr14" draw:text-style-name="P6" draw:layer="layout" svg:x1="19.262cm" svg:y1="16.3cm" svg:x2="24.13cm" svg:y2="16.3cm">
          <text:p/>
        </draw:line>
        <draw:custom-shape draw:style-name="gr58" draw:text-style-name="P10" draw:layer="layout" svg:width="2.339cm" svg:height="1.277cm" svg:x="20.237cm" svg:y="16.512cm">
          <text:list text:style-name="L14">
            <text:list-header>
              <text:p text:style-name="P8"><text:span text:style-name="T24">Yığı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0" draw:text-style-name="P6" draw:layer="layout" svg:x1="21.59cm" svg:y1="15.454cm" svg:x2="21.59cm" svg:y2="16.3cm">
          <text:p/>
        </draw:line>
        <draw:line draw:style-name="gr14" draw:text-style-name="P6" draw:layer="layout" svg:x1="19.262cm" svg:y1="9.316cm" svg:x2="24.13cm" svg:y2="9.316cm">
          <text:p/>
        </draw:line>
        <draw:line draw:style-name="gr14" draw:text-style-name="P6" draw:layer="layout" svg:x1="19.262cm" svg:y1="8.258cm" svg:x2="24.13cm" svg:y2="8.258cm">
          <text:p/>
        </draw:line>
        <draw:line draw:style-name="gr14" draw:text-style-name="P6" draw:layer="layout" svg:x1="19.262cm" svg:y1="10.586cm" svg:x2="24.13cm" svg:y2="10.586cm">
          <text:p/>
        </draw:line>
        <draw:line draw:style-name="gr14" draw:text-style-name="P6" draw:layer="layout" svg:x1="19.262cm" svg:y1="12.703cm" svg:x2="24.13cm" svg:y2="12.703cm">
          <text:p/>
        </draw:line>
        <draw:custom-shape draw:style-name="gr59" draw:text-style-name="P10" draw:layer="layout" svg:width="2.572cm" svg:height="1.277cm" svg:x="20.124cm" svg:y="10.847cm">
          <text:list text:style-name="L13">
            <text:list-header>
              <text:p text:style-name="P8"><text:span text:style-name="T22">Yığı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10" draw:layer="layout" svg:width="2.102cm" svg:height="1.277cm" svg:x="20.356cm" svg:y="8.095cm">
          <text:list text:style-name="L11">
            <text:list-header>
              <text:p text:style-name="P8"><text:span text:style-name="T19">Ver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10" draw:layer="layout" svg:width="2.238cm" svg:height="1.277cm" svg:x="20.292cm" svg:y="9.325cm">
          <text:list text:style-name="L12">
            <text:list-header>
              <text:p text:style-name="P8"><text:span text:style-name="T20">B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10" draw:layer="layout" svg:width="2.716cm" svg:height="1.277cm" svg:x="20.049cm" svg:y="6.826cm">
          <text:list text:style-name="L8">
            <text:list-header>
              <text:p text:style-name="P8"><text:span text:style-name="T15">Meti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16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Memory Allocation &amp; Deallocation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<text:span text:style-name="T2">Bellek Tahsisi &amp; İadesi</text:span>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4"><text:span text:style-name="T2">Nasıl ve ne zaman bellek tahsis edilir?</text:span></text:p>
                <text:list>
                  <text:list-item>
                    <text:p><text:span text:style-name="T2">Global ve statik değişkenler: programla başlar</text:span></text:p>
                  </text:list-item>
                  <text:list-item>
                    <text:p><text:span text:style-name="T2">Yerel değişkenler: işlev çağrısıyla</text:span></text:p>
                  </text:list-item>
                  <text:list-item>
                    <text:p><text:span text:style-name="T2">Dinamik bellek: </text:span><text:span text:style-name="T3">malloc()</text:span></text:p>
                  </text:list-item>
                </text:list>
              </text:list-item>
              <text:list-item>
                <text:p text:style-name="P4"><text:span text:style-name="T2">Bellek iadesi nasıldır?</text:span></text:p>
                <text:list>
                  <text:list-item>
                    <text:p><text:span text:style-name="T2">Global ve statik değişkenler: programla sonlanır</text:span></text:p>
                  </text:list-item>
                  <text:list-item>
                    <text:p><text:span text:style-name="T2">Yerel değişkenler: işlevden dönerken</text:span></text:p>
                  </text:list-item>
                  <text:list-item>
                    <text:p><text:span text:style-name="T2">Dinamik bellek: </text:span><text:span text:style-name="T3">free()</text:span></text:p>
                  </text:list-item>
                </text:list>
              </text:list-item>
              <text:list-item>
                <text:p text:style-name="P4"><text:span text:style-name="T2">Program sonlanınca tüm bellek boşaltılır</text:span></text:p>
                <text:list>
                  <text:list-item>
                    <text:p><text:span text:style-name="T2">Tahsis edilen belleği boşaltmanın yoludur</text:span></text:p>
                  </text:list-item>
                </text:list>
              </text:list-item>
            </text:list>
          </draw:text-box>
        </draw:frame>
        <draw:custom-shape draw:style-name="gr12" draw:text-style-name="P2" draw:layer="layout" svg:width="4.868cm" svg:height="11.43cm" svg:x="19.262cm" svg:y="6.775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9.262cm" svg:y1="9.315cm" svg:x2="24.13cm" svg:y2="9.315cm">
          <text:p/>
        </draw:line>
        <draw:line draw:style-name="gr14" draw:text-style-name="P6" draw:layer="layout" svg:x1="19.262cm" svg:y1="8.257cm" svg:x2="24.13cm" svg:y2="8.257cm">
          <text:p/>
        </draw:line>
        <draw:line draw:style-name="gr14" draw:text-style-name="P6" draw:layer="layout" svg:x1="19.262cm" svg:y1="10.585cm" svg:x2="24.13cm" svg:y2="10.585cm">
          <text:p/>
        </draw:line>
        <draw:line draw:style-name="gr14" draw:text-style-name="P6" draw:layer="layout" svg:x1="19.262cm" svg:y1="12.702cm" svg:x2="24.13cm" svg:y2="12.702cm">
          <text:p/>
        </draw:line>
        <draw:line draw:style-name="gr16" draw:text-style-name="P6" draw:layer="layout" svg:x1="21.59cm" svg:y1="12.702cm" svg:x2="21.59cm" svg:y2="13.549cm">
          <text:p/>
        </draw:line>
        <draw:line draw:style-name="gr14" draw:text-style-name="P6" draw:layer="layout" svg:x1="19.262cm" svg:y1="16.3cm" svg:x2="24.13cm" svg:y2="16.3cm">
          <text:p/>
        </draw:line>
        <draw:custom-shape draw:style-name="gr63" draw:text-style-name="P10" draw:layer="layout" svg:width="2.339cm" svg:height="1.277cm" svg:x="20.237cm" svg:y="16.512cm">
          <text:list text:style-name="L14">
            <text:list-header>
              <text:p text:style-name="P8"><text:span text:style-name="T24">Yığı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0" draw:text-style-name="P6" draw:layer="layout" svg:x1="21.59cm" svg:y1="15.454cm" svg:x2="21.59cm" svg:y2="16.3cm">
          <text:p/>
        </draw:line>
        <draw:line draw:style-name="gr14" draw:text-style-name="P6" draw:layer="layout" svg:x1="19.262cm" svg:y1="9.316cm" svg:x2="24.13cm" svg:y2="9.316cm">
          <text:p/>
        </draw:line>
        <draw:line draw:style-name="gr14" draw:text-style-name="P6" draw:layer="layout" svg:x1="19.262cm" svg:y1="8.258cm" svg:x2="24.13cm" svg:y2="8.258cm">
          <text:p/>
        </draw:line>
        <draw:line draw:style-name="gr14" draw:text-style-name="P6" draw:layer="layout" svg:x1="19.262cm" svg:y1="10.586cm" svg:x2="24.13cm" svg:y2="10.586cm">
          <text:p/>
        </draw:line>
        <draw:line draw:style-name="gr14" draw:text-style-name="P6" draw:layer="layout" svg:x1="19.262cm" svg:y1="12.703cm" svg:x2="24.13cm" svg:y2="12.703cm">
          <text:p/>
        </draw:line>
        <draw:custom-shape draw:style-name="gr64" draw:text-style-name="P10" draw:layer="layout" svg:width="2.572cm" svg:height="1.277cm" svg:x="20.124cm" svg:y="10.847cm">
          <text:list text:style-name="L13">
            <text:list-header>
              <text:p text:style-name="P8"><text:span text:style-name="T22">Yığı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10" draw:layer="layout" svg:width="2.102cm" svg:height="1.277cm" svg:x="20.356cm" svg:y="8.095cm">
          <text:list text:style-name="L11">
            <text:list-header>
              <text:p text:style-name="P8"><text:span text:style-name="T19">Ver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10" draw:layer="layout" svg:width="2.238cm" svg:height="1.277cm" svg:x="20.292cm" svg:y="9.325cm">
          <text:list text:style-name="L12">
            <text:list-header>
              <text:p text:style-name="P8"><text:span text:style-name="T20">B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10" draw:layer="layout" svg:width="2.716cm" svg:height="1.277cm" svg:x="20.049cm" svg:y="6.826cm">
          <text:list text:style-name="L8">
            <text:list-header>
              <text:p text:style-name="P8"><text:span text:style-name="T15">Meti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17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Memory Allocation Example" draw:style-name="dp1" draw:master-page-name="Varsayılan" presentation:presentation-page-layout-name="AL3T19">
        <draw:frame presentation:style-name="pr3" draw:text-style-name="P2" draw:layer="layout" svg:width="23.706cm" svg:height="1.906cm" svg:x="0.794cm" svg:y="1.094cm" presentation:class="title" presentation:user-transformed="true">
          <draw:text-box>
            <text:list text:style-name="L2">
              <text:list-header>
                <text:p text:style-name="P3">Bellek Tahsisi Örneği</text:p>
              </text:list-header>
            </text:list>
          </draw:text-box>
        </draw:frame>
        <draw:polyline draw:style-name="gr16" draw:text-style-name="P6" draw:id="id5" draw:layer="layout" svg:width="6.772cm" svg:height="0cm" svg:x="8.254cm" svg:y="10.583cm" svg:viewBox="0 0 6773 0" draw:points="6773,0 0,0">
          <text:p/>
        </draw:polyline>
        <draw:polyline draw:style-name="gr16" draw:text-style-name="P6" draw:id="id1" draw:layer="layout" svg:width="1.058cm" svg:height="0cm" svg:x="13.757cm" svg:y="5.715cm" svg:viewBox="0 0 1059 0" draw:points="1059,0 0,0">
          <text:p/>
        </draw:polyline>
        <draw:polyline draw:style-name="gr16" draw:text-style-name="P6" draw:id="id3" draw:layer="layout" svg:width="7.83cm" svg:height="0cm" svg:x="7.196cm" svg:y="6.562cm" svg:viewBox="0 0 7831 0" draw:points="7831,0 0,0">
          <text:p/>
        </draw:polyline>
        <draw:custom-shape draw:style-name="gr32" draw:text-style-name="P2" draw:layer="layout" svg:width="12.7cm" svg:height="10.372cm" svg:x="1.482cm" svg:y="4.868cm">
          <text:list text:style-name="L5">
            <text:list-header>
              <text:p text:style-name="P12"><text:span text:style-name="T38">char* </text:span><text:span text:style-name="T39">string</text:span><text:span text:style-name="T38"> = “hello”;</text:span></text:p>
              <text:p text:style-name="P12"><text:span text:style-name="T38">int </text:span><text:span text:style-name="T40">iSize</text:span><text:span text:style-name="T38">;</text:span></text:p>
              <text:p text:style-name="P12"><text:span text:style-name="T38"/></text:p>
              <text:p text:style-name="P12"><text:span text:style-name="T38">char* f(void)</text:span></text:p>
              <text:p text:style-name="P12"><text:span text:style-name="T38">{</text:span></text:p>
              <text:p text:style-name="P12"><text:span text:style-name="T38"><text:s text:c="4"/></text:span><text:span text:style-name="T38">char* </text:span><text:span text:style-name="T41">p</text:span><text:span text:style-name="T38">;</text:span></text:p>
              <text:p text:style-name="P12"><text:span text:style-name="T38"><text:s text:c="4"/></text:span><text:span text:style-name="T38">iSize = 8;</text:span></text:p>
              <text:p text:style-name="P12"><text:span text:style-name="T38"><text:s text:c="4"/></text:span><text:span text:style-name="T38">p = </text:span><text:span text:style-name="T42">malloc(iSize);</text:span></text:p>
              <text:p text:style-name="P12"><text:span text:style-name="T38"><text:s text:c="4"/></text:span><text:span text:style-name="T38">return p;</text:span></text:p>
              <text:p text:style-name="P12"><text:span text:style-name="T38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2" draw:id="id4" draw:layer="layout" svg:width="6.907cm" svg:height="1.277cm" svg:x="15.274cm" svg:y="5.927cm">
          <text:list text:style-name="L12">
            <text:list-header>
              <text:p text:style-name="P3"><text:span text:style-name="T33">BSS: 0 başlangıç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id="id2" draw:layer="layout" svg:width="8.939cm" svg:height="1.277cm" svg:x="15.12cm" svg:y="4.868cm">
          <text:list text:style-name="L11">
            <text:list-header>
              <text:p text:style-name="P3"><text:span text:style-name="T31">Veri: “hello” başlangıç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id="id6" draw:layer="layout" svg:width="8.99cm" svg:height="1.277cm" svg:x="15.414cm" svg:y="9.948cm">
          <text:list text:style-name="L14">
            <text:list-header>
              <text:p text:style-name="P3"><text:span text:style-name="T36">Yığıt: işlev çağrıldığında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style-name="gr16" draw:text-style-name="P6" draw:id="id7" draw:layer="layout" svg:width="1.904cm" svg:height="0cm" svg:x="13.122cm" svg:y="12.7cm" svg:viewBox="0 0 1905 0" draw:points="1905,0 0,0">
          <text:p/>
        </draw:polyline>
        <draw:custom-shape draw:style-name="gr5" draw:text-style-name="P2" draw:id="id8" draw:layer="layout" svg:width="8.672cm" svg:height="1.277cm" svg:x="15.367cm" svg:y="12.065cm">
          <text:list text:style-name="L13">
            <text:list-header>
              <text:p text:style-name="P3"><text:span text:style-name="T21">Yığın: 8 bayt yer tahsis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428cm" svg:height="10.072cm" svg:x="3.545cm" svg:y="1.967cm" draw:page-number="18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Memory Deallocation Example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<text:span text:style-name="T2">Bellek boşaltma örneği</text:span></text:p>
              </text:list-header>
            </text:list>
          </draw:text-box>
        </draw:frame>
        <draw:custom-shape draw:style-name="gr32" draw:text-style-name="P2" draw:layer="layout" svg:width="12.7cm" svg:height="10.372cm" svg:x="1.482cm" svg:y="4.868cm">
          <text:list text:style-name="L5">
            <text:list-header>
              <text:p text:style-name="P12"><text:span text:style-name="T38">char* </text:span><text:span text:style-name="T39">string</text:span><text:span text:style-name="T38"> = “hello”;</text:span></text:p>
              <text:p text:style-name="P12"><text:span text:style-name="T38">int </text:span><text:span text:style-name="T40">iSize</text:span><text:span text:style-name="T38">;</text:span></text:p>
              <text:p text:style-name="P12"><text:span text:style-name="T38"/></text:p>
              <text:p text:style-name="P12"><text:span text:style-name="T38">char* f(void)</text:span></text:p>
              <text:p text:style-name="P12"><text:span text:style-name="T38">{</text:span></text:p>
              <text:p text:style-name="P12"><text:span text:style-name="T38"><text:s text:c="4"/></text:span><text:span text:style-name="T38">char* </text:span><text:span text:style-name="T41">p</text:span><text:span text:style-name="T38">;</text:span></text:p>
              <text:p text:style-name="P12"><text:span text:style-name="T38"><text:s text:c="4"/></text:span><text:span text:style-name="T38">iSize = 8;</text:span></text:p>
              <text:p text:style-name="P12"><text:span text:style-name="T38"><text:s text:c="4"/></text:span><text:span text:style-name="T38">p = </text:span><text:span text:style-name="T42">malloc(iSize);</text:span></text:p>
              <text:p text:style-name="P12"><text:span text:style-name="T38"><text:s text:c="4"/></text:span><text:span text:style-name="T38">return p;</text:span></text:p>
              <text:p text:style-name="P12"><text:span text:style-name="T38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2" draw:id="id9" draw:layer="layout" svg:width="8.469cm" svg:height="1.277cm" svg:x="15.752cm" svg:y="4.657cm">
          <text:list text:style-name="L11">
            <text:list-header>
              <text:p text:style-name="P3"><text:span text:style-name="T31">Sonlanıncaya kadar var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style-name="gr16" draw:text-style-name="P6" draw:id="id10" draw:layer="layout" svg:width="2.116cm" svg:height="0cm" svg:x="13.334cm" svg:y="5.503cm" svg:viewBox="0 0 2117 0" draw:points="2117,0 0,0">
          <text:p/>
        </draw:polyline>
        <draw:polyline draw:style-name="gr16" draw:text-style-name="P6" draw:id="id12" draw:layer="layout" svg:width="8.254cm" svg:height="0cm" svg:x="7.196cm" svg:y="6.562cm" svg:viewBox="0 0 8255 0" draw:points="8255,0 0,0">
          <text:p/>
        </draw:polyline>
        <draw:polyline draw:style-name="gr16" draw:text-style-name="P6" draw:id="id14" draw:layer="layout" svg:width="6.772cm" svg:height="0cm" svg:x="8.254cm" svg:y="10.583cm" svg:viewBox="0 0 6773 0" draw:points="6773,0 0,0">
          <text:p/>
        </draw:polyline>
        <draw:custom-shape draw:style-name="gr5" draw:text-style-name="P2" draw:id="id13" draw:layer="layout" svg:width="7.821cm" svg:height="1.277cm" svg:x="16.007cm" svg:y="9.948cm">
          <text:list text:style-name="L14">
            <text:list-header>
              <text:p text:style-name="P3"><text:span text:style-name="T27">f den dönerken boşalt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style-name="gr16" draw:text-style-name="P6" draw:id="id16" draw:layer="layout" svg:width="1.904cm" svg:height="0cm" svg:x="13.122cm" svg:y="12.7cm" svg:viewBox="0 0 1905 0" draw:points="1905,0 0,0">
          <text:p/>
        </draw:polyline>
        <draw:custom-shape draw:style-name="gr5" draw:text-style-name="P2" draw:id="id15" draw:layer="layout" svg:width="5.688cm" svg:height="1.277cm" svg:x="16.324cm" svg:y="12.065cm">
          <text:list text:style-name="L13">
            <text:list-header>
              <text:p text:style-name="P3"><text:span text:style-name="T21">free() ile boşa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id="id11" draw:layer="layout" svg:width="8.469cm" svg:height="1.277cm" svg:x="15.751cm" svg:y="5.927cm">
          <text:list text:style-name="L12">
            <text:list-header>
              <text:p text:style-name="P3"><text:span text:style-name="T33">Sonlanıncaya kadar var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428cm" svg:height="10.072cm" svg:x="3.545cm" svg:y="1.967cm" draw:page-number="19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Memory Initialization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Bellek İlklendirme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4"><text:span text:style-name="T2">Yerel değişkenler tanımsız değerlidir</text:span></text:p>
              </text:list-item>
            </text:list>
            <text:list text:style-name="L17">
              <text:list-header>
                <text:p text:style-name="P13"><text:span text:style-name="T43"><text:tab/></text:span><text:span text:style-name="T43"> </text:span><text:span text:style-name="T43">int count;</text:span></text:p>
              </text:list-header>
            </text:list>
            <text:list text:style-name="L3">
              <text:list-item>
                <text:p text:style-name="P4"><text:span text:style-name="T3">malloc() </text:span><text:span text:style-name="T4">ile tahsis edilen bellek tanımsız değerlidir</text:span></text:p>
              </text:list-item>
            </text:list>
            <text:list text:style-name="L17">
              <text:list-header>
                <text:p text:style-name="P13"><text:span text:style-name="T43"><text:tab/></text:span><text:span text:style-name="T43"> </text:span><text:span text:style-name="T43">char* p = (char *) malloc(8);</text:span></text:p>
              </text:list-header>
            </text:list>
            <text:list text:style-name="L3">
              <text:list-item>
                <text:p text:style-name="P4"><text:span text:style-name="T2">Özel bir değerli olsun derseniz açıkça söyleyin</text:span></text:p>
              </text:list-item>
            </text:list>
            <text:list text:style-name="L1">
              <text:list-header>
                <text:p text:style-name="P14"><text:span text:style-name="T2"><text:tab/></text:span><text:span text:style-name="T2"> <text:s/></text:span><text:span text:style-name="T43">int count = 0;</text:span><text:span text:style-name="T43"><text:line-break/></text:span><text:span text:style-name="T43"> p[0] = ’\0’;</text:span></text:p>
              </text:list-header>
            </text:list>
            <text:list text:style-name="L3">
              <text:list-item>
                <text:p text:style-name="P4"><text:span text:style-name="T2">Global ve statik değişkenler öntanımlı olarak 0 ile ilklenir</text:span></text:p>
              </text:list-item>
            </text:list>
            <text:list text:style-name="L17">
              <text:list-header>
                <text:p text:style-name="P13"><text:span text:style-name="T43"><text:tab/></text:span><text:span text:style-name="T43"> </text:span><text:span text:style-name="T43">static int count = 0; <text:s/></text:span><text:span text:style-name="T43"><text:line-break/></text:span><text:span text:style-name="T44"> <text:s text:c="2"/>iki gösterim </text:span><text:span text:style-name="T45">aynıdır</text:span><text:span text:style-name="T43"><text:line-break/></text:span><text:span text:style-name="T43"> static int count;</text:span></text:p>
              </text:list-header>
            </text:list>
          </draw:text-box>
        </draw:frame>
        <draw:custom-shape draw:style-name="gr11" draw:text-style-name="P2" draw:layer="layout" svg:width="6.738cm" svg:height="1.108cm" svg:x="14.447cm" svg:y="16.087cm">
          <text:list text:style-name="L7">
            <text:list-header>
              <text:p text:style-name="P8"><text:span text:style-name="T46">Bu stili kullanmayın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20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Heap: Dynamic Memory" draw:style-name="dp1" draw:master-page-name="Varsayılan" presentation:presentation-page-layout-name="AL2T1">
        <draw:custom-shape draw:style-name="gr68" draw:text-style-name="P2" draw:layer="layout" svg:width="2.328cm" svg:height="7.875cm" svg:x="15.452cm" svg:y="8.467cm">
          <text:p/>
          <draw:enhanced-geometry svg:viewBox="0 0 528 1738" draw:type="non-primitive" draw:enhanced-path="M 0 1728 L 149 1691 284 1738 390 1674 528 1728 528 0 0 0 0 1728 Z N"/>
        </draw:custom-shape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Yığın: Dinamik Bellek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1">
              <text:list-header>
                <text:p text:style-name="P15"><text:span text:style-name="T2"><text:s text:c="3"/></text:span><text:span text:style-name="T43">#include &lt;stdlib.h&gt;</text:span><text:span text:style-name="T43"><text:line-break/></text:span><text:span text:style-name="T43">void *malloc(size_t size);</text:span><text:span text:style-name="T43"><text:line-break/></text:span><text:span text:style-name="T43">void free(void *ptr);</text:span></text:p>
              </text:list-header>
            </text:list>
          </draw:text-box>
        </draw:frame>
        <draw:custom-shape draw:style-name="gr12" draw:text-style-name="P2" draw:layer="layout" svg:width="4.868cm" svg:height="11.43cm" svg:x="19.262cm" svg:y="6.7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883cm" svg:height="1.023cm" svg:x="18.419cm" svg:y="6.39cm">
          <text:list text:style-name="L6">
            <text:list-header>
              <text:p text:style-name="P9"><text:span text:style-name="T13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4.312cm" svg:height="1.023cm" svg:x="14.954cm" svg:y="17.568cm">
          <text:list text:style-name="L6">
            <text:list-header>
              <text:p text:style-name="P9"><text:span text:style-name="T13">0xfffffff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6" draw:layer="layout" svg:x1="19.262cm" svg:y1="16.298cm" svg:x2="24.13cm" svg:y2="16.298cm">
          <text:p/>
        </draw:line>
        <draw:line draw:style-name="gr14" draw:text-style-name="P6" draw:layer="layout" svg:x1="19.262cm" svg:y1="12.7cm" svg:x2="24.13cm" svg:y2="12.7cm">
          <text:p/>
        </draw:line>
        <draw:line draw:style-name="gr14" draw:text-style-name="P6" draw:layer="layout" svg:x1="19.262cm" svg:y1="9.313cm" svg:x2="24.13cm" svg:y2="9.313cm">
          <text:p/>
        </draw:line>
        <draw:line draw:style-name="gr14" draw:text-style-name="P6" draw:layer="layout" svg:x1="19.262cm" svg:y1="8.255cm" svg:x2="24.13cm" svg:y2="8.255cm">
          <text:p/>
        </draw:line>
        <draw:line draw:style-name="gr14" draw:text-style-name="P6" draw:layer="layout" svg:x1="19.262cm" svg:y1="10.583cm" svg:x2="24.13cm" svg:y2="10.583cm">
          <text:p/>
        </draw:line>
        <draw:custom-shape draw:style-name="gr11" draw:text-style-name="P2" draw:layer="layout" svg:width="2.043cm" svg:height="1.023cm" svg:x="20.384cm" svg:y="7.025cm">
          <text:list text:style-name="L5">
            <text:list-header>
              <text:p text:style-name="P8"><text:span text:style-name="T47">Met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2.043cm" svg:height="1.023cm" svg:x="20.384cm" svg:y="8.295cm">
          <text:list text:style-name="L5">
            <text:list-header>
              <text:p text:style-name="P8"><text:span text:style-name="T47">Met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.772cm" svg:height="1.023cm" svg:x="20.519cm" svg:y="9.525cm">
          <text:list text:style-name="L5">
            <text:list-header>
              <text:p text:style-name="P8"><text:span text:style-name="T47">B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.797cm" svg:height="1.023cm" svg:x="20.506cm" svg:y="16.55cm">
          <text:list text:style-name="L5">
            <text:list-header>
              <text:p text:style-name="P8"><text:span text:style-name="T47">Yığı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6" draw:text-style-name="P6" draw:layer="layout" svg:x1="21.59cm" svg:y1="12.7cm" svg:x2="21.59cm" svg:y2="13.547cm">
          <text:p/>
        </draw:line>
        <draw:line draw:style-name="gr20" draw:text-style-name="P6" draw:layer="layout" svg:x1="21.59cm" svg:y1="15.452cm" svg:x2="21.59cm" svg:y2="16.298cm">
          <text:p/>
        </draw:line>
        <draw:custom-shape draw:style-name="gr13" draw:text-style-name="P2" draw:layer="layout" svg:width="1.018cm" svg:height="4.325cm" svg:x="17.992cm" svg:y="9.313cm">
          <text:list text:style-name="L5">
            <text:list-header>
              <text:p text:style-name="P8"><text:span text:style-name="T4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2.466cm" svg:height="1.277cm" svg:x="15.277cm" svg:y="7.197cm">
          <text:list text:style-name="L5">
            <text:list-header>
              <text:p text:style-name="P8"><text:span text:style-name="T49">Yığı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.971cm" svg:height="1.023cm" svg:x="20.42cm" svg:y="11.046cm">
          <text:list text:style-name="L5">
            <text:list-header>
              <text:p text:style-name="P8"><text:span text:style-name="T47">Yığı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8.678cm" svg:height="7.881cm" svg:x="2.752cm" svg:y="8.255cm">
          <text:list text:style-name="L5">
            <text:list-header>
              <text:p text:style-name="P9"><text:span text:style-name="T50">char *p1 = malloc(3);</text:span></text:p>
              <text:p text:style-name="P9"><text:span text:style-name="T50">char *p2 = malloc(1);</text:span></text:p>
              <text:p text:style-name="P9"><text:span text:style-name="T50">char *p3 = malloc(4);</text:span></text:p>
              <text:p text:style-name="P9"><text:span text:style-name="T50">free(p2);</text:span></text:p>
              <text:p text:style-name="P9"><text:span text:style-name="T50">char *p4 = malloc(6);</text:span></text:p>
              <text:p text:style-name="P9"><text:span text:style-name="T50">free(p3);</text:span></text:p>
              <text:p text:style-name="P9"><text:span text:style-name="T50">char *p5 = malloc(2);</text:span></text:p>
              <text:p text:style-name="P9"><text:span text:style-name="T50">free(p1);</text:span></text:p>
              <text:p text:style-name="P9"><text:span text:style-name="T50">free(p4);</text:span></text:p>
              <text:p text:style-name="P9"><text:span text:style-name="T50">free(p5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2" draw:layer="layout" svg:width="2.328cm" svg:height="1.27cm" svg:x="15.452cm" svg:y="8.46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205cm" svg:height="1.023cm" svg:x="13.341cm" svg:y="7.871cm">
          <text:list text:style-name="L5">
            <text:list-header>
              <text:p text:style-name="P8"><text:span text:style-name="T47">p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0" draw:text-style-name="P6" draw:layer="layout" svg:x1="14.393cm" svg:y1="8.467cm" svg:x2="15.24cm" svg:y2="8.467cm">
          <text:p/>
        </draw:line>
        <draw:custom-shape draw:style-name="gr71" draw:text-style-name="P2" draw:layer="layout" svg:width="0.635cm" svg:height="0.635cm" svg:x="1.905cm" svg:y="8.4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428cm" svg:height="10.072cm" svg:x="3.545cm" svg:y="1.967cm" draw:page-number="21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22" draw:style-name="dp1" draw:master-page-name="Varsayılan" presentation:presentation-page-layout-name="AL2T1">
        <draw:custom-shape draw:style-name="gr68" draw:text-style-name="P2" draw:layer="layout" svg:width="2.328cm" svg:height="7.875cm" svg:x="15.452cm" svg:y="8.467cm">
          <text:p/>
          <draw:enhanced-geometry svg:viewBox="0 0 528 1738" draw:type="non-primitive" draw:enhanced-path="M 0 1728 L 149 1691 284 1738 390 1674 528 1728 528 0 0 0 0 1728 Z N"/>
        </draw:custom-shape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Heap: Dynamic Memory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1">
              <text:list-header>
                <text:p text:style-name="P15"><text:span text:style-name="T2"><text:s text:c="3"/></text:span><text:span text:style-name="T43">#include &lt;stdlib.h&gt;</text:span><text:span text:style-name="T43"><text:line-break/></text:span><text:span text:style-name="T43">void *malloc(size_t size);</text:span><text:span text:style-name="T43"><text:line-break/></text:span><text:span text:style-name="T43">void free(void *ptr);</text:span></text:p>
              </text:list-header>
            </text:list>
          </draw:text-box>
        </draw:frame>
        <draw:custom-shape draw:style-name="gr11" draw:text-style-name="P2" draw:layer="layout" svg:width="0.883cm" svg:height="1.023cm" svg:x="18.419cm" svg:y="6.39cm">
          <text:list text:style-name="L6">
            <text:list-header>
              <text:p text:style-name="P9"><text:span text:style-name="T13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4.312cm" svg:height="1.023cm" svg:x="14.954cm" svg:y="17.568cm">
          <text:list text:style-name="L6">
            <text:list-header>
              <text:p text:style-name="P9"><text:span text:style-name="T13">0xfffffff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2.466cm" svg:height="1.277cm" svg:x="15.277cm" svg:y="7.197cm">
          <text:list text:style-name="L5">
            <text:list-header>
              <text:p text:style-name="P8"><text:span text:style-name="T49">Yığı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8.678cm" svg:height="7.881cm" svg:x="2.752cm" svg:y="8.255cm">
          <text:list text:style-name="L5">
            <text:list-header>
              <text:p text:style-name="P9"><text:span text:style-name="T50">char *p1 = malloc(3);</text:span></text:p>
              <text:p text:style-name="P9"><text:span text:style-name="T50">char *p2 = malloc(1);</text:span></text:p>
              <text:p text:style-name="P9"><text:span text:style-name="T50">char *p3 = malloc(4);</text:span></text:p>
              <text:p text:style-name="P9"><text:span text:style-name="T50">free(p2);</text:span></text:p>
              <text:p text:style-name="P9"><text:span text:style-name="T50">char *p4 = malloc(6);</text:span></text:p>
              <text:p text:style-name="P9"><text:span text:style-name="T50">free(p3);</text:span></text:p>
              <text:p text:style-name="P9"><text:span text:style-name="T50">char *p5 = malloc(2);</text:span></text:p>
              <text:p text:style-name="P9"><text:span text:style-name="T50">free(p1);</text:span></text:p>
              <text:p text:style-name="P9"><text:span text:style-name="T50">free(p4);</text:span></text:p>
              <text:p text:style-name="P9"><text:span text:style-name="T50">free(p5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2" draw:layer="layout" svg:width="2.328cm" svg:height="1.27cm" svg:x="15.452cm" svg:y="8.46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205cm" svg:height="1.023cm" svg:x="13.341cm" svg:y="7.871cm">
          <text:list text:style-name="L5">
            <text:list-header>
              <text:p text:style-name="P8"><text:span text:style-name="T47">p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0" draw:text-style-name="P6" draw:layer="layout" svg:x1="14.393cm" svg:y1="8.467cm" svg:x2="15.24cm" svg:y2="8.467cm">
          <text:p/>
        </draw:line>
        <draw:g>
          <draw:custom-shape draw:style-name="gr69" draw:text-style-name="P2" draw:layer="layout" svg:width="2.328cm" svg:height="0.423cm" svg:x="15.452cm" svg:y="9.73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1.205cm" svg:height="1.023cm" svg:x="13.341cm" svg:y="9.141cm">
            <text:list text:style-name="L5">
              <text:list-header>
                <text:p text:style-name="P8"><text:span text:style-name="T47">p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0" draw:text-style-name="P6" draw:layer="layout" svg:x1="14.393cm" svg:y1="9.737cm" svg:x2="15.24cm" svg:y2="9.737cm">
            <text:p/>
          </draw:line>
        </draw:g>
        <draw:custom-shape draw:style-name="gr71" draw:text-style-name="P2" draw:layer="layout" svg:width="0.635cm" svg:height="0.635cm" svg:x="1.905cm" svg:y="9.1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" draw:layer="layout" svg:width="4.868cm" svg:height="11.43cm" svg:x="19.262cm" svg:y="6.773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9.262cm" svg:y1="16.298cm" svg:x2="24.13cm" svg:y2="16.298cm">
          <text:p/>
        </draw:line>
        <draw:line draw:style-name="gr14" draw:text-style-name="P6" draw:layer="layout" svg:x1="19.262cm" svg:y1="12.7cm" svg:x2="24.13cm" svg:y2="12.7cm">
          <text:p/>
        </draw:line>
        <draw:line draw:style-name="gr14" draw:text-style-name="P6" draw:layer="layout" svg:x1="19.262cm" svg:y1="9.313cm" svg:x2="24.13cm" svg:y2="9.313cm">
          <text:p/>
        </draw:line>
        <draw:line draw:style-name="gr14" draw:text-style-name="P6" draw:layer="layout" svg:x1="19.262cm" svg:y1="8.255cm" svg:x2="24.13cm" svg:y2="8.255cm">
          <text:p/>
        </draw:line>
        <draw:line draw:style-name="gr14" draw:text-style-name="P6" draw:layer="layout" svg:x1="19.262cm" svg:y1="10.583cm" svg:x2="24.13cm" svg:y2="10.583cm">
          <text:p/>
        </draw:line>
        <draw:custom-shape draw:style-name="gr72" draw:text-style-name="P10" draw:layer="layout" svg:width="2.043cm" svg:height="1.023cm" svg:x="20.384cm" svg:y="7.025cm">
          <text:list text:style-name="L5">
            <text:list-header>
              <text:p text:style-name="P8"><text:span text:style-name="T47">Met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10" draw:layer="layout" svg:width="2.043cm" svg:height="1.023cm" svg:x="20.384cm" svg:y="8.295cm">
          <text:list text:style-name="L5">
            <text:list-header>
              <text:p text:style-name="P8"><text:span text:style-name="T47">Met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10" draw:layer="layout" svg:width="1.772cm" svg:height="1.023cm" svg:x="20.519cm" svg:y="9.525cm">
          <text:list text:style-name="L5">
            <text:list-header>
              <text:p text:style-name="P8"><text:span text:style-name="T47">B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10" draw:layer="layout" svg:width="1.797cm" svg:height="1.023cm" svg:x="20.506cm" svg:y="16.55cm">
          <text:list text:style-name="L5">
            <text:list-header>
              <text:p text:style-name="P8"><text:span text:style-name="T47">Yığı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6" draw:text-style-name="P6" draw:layer="layout" svg:x1="21.59cm" svg:y1="12.7cm" svg:x2="21.59cm" svg:y2="13.547cm">
          <text:p/>
        </draw:line>
        <draw:line draw:style-name="gr20" draw:text-style-name="P6" draw:layer="layout" svg:x1="21.59cm" svg:y1="15.452cm" svg:x2="21.59cm" svg:y2="16.298cm">
          <text:p/>
        </draw:line>
        <draw:custom-shape draw:style-name="gr75" draw:text-style-name="P10" draw:layer="layout" svg:width="1.971cm" svg:height="1.023cm" svg:x="20.42cm" svg:y="11.046cm">
          <text:list text:style-name="L5">
            <text:list-header>
              <text:p text:style-name="P8"><text:span text:style-name="T47">Yığı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1.018cm" svg:height="4.325cm" svg:x="17.992cm" svg:y="9.313cm">
          <text:list text:style-name="L5">
            <text:list-header>
              <text:p text:style-name="P8"><text:span text:style-name="T48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22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23" draw:style-name="dp1" draw:master-page-name="Varsayılan" presentation:presentation-page-layout-name="AL2T1">
        <draw:custom-shape draw:style-name="gr68" draw:text-style-name="P2" draw:layer="layout" svg:width="2.328cm" svg:height="7.875cm" svg:x="15.452cm" svg:y="8.467cm">
          <text:p/>
          <draw:enhanced-geometry svg:viewBox="0 0 528 1738" draw:type="non-primitive" draw:enhanced-path="M 0 1728 L 149 1691 284 1738 390 1674 528 1728 528 0 0 0 0 1728 Z N"/>
        </draw:custom-shape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Heap: Dynamic Memory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1">
              <text:list-header>
                <text:p text:style-name="P15"><text:span text:style-name="T2"><text:s text:c="3"/></text:span><text:span text:style-name="T43">#include &lt;stdlib.h&gt;</text:span><text:span text:style-name="T43"><text:line-break/></text:span><text:span text:style-name="T43">void *malloc(size_t size);</text:span><text:span text:style-name="T43"><text:line-break/></text:span><text:span text:style-name="T43">void free(void *ptr);</text:span></text:p>
              </text:list-header>
            </text:list>
          </draw:text-box>
        </draw:frame>
        <draw:custom-shape draw:style-name="gr11" draw:text-style-name="P2" draw:layer="layout" svg:width="0.883cm" svg:height="1.023cm" svg:x="18.419cm" svg:y="6.39cm">
          <text:list text:style-name="L6">
            <text:list-header>
              <text:p text:style-name="P9"><text:span text:style-name="T13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4.312cm" svg:height="1.023cm" svg:x="14.954cm" svg:y="17.568cm">
          <text:list text:style-name="L6">
            <text:list-header>
              <text:p text:style-name="P9"><text:span text:style-name="T13">0xfffffff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2.466cm" svg:height="1.277cm" svg:x="15.276cm" svg:y="7.197cm">
          <text:list text:style-name="L5">
            <text:list-header>
              <text:p text:style-name="P8"><text:span text:style-name="T51">Yığı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8.678cm" svg:height="7.881cm" svg:x="2.752cm" svg:y="8.255cm">
          <text:list text:style-name="L5">
            <text:list-header>
              <text:p text:style-name="P9"><text:span text:style-name="T50">char *p1 = malloc(3);</text:span></text:p>
              <text:p text:style-name="P9"><text:span text:style-name="T50">char *p2 = malloc(1);</text:span></text:p>
              <text:p text:style-name="P9"><text:span text:style-name="T50">char *p3 = malloc(4);</text:span></text:p>
              <text:p text:style-name="P9"><text:span text:style-name="T50">free(p2);</text:span></text:p>
              <text:p text:style-name="P9"><text:span text:style-name="T50">char *p4 = malloc(6);</text:span></text:p>
              <text:p text:style-name="P9"><text:span text:style-name="T50">free(p3);</text:span></text:p>
              <text:p text:style-name="P9"><text:span text:style-name="T50">char *p5 = malloc(2);</text:span></text:p>
              <text:p text:style-name="P9"><text:span text:style-name="T50">free(p1);</text:span></text:p>
              <text:p text:style-name="P9"><text:span text:style-name="T50">free(p4);</text:span></text:p>
              <text:p text:style-name="P9"><text:span text:style-name="T50">free(p5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2" draw:layer="layout" svg:width="2.328cm" svg:height="1.27cm" svg:x="15.452cm" svg:y="8.46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205cm" svg:height="1.023cm" svg:x="13.341cm" svg:y="7.871cm">
          <text:list text:style-name="L5">
            <text:list-header>
              <text:p text:style-name="P8"><text:span text:style-name="T47">p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0" draw:text-style-name="P6" draw:layer="layout" svg:x1="14.393cm" svg:y1="8.467cm" svg:x2="15.24cm" svg:y2="8.467cm">
          <text:p/>
        </draw:line>
        <draw:g>
          <draw:custom-shape draw:style-name="gr69" draw:text-style-name="P2" draw:layer="layout" svg:width="2.328cm" svg:height="0.423cm" svg:x="15.452cm" svg:y="9.73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1.205cm" svg:height="1.023cm" svg:x="13.341cm" svg:y="9.141cm">
            <text:list text:style-name="L5">
              <text:list-header>
                <text:p text:style-name="P8"><text:span text:style-name="T47">p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0" draw:text-style-name="P6" draw:layer="layout" svg:x1="14.393cm" svg:y1="9.737cm" svg:x2="15.24cm" svg:y2="9.737cm">
            <text:p/>
          </draw:line>
        </draw:g>
        <draw:g>
          <draw:custom-shape draw:style-name="gr69" draw:text-style-name="P2" draw:layer="layout" svg:width="2.328cm" svg:height="1.693cm" svg:x="15.452cm" svg:y="10.1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1.205cm" svg:height="1.023cm" svg:x="13.341cm" svg:y="9.737cm">
            <text:list text:style-name="L5">
              <text:list-header>
                <text:p text:style-name="P8"><text:span text:style-name="T47">p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0" draw:text-style-name="P6" draw:layer="layout" svg:x1="14.393cm" svg:y1="10.16cm" svg:x2="15.24cm" svg:y2="10.16cm">
            <text:p/>
          </draw:line>
        </draw:g>
        <draw:custom-shape draw:style-name="gr71" draw:text-style-name="P2" draw:layer="layout" svg:width="0.635cm" svg:height="0.635cm" svg:x="1.905cm" svg:y="9.9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" draw:layer="layout" svg:width="4.868cm" svg:height="11.43cm" svg:x="19.262cm" svg:y="6.773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9.262cm" svg:y1="16.298cm" svg:x2="24.13cm" svg:y2="16.298cm">
          <text:p/>
        </draw:line>
        <draw:line draw:style-name="gr14" draw:text-style-name="P6" draw:layer="layout" svg:x1="19.262cm" svg:y1="12.7cm" svg:x2="24.13cm" svg:y2="12.7cm">
          <text:p/>
        </draw:line>
        <draw:line draw:style-name="gr14" draw:text-style-name="P6" draw:layer="layout" svg:x1="19.262cm" svg:y1="9.313cm" svg:x2="24.13cm" svg:y2="9.313cm">
          <text:p/>
        </draw:line>
        <draw:line draw:style-name="gr14" draw:text-style-name="P6" draw:layer="layout" svg:x1="19.262cm" svg:y1="8.255cm" svg:x2="24.13cm" svg:y2="8.255cm">
          <text:p/>
        </draw:line>
        <draw:line draw:style-name="gr14" draw:text-style-name="P6" draw:layer="layout" svg:x1="19.262cm" svg:y1="10.583cm" svg:x2="24.13cm" svg:y2="10.583cm">
          <text:p/>
        </draw:line>
        <draw:custom-shape draw:style-name="gr72" draw:text-style-name="P10" draw:layer="layout" svg:width="2.043cm" svg:height="1.023cm" svg:x="20.384cm" svg:y="7.025cm">
          <text:list text:style-name="L5">
            <text:list-header>
              <text:p text:style-name="P8"><text:span text:style-name="T47">Met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10" draw:layer="layout" svg:width="2.043cm" svg:height="1.023cm" svg:x="20.384cm" svg:y="8.295cm">
          <text:list text:style-name="L5">
            <text:list-header>
              <text:p text:style-name="P8"><text:span text:style-name="T47">Met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10" draw:layer="layout" svg:width="1.772cm" svg:height="1.023cm" svg:x="20.519cm" svg:y="9.525cm">
          <text:list text:style-name="L5">
            <text:list-header>
              <text:p text:style-name="P8"><text:span text:style-name="T47">B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10" draw:layer="layout" svg:width="1.797cm" svg:height="1.023cm" svg:x="20.506cm" svg:y="16.55cm">
          <text:list text:style-name="L5">
            <text:list-header>
              <text:p text:style-name="P8"><text:span text:style-name="T47">Yığı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6" draw:text-style-name="P6" draw:layer="layout" svg:x1="21.59cm" svg:y1="12.7cm" svg:x2="21.59cm" svg:y2="13.547cm">
          <text:p/>
        </draw:line>
        <draw:line draw:style-name="gr20" draw:text-style-name="P6" draw:layer="layout" svg:x1="21.59cm" svg:y1="15.452cm" svg:x2="21.59cm" svg:y2="16.298cm">
          <text:p/>
        </draw:line>
        <draw:custom-shape draw:style-name="gr75" draw:text-style-name="P10" draw:layer="layout" svg:width="1.971cm" svg:height="1.023cm" svg:x="20.42cm" svg:y="11.046cm">
          <text:list text:style-name="L5">
            <text:list-header>
              <text:p text:style-name="P8"><text:span text:style-name="T47">Yığı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1.018cm" svg:height="4.325cm" svg:x="17.992cm" svg:y="9.313cm">
          <text:list text:style-name="L5">
            <text:list-header>
              <text:p text:style-name="P8"><text:span text:style-name="T48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23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24" draw:style-name="dp1" draw:master-page-name="Varsayılan" presentation:presentation-page-layout-name="AL2T1">
        <draw:custom-shape draw:style-name="gr68" draw:text-style-name="P2" draw:layer="layout" svg:width="2.328cm" svg:height="7.875cm" svg:x="15.452cm" svg:y="8.467cm">
          <text:p/>
          <draw:enhanced-geometry svg:viewBox="0 0 528 1738" draw:type="non-primitive" draw:enhanced-path="M 0 1728 L 149 1691 284 1738 390 1674 528 1728 528 0 0 0 0 1728 Z N"/>
        </draw:custom-shape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Heap: Dynamic Memory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1">
              <text:list-header>
                <text:p text:style-name="P15"><text:span text:style-name="T2"><text:s text:c="3"/></text:span><text:span text:style-name="T43">#include &lt;stdlib.h&gt;</text:span><text:span text:style-name="T43"><text:line-break/></text:span><text:span text:style-name="T43">void *malloc(size_t size);</text:span><text:span text:style-name="T43"><text:line-break/></text:span><text:span text:style-name="T43">void free(void *ptr);</text:span></text:p>
              </text:list-header>
            </text:list>
          </draw:text-box>
        </draw:frame>
        <draw:custom-shape draw:style-name="gr11" draw:text-style-name="P2" draw:layer="layout" svg:width="0.883cm" svg:height="1.023cm" svg:x="18.419cm" svg:y="6.39cm">
          <text:list text:style-name="L6">
            <text:list-header>
              <text:p text:style-name="P9"><text:span text:style-name="T13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4.312cm" svg:height="1.023cm" svg:x="14.954cm" svg:y="17.568cm">
          <text:list text:style-name="L6">
            <text:list-header>
              <text:p text:style-name="P9"><text:span text:style-name="T13">0xfffffff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2.466cm" svg:height="1.277cm" svg:x="15.276cm" svg:y="7.197cm">
          <text:list text:style-name="L5">
            <text:list-header>
              <text:p text:style-name="P8"><text:span text:style-name="T51">Yığı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8.678cm" svg:height="7.881cm" svg:x="2.752cm" svg:y="8.255cm">
          <text:list text:style-name="L5">
            <text:list-header>
              <text:p text:style-name="P9"><text:span text:style-name="T50">char *p1 = malloc(3);</text:span></text:p>
              <text:p text:style-name="P9"><text:span text:style-name="T50">char *p2 = malloc(1);</text:span></text:p>
              <text:p text:style-name="P9"><text:span text:style-name="T50">char *p3 = malloc(4);</text:span></text:p>
              <text:p text:style-name="P9"><text:span text:style-name="T50">free(p2);</text:span></text:p>
              <text:p text:style-name="P9"><text:span text:style-name="T50">char *p4 = malloc(6);</text:span></text:p>
              <text:p text:style-name="P9"><text:span text:style-name="T50">free(p3);</text:span></text:p>
              <text:p text:style-name="P9"><text:span text:style-name="T50">char *p5 = malloc(2);</text:span></text:p>
              <text:p text:style-name="P9"><text:span text:style-name="T50">free(p1);</text:span></text:p>
              <text:p text:style-name="P9"><text:span text:style-name="T50">free(p4);</text:span></text:p>
              <text:p text:style-name="P9"><text:span text:style-name="T50">free(p5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2" draw:layer="layout" svg:width="2.328cm" svg:height="1.27cm" svg:x="15.452cm" svg:y="8.46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205cm" svg:height="1.023cm" svg:x="13.341cm" svg:y="7.871cm">
          <text:list text:style-name="L5">
            <text:list-header>
              <text:p text:style-name="P8"><text:span text:style-name="T47">p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0" draw:text-style-name="P6" draw:layer="layout" svg:x1="14.393cm" svg:y1="8.467cm" svg:x2="15.24cm" svg:y2="8.467cm">
          <text:p/>
        </draw:line>
        <draw:custom-shape draw:style-name="gr11" draw:text-style-name="P2" draw:layer="layout" svg:width="1.205cm" svg:height="1.023cm" svg:x="13.341cm" svg:y="9.141cm">
          <text:list text:style-name="L5">
            <text:list-header>
              <text:p text:style-name="P8"><text:span text:style-name="T47">p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0" draw:text-style-name="P6" draw:layer="layout" svg:x1="14.393cm" svg:y1="9.737cm" svg:x2="15.24cm" svg:y2="9.737cm">
          <text:p/>
        </draw:line>
        <draw:g>
          <draw:custom-shape draw:style-name="gr69" draw:text-style-name="P2" draw:layer="layout" svg:width="2.328cm" svg:height="1.693cm" svg:x="15.452cm" svg:y="10.1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1.205cm" svg:height="1.023cm" svg:x="13.341cm" svg:y="9.737cm">
            <text:list text:style-name="L5">
              <text:list-header>
                <text:p text:style-name="P8"><text:span text:style-name="T47">p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0" draw:text-style-name="P6" draw:layer="layout" svg:x1="14.393cm" svg:y1="10.16cm" svg:x2="15.24cm" svg:y2="10.16cm">
            <text:p/>
          </draw:line>
        </draw:g>
        <draw:custom-shape draw:style-name="gr71" draw:text-style-name="P2" draw:layer="layout" svg:width="0.635cm" svg:height="0.635cm" svg:x="1.905cm" svg:y="10.58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" draw:layer="layout" svg:width="4.868cm" svg:height="11.43cm" svg:x="19.262cm" svg:y="6.773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9.262cm" svg:y1="16.298cm" svg:x2="24.13cm" svg:y2="16.298cm">
          <text:p/>
        </draw:line>
        <draw:line draw:style-name="gr14" draw:text-style-name="P6" draw:layer="layout" svg:x1="19.262cm" svg:y1="12.7cm" svg:x2="24.13cm" svg:y2="12.7cm">
          <text:p/>
        </draw:line>
        <draw:line draw:style-name="gr14" draw:text-style-name="P6" draw:layer="layout" svg:x1="19.262cm" svg:y1="9.313cm" svg:x2="24.13cm" svg:y2="9.313cm">
          <text:p/>
        </draw:line>
        <draw:line draw:style-name="gr14" draw:text-style-name="P6" draw:layer="layout" svg:x1="19.262cm" svg:y1="8.255cm" svg:x2="24.13cm" svg:y2="8.255cm">
          <text:p/>
        </draw:line>
        <draw:line draw:style-name="gr14" draw:text-style-name="P6" draw:layer="layout" svg:x1="19.262cm" svg:y1="10.583cm" svg:x2="24.13cm" svg:y2="10.583cm">
          <text:p/>
        </draw:line>
        <draw:custom-shape draw:style-name="gr72" draw:text-style-name="P10" draw:layer="layout" svg:width="2.043cm" svg:height="1.023cm" svg:x="20.384cm" svg:y="7.025cm">
          <text:list text:style-name="L5">
            <text:list-header>
              <text:p text:style-name="P8"><text:span text:style-name="T47">Met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10" draw:layer="layout" svg:width="2.043cm" svg:height="1.023cm" svg:x="20.384cm" svg:y="8.295cm">
          <text:list text:style-name="L5">
            <text:list-header>
              <text:p text:style-name="P8"><text:span text:style-name="T47">Met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10" draw:layer="layout" svg:width="1.772cm" svg:height="1.023cm" svg:x="20.519cm" svg:y="9.525cm">
          <text:list text:style-name="L5">
            <text:list-header>
              <text:p text:style-name="P8"><text:span text:style-name="T47">B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10" draw:layer="layout" svg:width="1.797cm" svg:height="1.023cm" svg:x="20.506cm" svg:y="16.55cm">
          <text:list text:style-name="L5">
            <text:list-header>
              <text:p text:style-name="P8"><text:span text:style-name="T47">Yığı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6" draw:text-style-name="P6" draw:layer="layout" svg:x1="21.59cm" svg:y1="12.7cm" svg:x2="21.59cm" svg:y2="13.547cm">
          <text:p/>
        </draw:line>
        <draw:line draw:style-name="gr20" draw:text-style-name="P6" draw:layer="layout" svg:x1="21.59cm" svg:y1="15.452cm" svg:x2="21.59cm" svg:y2="16.298cm">
          <text:p/>
        </draw:line>
        <draw:custom-shape draw:style-name="gr75" draw:text-style-name="P10" draw:layer="layout" svg:width="1.971cm" svg:height="1.023cm" svg:x="20.42cm" svg:y="11.046cm">
          <text:list text:style-name="L5">
            <text:list-header>
              <text:p text:style-name="P8"><text:span text:style-name="T47">Yığı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1.018cm" svg:height="4.325cm" svg:x="17.992cm" svg:y="9.313cm">
          <text:list text:style-name="L5">
            <text:list-header>
              <text:p text:style-name="P8"><text:span text:style-name="T48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24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25" draw:style-name="dp1" draw:master-page-name="Varsayılan" presentation:presentation-page-layout-name="AL2T1">
        <draw:custom-shape draw:style-name="gr68" draw:text-style-name="P2" draw:layer="layout" svg:width="2.328cm" svg:height="7.875cm" svg:x="15.452cm" svg:y="8.467cm">
          <text:p/>
          <draw:enhanced-geometry svg:viewBox="0 0 528 1738" draw:type="non-primitive" draw:enhanced-path="M 0 1728 L 149 1691 284 1738 390 1674 528 1728 528 0 0 0 0 1728 Z N"/>
        </draw:custom-shape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Heap: Dynamic Memory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1">
              <text:list-header>
                <text:p text:style-name="P15"><text:span text:style-name="T2"><text:s text:c="3"/></text:span><text:span text:style-name="T43">#include &lt;stdlib.h&gt;</text:span><text:span text:style-name="T43"><text:line-break/></text:span><text:span text:style-name="T43">void *malloc(size_t size);</text:span><text:span text:style-name="T43"><text:line-break/></text:span><text:span text:style-name="T43">void free(void *ptr);</text:span></text:p>
              </text:list-header>
            </text:list>
          </draw:text-box>
        </draw:frame>
        <draw:custom-shape draw:style-name="gr11" draw:text-style-name="P2" draw:layer="layout" svg:width="0.883cm" svg:height="1.023cm" svg:x="18.419cm" svg:y="6.39cm">
          <text:list text:style-name="L6">
            <text:list-header>
              <text:p text:style-name="P9"><text:span text:style-name="T13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4.312cm" svg:height="1.023cm" svg:x="14.954cm" svg:y="17.568cm">
          <text:list text:style-name="L6">
            <text:list-header>
              <text:p text:style-name="P9"><text:span text:style-name="T13">0xfffffff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2.466cm" svg:height="1.277cm" svg:x="15.276cm" svg:y="7.197cm">
          <text:list text:style-name="L5">
            <text:list-header>
              <text:p text:style-name="P8"><text:span text:style-name="T51">Yığı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8.678cm" svg:height="7.881cm" svg:x="2.752cm" svg:y="8.255cm">
          <text:list text:style-name="L5">
            <text:list-header>
              <text:p text:style-name="P9"><text:span text:style-name="T50">char *p1 = malloc(3);</text:span></text:p>
              <text:p text:style-name="P9"><text:span text:style-name="T50">char *p2 = malloc(1);</text:span></text:p>
              <text:p text:style-name="P9"><text:span text:style-name="T50">char *p3 = malloc(4);</text:span></text:p>
              <text:p text:style-name="P9"><text:span text:style-name="T50">free(p2);</text:span></text:p>
              <text:p text:style-name="P9"><text:span text:style-name="T50">char *p4 = malloc(6);</text:span></text:p>
              <text:p text:style-name="P9"><text:span text:style-name="T50">free(p3);</text:span></text:p>
              <text:p text:style-name="P9"><text:span text:style-name="T50">char *p5 = malloc(2);</text:span></text:p>
              <text:p text:style-name="P9"><text:span text:style-name="T50">free(p1);</text:span></text:p>
              <text:p text:style-name="P9"><text:span text:style-name="T50">free(p4);</text:span></text:p>
              <text:p text:style-name="P9"><text:span text:style-name="T50">free(p5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2" draw:layer="layout" svg:width="2.328cm" svg:height="1.27cm" svg:x="15.452cm" svg:y="8.46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205cm" svg:height="1.023cm" svg:x="13.341cm" svg:y="7.871cm">
          <text:list text:style-name="L5">
            <text:list-header>
              <text:p text:style-name="P8"><text:span text:style-name="T47">p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0" draw:text-style-name="P6" draw:layer="layout" svg:x1="14.393cm" svg:y1="8.467cm" svg:x2="15.24cm" svg:y2="8.467cm">
          <text:p/>
        </draw:line>
        <draw:custom-shape draw:style-name="gr11" draw:text-style-name="P2" draw:layer="layout" svg:width="1.205cm" svg:height="1.023cm" svg:x="13.341cm" svg:y="9.141cm">
          <text:list text:style-name="L5">
            <text:list-header>
              <text:p text:style-name="P8"><text:span text:style-name="T47">p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0" draw:text-style-name="P6" draw:layer="layout" svg:x1="14.393cm" svg:y1="9.737cm" svg:x2="15.24cm" svg:y2="9.737cm">
          <text:p/>
        </draw:line>
        <draw:g>
          <draw:custom-shape draw:style-name="gr69" draw:text-style-name="P2" draw:layer="layout" svg:width="2.328cm" svg:height="1.693cm" svg:x="15.452cm" svg:y="10.1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1.205cm" svg:height="1.023cm" svg:x="13.341cm" svg:y="9.737cm">
            <text:list text:style-name="L5">
              <text:list-header>
                <text:p text:style-name="P8"><text:span text:style-name="T47">p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0" draw:text-style-name="P6" draw:layer="layout" svg:x1="14.393cm" svg:y1="10.16cm" svg:x2="15.24cm" svg:y2="10.16cm">
            <text:p/>
          </draw:line>
        </draw:g>
        <draw:custom-shape draw:style-name="gr71" draw:text-style-name="P2" draw:layer="layout" svg:width="0.635cm" svg:height="0.635cm" svg:x="1.905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69" draw:text-style-name="P2" draw:layer="layout" svg:width="2.328cm" svg:height="2.54cm" svg:x="15.452cm" svg:y="11.85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1.205cm" svg:height="1.023cm" svg:x="13.341cm" svg:y="11.258cm">
            <text:list text:style-name="L5">
              <text:list-header>
                <text:p text:style-name="P8"><text:span text:style-name="T47">p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0" draw:text-style-name="P6" draw:layer="layout" svg:x1="14.393cm" svg:y1="11.853cm" svg:x2="15.24cm" svg:y2="11.853cm">
            <text:p/>
          </draw:line>
        </draw:g>
        <draw:custom-shape draw:style-name="gr12" draw:text-style-name="P2" draw:layer="layout" svg:width="4.868cm" svg:height="11.43cm" svg:x="19.262cm" svg:y="6.773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9.262cm" svg:y1="16.298cm" svg:x2="24.13cm" svg:y2="16.298cm">
          <text:p/>
        </draw:line>
        <draw:line draw:style-name="gr14" draw:text-style-name="P6" draw:layer="layout" svg:x1="19.262cm" svg:y1="12.7cm" svg:x2="24.13cm" svg:y2="12.7cm">
          <text:p/>
        </draw:line>
        <draw:line draw:style-name="gr14" draw:text-style-name="P6" draw:layer="layout" svg:x1="19.262cm" svg:y1="9.313cm" svg:x2="24.13cm" svg:y2="9.313cm">
          <text:p/>
        </draw:line>
        <draw:line draw:style-name="gr14" draw:text-style-name="P6" draw:layer="layout" svg:x1="19.262cm" svg:y1="8.255cm" svg:x2="24.13cm" svg:y2="8.255cm">
          <text:p/>
        </draw:line>
        <draw:line draw:style-name="gr14" draw:text-style-name="P6" draw:layer="layout" svg:x1="19.262cm" svg:y1="10.583cm" svg:x2="24.13cm" svg:y2="10.583cm">
          <text:p/>
        </draw:line>
        <draw:custom-shape draw:style-name="gr72" draw:text-style-name="P10" draw:layer="layout" svg:width="2.043cm" svg:height="1.023cm" svg:x="20.384cm" svg:y="7.025cm">
          <text:list text:style-name="L5">
            <text:list-header>
              <text:p text:style-name="P8"><text:span text:style-name="T47">Met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10" draw:layer="layout" svg:width="2.043cm" svg:height="1.023cm" svg:x="20.384cm" svg:y="8.295cm">
          <text:list text:style-name="L5">
            <text:list-header>
              <text:p text:style-name="P8"><text:span text:style-name="T47">Met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10" draw:layer="layout" svg:width="1.772cm" svg:height="1.023cm" svg:x="20.519cm" svg:y="9.525cm">
          <text:list text:style-name="L5">
            <text:list-header>
              <text:p text:style-name="P8"><text:span text:style-name="T47">B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10" draw:layer="layout" svg:width="1.797cm" svg:height="1.023cm" svg:x="20.506cm" svg:y="16.55cm">
          <text:list text:style-name="L5">
            <text:list-header>
              <text:p text:style-name="P8"><text:span text:style-name="T47">Yığı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6" draw:text-style-name="P6" draw:layer="layout" svg:x1="21.59cm" svg:y1="12.7cm" svg:x2="21.59cm" svg:y2="13.547cm">
          <text:p/>
        </draw:line>
        <draw:line draw:style-name="gr20" draw:text-style-name="P6" draw:layer="layout" svg:x1="21.59cm" svg:y1="15.452cm" svg:x2="21.59cm" svg:y2="16.298cm">
          <text:p/>
        </draw:line>
        <draw:custom-shape draw:style-name="gr75" draw:text-style-name="P10" draw:layer="layout" svg:width="1.971cm" svg:height="1.023cm" svg:x="20.42cm" svg:y="11.046cm">
          <text:list text:style-name="L5">
            <text:list-header>
              <text:p text:style-name="P8"><text:span text:style-name="T47">Yığı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1.018cm" svg:height="4.325cm" svg:x="17.992cm" svg:y="9.313cm">
          <text:list text:style-name="L5">
            <text:list-header>
              <text:p text:style-name="P8"><text:span text:style-name="T48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25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26" draw:style-name="dp1" draw:master-page-name="Varsayılan" presentation:presentation-page-layout-name="AL2T1">
        <draw:custom-shape draw:style-name="gr68" draw:text-style-name="P2" draw:layer="layout" svg:width="2.328cm" svg:height="7.875cm" svg:x="15.452cm" svg:y="8.467cm">
          <text:p/>
          <draw:enhanced-geometry svg:viewBox="0 0 528 1738" draw:type="non-primitive" draw:enhanced-path="M 0 1728 L 149 1691 284 1738 390 1674 528 1728 528 0 0 0 0 1728 Z N"/>
        </draw:custom-shape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Heap: Dynamic Memory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1">
              <text:list-header>
                <text:p text:style-name="P15"><text:span text:style-name="T2"><text:s text:c="3"/></text:span><text:span text:style-name="T43">#include &lt;stdlib.h&gt;</text:span><text:span text:style-name="T43"><text:line-break/></text:span><text:span text:style-name="T43">void *malloc(size_t size);</text:span><text:span text:style-name="T43"><text:line-break/></text:span><text:span text:style-name="T43">void free(void *ptr);</text:span></text:p>
              </text:list-header>
            </text:list>
          </draw:text-box>
        </draw:frame>
        <draw:custom-shape draw:style-name="gr11" draw:text-style-name="P2" draw:layer="layout" svg:width="0.883cm" svg:height="1.023cm" svg:x="18.419cm" svg:y="6.39cm">
          <text:list text:style-name="L6">
            <text:list-header>
              <text:p text:style-name="P9"><text:span text:style-name="T13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4.312cm" svg:height="1.023cm" svg:x="14.954cm" svg:y="17.568cm">
          <text:list text:style-name="L6">
            <text:list-header>
              <text:p text:style-name="P9"><text:span text:style-name="T13">0xfffffff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2.466cm" svg:height="1.277cm" svg:x="15.276cm" svg:y="7.197cm">
          <text:list text:style-name="L5">
            <text:list-header>
              <text:p text:style-name="P8"><text:span text:style-name="T51">Yığı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8.678cm" svg:height="7.881cm" svg:x="2.752cm" svg:y="8.255cm">
          <text:list text:style-name="L5">
            <text:list-header>
              <text:p text:style-name="P9"><text:span text:style-name="T50">char *p1 = malloc(3);</text:span></text:p>
              <text:p text:style-name="P9"><text:span text:style-name="T50">char *p2 = malloc(1);</text:span></text:p>
              <text:p text:style-name="P9"><text:span text:style-name="T50">char *p3 = malloc(4);</text:span></text:p>
              <text:p text:style-name="P9"><text:span text:style-name="T50">free(p2);</text:span></text:p>
              <text:p text:style-name="P9"><text:span text:style-name="T50">char *p4 = malloc(6);</text:span></text:p>
              <text:p text:style-name="P9"><text:span text:style-name="T50">free(p3);</text:span></text:p>
              <text:p text:style-name="P9"><text:span text:style-name="T50">char *p5 = malloc(2);</text:span></text:p>
              <text:p text:style-name="P9"><text:span text:style-name="T50">free(p1);</text:span></text:p>
              <text:p text:style-name="P9"><text:span text:style-name="T50">free(p4);</text:span></text:p>
              <text:p text:style-name="P9"><text:span text:style-name="T50">free(p5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2" draw:layer="layout" svg:width="2.328cm" svg:height="1.27cm" svg:x="15.452cm" svg:y="8.46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205cm" svg:height="1.023cm" svg:x="13.341cm" svg:y="7.871cm">
          <text:list text:style-name="L5">
            <text:list-header>
              <text:p text:style-name="P8"><text:span text:style-name="T47">p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0" draw:text-style-name="P6" draw:layer="layout" svg:x1="14.393cm" svg:y1="8.467cm" svg:x2="15.24cm" svg:y2="8.467cm">
          <text:p/>
        </draw:line>
        <draw:custom-shape draw:style-name="gr11" draw:text-style-name="P2" draw:layer="layout" svg:width="1.205cm" svg:height="1.023cm" svg:x="13.341cm" svg:y="9.141cm">
          <text:list text:style-name="L5">
            <text:list-header>
              <text:p text:style-name="P8"><text:span text:style-name="T47">p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0" draw:text-style-name="P6" draw:layer="layout" svg:x1="14.393cm" svg:y1="9.737cm" svg:x2="15.24cm" svg:y2="9.737cm">
          <text:p/>
        </draw:line>
        <draw:custom-shape draw:style-name="gr11" draw:text-style-name="P2" draw:layer="layout" svg:width="1.205cm" svg:height="1.023cm" svg:x="13.341cm" svg:y="9.737cm">
          <text:list text:style-name="L5">
            <text:list-header>
              <text:p text:style-name="P8"><text:span text:style-name="T47">p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0" draw:text-style-name="P6" draw:layer="layout" svg:x1="14.393cm" svg:y1="10.16cm" svg:x2="15.24cm" svg:y2="10.16cm">
          <text:p/>
        </draw:line>
        <draw:custom-shape draw:style-name="gr71" draw:text-style-name="P2" draw:layer="layout" svg:width="0.635cm" svg:height="0.635cm" svg:x="1.905cm" svg:y="12.27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69" draw:text-style-name="P2" draw:layer="layout" svg:width="2.328cm" svg:height="2.54cm" svg:x="15.452cm" svg:y="11.85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1.205cm" svg:height="1.023cm" svg:x="13.341cm" svg:y="11.258cm">
            <text:list text:style-name="L5">
              <text:list-header>
                <text:p text:style-name="P8"><text:span text:style-name="T47">p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0" draw:text-style-name="P6" draw:layer="layout" svg:x1="14.393cm" svg:y1="11.853cm" svg:x2="15.24cm" svg:y2="11.853cm">
            <text:p/>
          </draw:line>
        </draw:g>
        <draw:custom-shape draw:style-name="gr12" draw:text-style-name="P2" draw:layer="layout" svg:width="4.868cm" svg:height="11.43cm" svg:x="19.262cm" svg:y="6.773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9.262cm" svg:y1="16.298cm" svg:x2="24.13cm" svg:y2="16.298cm">
          <text:p/>
        </draw:line>
        <draw:line draw:style-name="gr14" draw:text-style-name="P6" draw:layer="layout" svg:x1="19.262cm" svg:y1="12.7cm" svg:x2="24.13cm" svg:y2="12.7cm">
          <text:p/>
        </draw:line>
        <draw:line draw:style-name="gr14" draw:text-style-name="P6" draw:layer="layout" svg:x1="19.262cm" svg:y1="9.313cm" svg:x2="24.13cm" svg:y2="9.313cm">
          <text:p/>
        </draw:line>
        <draw:line draw:style-name="gr14" draw:text-style-name="P6" draw:layer="layout" svg:x1="19.262cm" svg:y1="8.255cm" svg:x2="24.13cm" svg:y2="8.255cm">
          <text:p/>
        </draw:line>
        <draw:line draw:style-name="gr14" draw:text-style-name="P6" draw:layer="layout" svg:x1="19.262cm" svg:y1="10.583cm" svg:x2="24.13cm" svg:y2="10.583cm">
          <text:p/>
        </draw:line>
        <draw:custom-shape draw:style-name="gr72" draw:text-style-name="P10" draw:layer="layout" svg:width="2.043cm" svg:height="1.023cm" svg:x="20.384cm" svg:y="7.025cm">
          <text:list text:style-name="L5">
            <text:list-header>
              <text:p text:style-name="P8"><text:span text:style-name="T47">Met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10" draw:layer="layout" svg:width="2.043cm" svg:height="1.023cm" svg:x="20.384cm" svg:y="8.295cm">
          <text:list text:style-name="L5">
            <text:list-header>
              <text:p text:style-name="P8"><text:span text:style-name="T47">Met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10" draw:layer="layout" svg:width="1.772cm" svg:height="1.023cm" svg:x="20.519cm" svg:y="9.525cm">
          <text:list text:style-name="L5">
            <text:list-header>
              <text:p text:style-name="P8"><text:span text:style-name="T47">B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10" draw:layer="layout" svg:width="1.797cm" svg:height="1.023cm" svg:x="20.506cm" svg:y="16.55cm">
          <text:list text:style-name="L5">
            <text:list-header>
              <text:p text:style-name="P8"><text:span text:style-name="T47">Yığı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6" draw:text-style-name="P6" draw:layer="layout" svg:x1="21.59cm" svg:y1="12.7cm" svg:x2="21.59cm" svg:y2="13.547cm">
          <text:p/>
        </draw:line>
        <draw:line draw:style-name="gr20" draw:text-style-name="P6" draw:layer="layout" svg:x1="21.59cm" svg:y1="15.452cm" svg:x2="21.59cm" svg:y2="16.298cm">
          <text:p/>
        </draw:line>
        <draw:custom-shape draw:style-name="gr75" draw:text-style-name="P10" draw:layer="layout" svg:width="1.971cm" svg:height="1.023cm" svg:x="20.42cm" svg:y="11.046cm">
          <text:list text:style-name="L5">
            <text:list-header>
              <text:p text:style-name="P8"><text:span text:style-name="T47">Yığı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1.018cm" svg:height="4.325cm" svg:x="17.992cm" svg:y="9.313cm">
          <text:list text:style-name="L5">
            <text:list-header>
              <text:p text:style-name="P8"><text:span text:style-name="T48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26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27" draw:style-name="dp1" draw:master-page-name="Varsayılan" presentation:presentation-page-layout-name="AL2T1">
        <draw:custom-shape draw:style-name="gr68" draw:text-style-name="P2" draw:layer="layout" svg:width="2.328cm" svg:height="7.875cm" svg:x="15.452cm" svg:y="8.467cm">
          <text:p/>
          <draw:enhanced-geometry svg:viewBox="0 0 528 1738" draw:type="non-primitive" draw:enhanced-path="M 0 1728 L 149 1691 284 1738 390 1674 528 1728 528 0 0 0 0 1728 Z N"/>
        </draw:custom-shape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Heap: Dynamic Memory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1">
              <text:list-header>
                <text:p text:style-name="P15"><text:span text:style-name="T2"><text:s text:c="3"/></text:span><text:span text:style-name="T43">#include &lt;stdlib.h&gt;</text:span><text:span text:style-name="T43"><text:line-break/></text:span><text:span text:style-name="T43">void *malloc(size_t size);</text:span><text:span text:style-name="T43"><text:line-break/></text:span><text:span text:style-name="T43">void free(void *ptr);</text:span></text:p>
              </text:list-header>
            </text:list>
          </draw:text-box>
        </draw:frame>
        <draw:custom-shape draw:style-name="gr11" draw:text-style-name="P2" draw:layer="layout" svg:width="0.883cm" svg:height="1.023cm" svg:x="18.419cm" svg:y="6.39cm">
          <text:list text:style-name="L6">
            <text:list-header>
              <text:p text:style-name="P9"><text:span text:style-name="T13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4.312cm" svg:height="1.023cm" svg:x="14.954cm" svg:y="17.568cm">
          <text:list text:style-name="L6">
            <text:list-header>
              <text:p text:style-name="P9"><text:span text:style-name="T13">0xfffffff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2.466cm" svg:height="1.277cm" svg:x="15.276cm" svg:y="7.197cm">
          <text:list text:style-name="L5">
            <text:list-header>
              <text:p text:style-name="P8"><text:span text:style-name="T51">Yığı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8.678cm" svg:height="7.881cm" svg:x="2.752cm" svg:y="8.255cm">
          <text:list text:style-name="L5">
            <text:list-header>
              <text:p text:style-name="P9"><text:span text:style-name="T50">char *p1 = malloc(3);</text:span></text:p>
              <text:p text:style-name="P9"><text:span text:style-name="T50">char *p2 = malloc(1);</text:span></text:p>
              <text:p text:style-name="P9"><text:span text:style-name="T50">char *p3 = malloc(4);</text:span></text:p>
              <text:p text:style-name="P9"><text:span text:style-name="T50">free(p2);</text:span></text:p>
              <text:p text:style-name="P9"><text:span text:style-name="T50">char *p4 = malloc(6);</text:span></text:p>
              <text:p text:style-name="P9"><text:span text:style-name="T50">free(p3);</text:span></text:p>
              <text:p text:style-name="P9"><text:span text:style-name="T50">char *p5 = malloc(2);</text:span></text:p>
              <text:p text:style-name="P9"><text:span text:style-name="T50">free(p1);</text:span></text:p>
              <text:p text:style-name="P9"><text:span text:style-name="T50">free(p4);</text:span></text:p>
              <text:p text:style-name="P9"><text:span text:style-name="T50">free(p5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2" draw:layer="layout" svg:width="2.328cm" svg:height="1.27cm" svg:x="15.452cm" svg:y="8.46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205cm" svg:height="1.023cm" svg:x="13.341cm" svg:y="7.871cm">
          <text:list text:style-name="L5">
            <text:list-header>
              <text:p text:style-name="P8"><text:span text:style-name="T47">p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0" draw:text-style-name="P6" draw:layer="layout" svg:x1="14.393cm" svg:y1="8.467cm" svg:x2="15.24cm" svg:y2="8.467cm">
          <text:p/>
        </draw:line>
        <draw:custom-shape draw:style-name="gr11" draw:text-style-name="P2" draw:layer="layout" svg:width="2.263cm" svg:height="1.023cm" svg:x="12.256cm" svg:y="9.141cm">
          <text:list text:style-name="L5">
            <text:list-header>
              <text:p text:style-name="P8"><text:span text:style-name="T47">p5, p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0" draw:text-style-name="P6" draw:layer="layout" svg:x1="14.393cm" svg:y1="9.737cm" svg:x2="15.24cm" svg:y2="9.737cm">
          <text:p/>
        </draw:line>
        <draw:custom-shape draw:style-name="gr11" draw:text-style-name="P2" draw:layer="layout" svg:width="1.205cm" svg:height="1.023cm" svg:x="13.341cm" svg:y="9.737cm">
          <text:list text:style-name="L5">
            <text:list-header>
              <text:p text:style-name="P8"><text:span text:style-name="T47">p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0" draw:text-style-name="P6" draw:layer="layout" svg:x1="14.393cm" svg:y1="10.16cm" svg:x2="15.24cm" svg:y2="10.16cm">
          <text:p/>
        </draw:line>
        <draw:custom-shape draw:style-name="gr71" draw:text-style-name="P2" draw:layer="layout" svg:width="0.635cm" svg:height="0.635cm" svg:x="1.905cm" svg:y="12.9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69" draw:text-style-name="P2" draw:layer="layout" svg:width="2.328cm" svg:height="2.54cm" svg:x="15.452cm" svg:y="11.85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1.205cm" svg:height="1.023cm" svg:x="13.341cm" svg:y="11.258cm">
            <text:list text:style-name="L5">
              <text:list-header>
                <text:p text:style-name="P8"><text:span text:style-name="T47">p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0" draw:text-style-name="P6" draw:layer="layout" svg:x1="14.393cm" svg:y1="11.853cm" svg:x2="15.24cm" svg:y2="11.853cm">
            <text:p/>
          </draw:line>
        </draw:g>
        <draw:custom-shape draw:style-name="gr69" draw:text-style-name="P2" draw:layer="layout" svg:width="2.328cm" svg:height="0.846cm" svg:x="15.452cm" svg:y="9.73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868cm" svg:height="11.43cm" svg:x="19.262cm" svg:y="6.773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9.262cm" svg:y1="16.298cm" svg:x2="24.13cm" svg:y2="16.298cm">
          <text:p/>
        </draw:line>
        <draw:line draw:style-name="gr14" draw:text-style-name="P6" draw:layer="layout" svg:x1="19.262cm" svg:y1="12.7cm" svg:x2="24.13cm" svg:y2="12.7cm">
          <text:p/>
        </draw:line>
        <draw:line draw:style-name="gr14" draw:text-style-name="P6" draw:layer="layout" svg:x1="19.262cm" svg:y1="9.313cm" svg:x2="24.13cm" svg:y2="9.313cm">
          <text:p/>
        </draw:line>
        <draw:line draw:style-name="gr14" draw:text-style-name="P6" draw:layer="layout" svg:x1="19.262cm" svg:y1="8.255cm" svg:x2="24.13cm" svg:y2="8.255cm">
          <text:p/>
        </draw:line>
        <draw:line draw:style-name="gr14" draw:text-style-name="P6" draw:layer="layout" svg:x1="19.262cm" svg:y1="10.583cm" svg:x2="24.13cm" svg:y2="10.583cm">
          <text:p/>
        </draw:line>
        <draw:custom-shape draw:style-name="gr72" draw:text-style-name="P10" draw:layer="layout" svg:width="2.043cm" svg:height="1.023cm" svg:x="20.384cm" svg:y="7.025cm">
          <text:list text:style-name="L5">
            <text:list-header>
              <text:p text:style-name="P8"><text:span text:style-name="T47">Met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10" draw:layer="layout" svg:width="2.043cm" svg:height="1.023cm" svg:x="20.384cm" svg:y="8.295cm">
          <text:list text:style-name="L5">
            <text:list-header>
              <text:p text:style-name="P8"><text:span text:style-name="T47">Met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10" draw:layer="layout" svg:width="1.772cm" svg:height="1.023cm" svg:x="20.519cm" svg:y="9.525cm">
          <text:list text:style-name="L5">
            <text:list-header>
              <text:p text:style-name="P8"><text:span text:style-name="T47">B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10" draw:layer="layout" svg:width="1.797cm" svg:height="1.023cm" svg:x="20.506cm" svg:y="16.55cm">
          <text:list text:style-name="L5">
            <text:list-header>
              <text:p text:style-name="P8"><text:span text:style-name="T47">Yığı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6" draw:text-style-name="P6" draw:layer="layout" svg:x1="21.59cm" svg:y1="12.7cm" svg:x2="21.59cm" svg:y2="13.547cm">
          <text:p/>
        </draw:line>
        <draw:line draw:style-name="gr20" draw:text-style-name="P6" draw:layer="layout" svg:x1="21.59cm" svg:y1="15.452cm" svg:x2="21.59cm" svg:y2="16.298cm">
          <text:p/>
        </draw:line>
        <draw:custom-shape draw:style-name="gr75" draw:text-style-name="P10" draw:layer="layout" svg:width="1.971cm" svg:height="1.023cm" svg:x="20.42cm" svg:y="11.046cm">
          <text:list text:style-name="L5">
            <text:list-header>
              <text:p text:style-name="P8"><text:span text:style-name="T47">Yığı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1.018cm" svg:height="4.325cm" svg:x="17.992cm" svg:y="9.313cm">
          <text:list text:style-name="L5">
            <text:list-header>
              <text:p text:style-name="P8"><text:span text:style-name="T48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27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28" draw:style-name="dp1" draw:master-page-name="Varsayılan" presentation:presentation-page-layout-name="AL2T1">
        <draw:custom-shape draw:style-name="gr68" draw:text-style-name="P2" draw:layer="layout" svg:width="2.328cm" svg:height="7.875cm" svg:x="15.452cm" svg:y="8.467cm">
          <text:p/>
          <draw:enhanced-geometry svg:viewBox="0 0 528 1738" draw:type="non-primitive" draw:enhanced-path="M 0 1728 L 149 1691 284 1738 390 1674 528 1728 528 0 0 0 0 1728 Z N"/>
        </draw:custom-shape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Heap: Dynamic Memory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1">
              <text:list-header>
                <text:p text:style-name="P15"><text:span text:style-name="T2"><text:s text:c="3"/></text:span><text:span text:style-name="T43">#include &lt;stdlib.h&gt;</text:span><text:span text:style-name="T43"><text:line-break/></text:span><text:span text:style-name="T43">void *malloc(size_t size);</text:span><text:span text:style-name="T43"><text:line-break/></text:span><text:span text:style-name="T43">void free(void *ptr);</text:span></text:p>
              </text:list-header>
            </text:list>
          </draw:text-box>
        </draw:frame>
        <draw:custom-shape draw:style-name="gr11" draw:text-style-name="P2" draw:layer="layout" svg:width="0.883cm" svg:height="1.023cm" svg:x="18.419cm" svg:y="6.39cm">
          <text:list text:style-name="L6">
            <text:list-header>
              <text:p text:style-name="P9"><text:span text:style-name="T13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4.312cm" svg:height="1.023cm" svg:x="14.954cm" svg:y="17.568cm">
          <text:list text:style-name="L6">
            <text:list-header>
              <text:p text:style-name="P9"><text:span text:style-name="T13">0xfffffff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2.466cm" svg:height="1.277cm" svg:x="15.276cm" svg:y="7.197cm">
          <text:list text:style-name="L5">
            <text:list-header>
              <text:p text:style-name="P8"><text:span text:style-name="T51">Yığı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8.678cm" svg:height="7.881cm" svg:x="2.752cm" svg:y="8.255cm">
          <text:list text:style-name="L5">
            <text:list-header>
              <text:p text:style-name="P9"><text:span text:style-name="T50">char *p1 = malloc(3);</text:span></text:p>
              <text:p text:style-name="P9"><text:span text:style-name="T50">char *p2 = malloc(1);</text:span></text:p>
              <text:p text:style-name="P9"><text:span text:style-name="T50">char *p3 = malloc(4);</text:span></text:p>
              <text:p text:style-name="P9"><text:span text:style-name="T50">free(p2);</text:span></text:p>
              <text:p text:style-name="P9"><text:span text:style-name="T50">char *p4 = malloc(6);</text:span></text:p>
              <text:p text:style-name="P9"><text:span text:style-name="T50">free(p3);</text:span></text:p>
              <text:p text:style-name="P9"><text:span text:style-name="T50">char *p5 = malloc(2);</text:span></text:p>
              <text:p text:style-name="P9"><text:span text:style-name="T50">free(p1);</text:span></text:p>
              <text:p text:style-name="P9"><text:span text:style-name="T50">free(p4);</text:span></text:p>
              <text:p text:style-name="P9"><text:span text:style-name="T50">free(p5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.205cm" svg:height="1.023cm" svg:x="13.341cm" svg:y="7.871cm">
          <text:list text:style-name="L5">
            <text:list-header>
              <text:p text:style-name="P8"><text:span text:style-name="T47">p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0" draw:text-style-name="P6" draw:layer="layout" svg:x1="14.393cm" svg:y1="8.467cm" svg:x2="15.24cm" svg:y2="8.467cm">
          <text:p/>
        </draw:line>
        <draw:custom-shape draw:style-name="gr11" draw:text-style-name="P2" draw:layer="layout" svg:width="2.263cm" svg:height="1.023cm" svg:x="12.256cm" svg:y="9.141cm">
          <text:list text:style-name="L5">
            <text:list-header>
              <text:p text:style-name="P8"><text:span text:style-name="T47">p5, p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0" draw:text-style-name="P6" draw:layer="layout" svg:x1="14.393cm" svg:y1="9.737cm" svg:x2="15.24cm" svg:y2="9.737cm">
          <text:p/>
        </draw:line>
        <draw:custom-shape draw:style-name="gr11" draw:text-style-name="P2" draw:layer="layout" svg:width="1.205cm" svg:height="1.023cm" svg:x="13.341cm" svg:y="9.737cm">
          <text:list text:style-name="L5">
            <text:list-header>
              <text:p text:style-name="P8"><text:span text:style-name="T47">p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0" draw:text-style-name="P6" draw:layer="layout" svg:x1="14.393cm" svg:y1="10.16cm" svg:x2="15.24cm" svg:y2="10.16cm">
          <text:p/>
        </draw:line>
        <draw:custom-shape draw:style-name="gr71" draw:text-style-name="P2" draw:layer="layout" svg:width="0.635cm" svg:height="0.635cm" svg:x="1.905cm" svg:y="13.7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69" draw:text-style-name="P2" draw:layer="layout" svg:width="2.328cm" svg:height="2.54cm" svg:x="15.452cm" svg:y="11.85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1.205cm" svg:height="1.023cm" svg:x="13.341cm" svg:y="11.258cm">
            <text:list text:style-name="L5">
              <text:list-header>
                <text:p text:style-name="P8"><text:span text:style-name="T47">p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0" draw:text-style-name="P6" draw:layer="layout" svg:x1="14.393cm" svg:y1="11.853cm" svg:x2="15.24cm" svg:y2="11.853cm">
            <text:p/>
          </draw:line>
        </draw:g>
        <draw:custom-shape draw:style-name="gr69" draw:text-style-name="P2" draw:layer="layout" svg:width="2.328cm" svg:height="0.846cm" svg:x="15.452cm" svg:y="9.73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868cm" svg:height="11.43cm" svg:x="19.262cm" svg:y="6.773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9.262cm" svg:y1="16.298cm" svg:x2="24.13cm" svg:y2="16.298cm">
          <text:p/>
        </draw:line>
        <draw:line draw:style-name="gr14" draw:text-style-name="P6" draw:layer="layout" svg:x1="19.262cm" svg:y1="12.7cm" svg:x2="24.13cm" svg:y2="12.7cm">
          <text:p/>
        </draw:line>
        <draw:line draw:style-name="gr14" draw:text-style-name="P6" draw:layer="layout" svg:x1="19.262cm" svg:y1="9.313cm" svg:x2="24.13cm" svg:y2="9.313cm">
          <text:p/>
        </draw:line>
        <draw:line draw:style-name="gr14" draw:text-style-name="P6" draw:layer="layout" svg:x1="19.262cm" svg:y1="8.255cm" svg:x2="24.13cm" svg:y2="8.255cm">
          <text:p/>
        </draw:line>
        <draw:line draw:style-name="gr14" draw:text-style-name="P6" draw:layer="layout" svg:x1="19.262cm" svg:y1="10.583cm" svg:x2="24.13cm" svg:y2="10.583cm">
          <text:p/>
        </draw:line>
        <draw:custom-shape draw:style-name="gr72" draw:text-style-name="P10" draw:layer="layout" svg:width="2.043cm" svg:height="1.023cm" svg:x="20.384cm" svg:y="7.025cm">
          <text:list text:style-name="L5">
            <text:list-header>
              <text:p text:style-name="P8"><text:span text:style-name="T47">Met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10" draw:layer="layout" svg:width="2.043cm" svg:height="1.023cm" svg:x="20.384cm" svg:y="8.295cm">
          <text:list text:style-name="L5">
            <text:list-header>
              <text:p text:style-name="P8"><text:span text:style-name="T47">Met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10" draw:layer="layout" svg:width="1.772cm" svg:height="1.023cm" svg:x="20.519cm" svg:y="9.525cm">
          <text:list text:style-name="L5">
            <text:list-header>
              <text:p text:style-name="P8"><text:span text:style-name="T47">B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10" draw:layer="layout" svg:width="1.797cm" svg:height="1.023cm" svg:x="20.506cm" svg:y="16.55cm">
          <text:list text:style-name="L5">
            <text:list-header>
              <text:p text:style-name="P8"><text:span text:style-name="T47">Yığı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6" draw:text-style-name="P6" draw:layer="layout" svg:x1="21.59cm" svg:y1="12.7cm" svg:x2="21.59cm" svg:y2="13.547cm">
          <text:p/>
        </draw:line>
        <draw:line draw:style-name="gr20" draw:text-style-name="P6" draw:layer="layout" svg:x1="21.59cm" svg:y1="15.452cm" svg:x2="21.59cm" svg:y2="16.298cm">
          <text:p/>
        </draw:line>
        <draw:custom-shape draw:style-name="gr75" draw:text-style-name="P10" draw:layer="layout" svg:width="1.971cm" svg:height="1.023cm" svg:x="20.42cm" svg:y="11.046cm">
          <text:list text:style-name="L5">
            <text:list-header>
              <text:p text:style-name="P8"><text:span text:style-name="T47">Yığı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1.018cm" svg:height="4.325cm" svg:x="17.992cm" svg:y="9.313cm">
          <text:list text:style-name="L5">
            <text:list-header>
              <text:p text:style-name="P8"><text:span text:style-name="T48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28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29" draw:style-name="dp1" draw:master-page-name="Varsayılan" presentation:presentation-page-layout-name="AL2T1">
        <draw:custom-shape draw:style-name="gr68" draw:text-style-name="P2" draw:layer="layout" svg:width="2.328cm" svg:height="7.875cm" svg:x="15.452cm" svg:y="8.467cm">
          <text:p/>
          <draw:enhanced-geometry svg:viewBox="0 0 528 1738" draw:type="non-primitive" draw:enhanced-path="M 0 1728 L 149 1691 284 1738 390 1674 528 1728 528 0 0 0 0 1728 Z N"/>
        </draw:custom-shape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Heap: Dynamic Memory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1">
              <text:list-header>
                <text:p text:style-name="P15"><text:span text:style-name="T2"><text:s text:c="3"/></text:span><text:span text:style-name="T43">#include &lt;stdlib.h&gt;</text:span><text:span text:style-name="T43"><text:line-break/></text:span><text:span text:style-name="T43">void *malloc(size_t size);</text:span><text:span text:style-name="T43"><text:line-break/></text:span><text:span text:style-name="T43">void free(void *ptr);</text:span></text:p>
              </text:list-header>
            </text:list>
          </draw:text-box>
        </draw:frame>
        <draw:custom-shape draw:style-name="gr11" draw:text-style-name="P2" draw:layer="layout" svg:width="0.883cm" svg:height="1.023cm" svg:x="18.419cm" svg:y="6.39cm">
          <text:list text:style-name="L6">
            <text:list-header>
              <text:p text:style-name="P9"><text:span text:style-name="T13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4.312cm" svg:height="1.023cm" svg:x="14.954cm" svg:y="17.568cm">
          <text:list text:style-name="L6">
            <text:list-header>
              <text:p text:style-name="P9"><text:span text:style-name="T13">0xfffffff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2.466cm" svg:height="1.277cm" svg:x="15.276cm" svg:y="7.197cm">
          <text:list text:style-name="L5">
            <text:list-header>
              <text:p text:style-name="P8"><text:span text:style-name="T51">Yığı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8.678cm" svg:height="7.881cm" svg:x="2.752cm" svg:y="8.255cm">
          <text:list text:style-name="L5">
            <text:list-header>
              <text:p text:style-name="P9"><text:span text:style-name="T50">char *p1 = malloc(3);</text:span></text:p>
              <text:p text:style-name="P9"><text:span text:style-name="T50">char *p2 = malloc(1);</text:span></text:p>
              <text:p text:style-name="P9"><text:span text:style-name="T50">char *p3 = malloc(4);</text:span></text:p>
              <text:p text:style-name="P9"><text:span text:style-name="T50">free(p2);</text:span></text:p>
              <text:p text:style-name="P9"><text:span text:style-name="T50">char *p4 = malloc(6);</text:span></text:p>
              <text:p text:style-name="P9"><text:span text:style-name="T50">free(p3);</text:span></text:p>
              <text:p text:style-name="P9"><text:span text:style-name="T50">char *p5 = malloc(2);</text:span></text:p>
              <text:p text:style-name="P9"><text:span text:style-name="T50">free(p1);</text:span></text:p>
              <text:p text:style-name="P9"><text:span text:style-name="T50">free(p4);</text:span></text:p>
              <text:p text:style-name="P9"><text:span text:style-name="T50">free(p5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.205cm" svg:height="1.023cm" svg:x="13.341cm" svg:y="7.871cm">
          <text:list text:style-name="L5">
            <text:list-header>
              <text:p text:style-name="P8"><text:span text:style-name="T47">p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0" draw:text-style-name="P6" draw:layer="layout" svg:x1="14.393cm" svg:y1="8.467cm" svg:x2="15.24cm" svg:y2="8.467cm">
          <text:p/>
        </draw:line>
        <draw:custom-shape draw:style-name="gr11" draw:text-style-name="P2" draw:layer="layout" svg:width="2.263cm" svg:height="1.023cm" svg:x="12.256cm" svg:y="9.141cm">
          <text:list text:style-name="L5">
            <text:list-header>
              <text:p text:style-name="P8"><text:span text:style-name="T47">p5, p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0" draw:text-style-name="P6" draw:layer="layout" svg:x1="14.393cm" svg:y1="9.737cm" svg:x2="15.24cm" svg:y2="9.737cm">
          <text:p/>
        </draw:line>
        <draw:custom-shape draw:style-name="gr11" draw:text-style-name="P2" draw:layer="layout" svg:width="1.205cm" svg:height="1.023cm" svg:x="13.341cm" svg:y="9.737cm">
          <text:list text:style-name="L5">
            <text:list-header>
              <text:p text:style-name="P8"><text:span text:style-name="T47">p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0" draw:text-style-name="P6" draw:layer="layout" svg:x1="14.393cm" svg:y1="10.16cm" svg:x2="15.24cm" svg:y2="10.16cm">
          <text:p/>
        </draw:line>
        <draw:custom-shape draw:style-name="gr71" draw:text-style-name="P2" draw:layer="layout" svg:width="0.635cm" svg:height="0.635cm" svg:x="1.905cm" svg:y="14.6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draw:layer="layout" svg:width="1.205cm" svg:height="1.023cm" svg:x="13.341cm" svg:y="11.258cm">
          <text:list text:style-name="L5">
            <text:list-header>
              <text:p text:style-name="P8"><text:span text:style-name="T47">p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0" draw:text-style-name="P6" draw:layer="layout" svg:x1="14.393cm" svg:y1="11.853cm" svg:x2="15.24cm" svg:y2="11.853cm">
          <text:p/>
        </draw:line>
        <draw:custom-shape draw:style-name="gr69" draw:text-style-name="P2" draw:layer="layout" svg:width="2.328cm" svg:height="0.846cm" svg:x="15.452cm" svg:y="9.73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868cm" svg:height="11.43cm" svg:x="19.262cm" svg:y="6.773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9.262cm" svg:y1="16.298cm" svg:x2="24.13cm" svg:y2="16.298cm">
          <text:p/>
        </draw:line>
        <draw:line draw:style-name="gr14" draw:text-style-name="P6" draw:layer="layout" svg:x1="19.262cm" svg:y1="12.7cm" svg:x2="24.13cm" svg:y2="12.7cm">
          <text:p/>
        </draw:line>
        <draw:line draw:style-name="gr14" draw:text-style-name="P6" draw:layer="layout" svg:x1="19.262cm" svg:y1="9.313cm" svg:x2="24.13cm" svg:y2="9.313cm">
          <text:p/>
        </draw:line>
        <draw:line draw:style-name="gr14" draw:text-style-name="P6" draw:layer="layout" svg:x1="19.262cm" svg:y1="8.255cm" svg:x2="24.13cm" svg:y2="8.255cm">
          <text:p/>
        </draw:line>
        <draw:line draw:style-name="gr14" draw:text-style-name="P6" draw:layer="layout" svg:x1="19.262cm" svg:y1="10.583cm" svg:x2="24.13cm" svg:y2="10.583cm">
          <text:p/>
        </draw:line>
        <draw:custom-shape draw:style-name="gr72" draw:text-style-name="P10" draw:layer="layout" svg:width="2.043cm" svg:height="1.023cm" svg:x="20.384cm" svg:y="7.025cm">
          <text:list text:style-name="L5">
            <text:list-header>
              <text:p text:style-name="P8"><text:span text:style-name="T47">Met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10" draw:layer="layout" svg:width="2.043cm" svg:height="1.023cm" svg:x="20.384cm" svg:y="8.295cm">
          <text:list text:style-name="L5">
            <text:list-header>
              <text:p text:style-name="P8"><text:span text:style-name="T47">Met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10" draw:layer="layout" svg:width="1.772cm" svg:height="1.023cm" svg:x="20.519cm" svg:y="9.525cm">
          <text:list text:style-name="L5">
            <text:list-header>
              <text:p text:style-name="P8"><text:span text:style-name="T47">B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10" draw:layer="layout" svg:width="1.797cm" svg:height="1.023cm" svg:x="20.506cm" svg:y="16.55cm">
          <text:list text:style-name="L5">
            <text:list-header>
              <text:p text:style-name="P8"><text:span text:style-name="T47">Yığı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6" draw:text-style-name="P6" draw:layer="layout" svg:x1="21.59cm" svg:y1="12.7cm" svg:x2="21.59cm" svg:y2="13.547cm">
          <text:p/>
        </draw:line>
        <draw:line draw:style-name="gr20" draw:text-style-name="P6" draw:layer="layout" svg:x1="21.59cm" svg:y1="15.452cm" svg:x2="21.59cm" svg:y2="16.298cm">
          <text:p/>
        </draw:line>
        <draw:custom-shape draw:style-name="gr75" draw:text-style-name="P10" draw:layer="layout" svg:width="1.971cm" svg:height="1.023cm" svg:x="20.42cm" svg:y="11.046cm">
          <text:list text:style-name="L5">
            <text:list-header>
              <text:p text:style-name="P8"><text:span text:style-name="T47">Yığı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1.018cm" svg:height="4.325cm" svg:x="17.992cm" svg:y="9.313cm">
          <text:list text:style-name="L5">
            <text:list-header>
              <text:p text:style-name="P8"><text:span text:style-name="T48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29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30" draw:style-name="dp1" draw:master-page-name="Varsayılan" presentation:presentation-page-layout-name="AL2T1">
        <draw:custom-shape draw:style-name="gr68" draw:text-style-name="P2" draw:layer="layout" svg:width="2.328cm" svg:height="7.875cm" svg:x="15.452cm" svg:y="8.467cm">
          <text:p/>
          <draw:enhanced-geometry svg:viewBox="0 0 528 1738" draw:type="non-primitive" draw:enhanced-path="M 0 1728 L 149 1691 284 1738 390 1674 528 1728 528 0 0 0 0 1728 Z N"/>
        </draw:custom-shape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Heap: Dynamic Memory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1">
              <text:list-header>
                <text:p text:style-name="P15"><text:span text:style-name="T2"><text:s text:c="3"/></text:span><text:span text:style-name="T43">#include &lt;stdlib.h&gt;</text:span><text:span text:style-name="T43"><text:line-break/></text:span><text:span text:style-name="T43">void *malloc(size_t size);</text:span><text:span text:style-name="T43"><text:line-break/></text:span><text:span text:style-name="T43">void free(void *ptr);</text:span></text:p>
              </text:list-header>
            </text:list>
          </draw:text-box>
        </draw:frame>
        <draw:custom-shape draw:style-name="gr11" draw:text-style-name="P2" draw:layer="layout" svg:width="0.883cm" svg:height="1.023cm" svg:x="18.419cm" svg:y="6.39cm">
          <text:list text:style-name="L6">
            <text:list-header>
              <text:p text:style-name="P9"><text:span text:style-name="T13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4.312cm" svg:height="1.023cm" svg:x="14.954cm" svg:y="17.568cm">
          <text:list text:style-name="L6">
            <text:list-header>
              <text:p text:style-name="P9"><text:span text:style-name="T13">0xfffffff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2.466cm" svg:height="1.277cm" svg:x="15.276cm" svg:y="7.197cm">
          <text:list text:style-name="L5">
            <text:list-header>
              <text:p text:style-name="P8"><text:span text:style-name="T51">Yığı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8.678cm" svg:height="7.881cm" svg:x="2.752cm" svg:y="8.255cm">
          <text:list text:style-name="L5">
            <text:list-header>
              <text:p text:style-name="P9"><text:span text:style-name="T50">char *p1 = malloc(3);</text:span></text:p>
              <text:p text:style-name="P9"><text:span text:style-name="T50">char *p2 = malloc(1);</text:span></text:p>
              <text:p text:style-name="P9"><text:span text:style-name="T50">char *p3 = malloc(4);</text:span></text:p>
              <text:p text:style-name="P9"><text:span text:style-name="T50">free(p2);</text:span></text:p>
              <text:p text:style-name="P9"><text:span text:style-name="T50">char *p4 = malloc(6);</text:span></text:p>
              <text:p text:style-name="P9"><text:span text:style-name="T50">free(p3);</text:span></text:p>
              <text:p text:style-name="P9"><text:span text:style-name="T50">char *p5 = malloc(2);</text:span></text:p>
              <text:p text:style-name="P9"><text:span text:style-name="T50">free(p1);</text:span></text:p>
              <text:p text:style-name="P9"><text:span text:style-name="T50">free(p4);</text:span></text:p>
              <text:p text:style-name="P9"><text:span text:style-name="T50">free(p5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.205cm" svg:height="1.023cm" svg:x="13.341cm" svg:y="7.871cm">
          <text:list text:style-name="L5">
            <text:list-header>
              <text:p text:style-name="P8"><text:span text:style-name="T47">p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0" draw:text-style-name="P6" draw:layer="layout" svg:x1="14.393cm" svg:y1="8.467cm" svg:x2="15.24cm" svg:y2="8.467cm">
          <text:p/>
        </draw:line>
        <draw:custom-shape draw:style-name="gr11" draw:text-style-name="P2" draw:layer="layout" svg:width="2.263cm" svg:height="1.023cm" svg:x="12.256cm" svg:y="9.141cm">
          <text:list text:style-name="L5">
            <text:list-header>
              <text:p text:style-name="P8"><text:span text:style-name="T47">p5, p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0" draw:text-style-name="P6" draw:layer="layout" svg:x1="14.393cm" svg:y1="9.737cm" svg:x2="15.24cm" svg:y2="9.737cm">
          <text:p/>
        </draw:line>
        <draw:custom-shape draw:style-name="gr11" draw:text-style-name="P2" draw:layer="layout" svg:width="1.205cm" svg:height="1.023cm" svg:x="13.341cm" svg:y="9.737cm">
          <text:list text:style-name="L5">
            <text:list-header>
              <text:p text:style-name="P8"><text:span text:style-name="T47">p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0" draw:text-style-name="P6" draw:layer="layout" svg:x1="14.393cm" svg:y1="10.16cm" svg:x2="15.24cm" svg:y2="10.16cm">
          <text:p/>
        </draw:line>
        <draw:custom-shape draw:style-name="gr71" draw:text-style-name="P2" draw:layer="layout" svg:width="0.635cm" svg:height="0.635cm" svg:x="1.905cm" svg:y="15.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draw:layer="layout" svg:width="1.205cm" svg:height="1.023cm" svg:x="13.341cm" svg:y="11.258cm">
          <text:list text:style-name="L5">
            <text:list-header>
              <text:p text:style-name="P8"><text:span text:style-name="T47">p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0" draw:text-style-name="P6" draw:layer="layout" svg:x1="14.393cm" svg:y1="11.853cm" svg:x2="15.24cm" svg:y2="11.853cm">
          <text:p/>
        </draw:line>
        <draw:custom-shape draw:style-name="gr12" draw:text-style-name="P2" draw:layer="layout" svg:width="4.868cm" svg:height="11.43cm" svg:x="19.262cm" svg:y="6.773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9.262cm" svg:y1="16.298cm" svg:x2="24.13cm" svg:y2="16.298cm">
          <text:p/>
        </draw:line>
        <draw:line draw:style-name="gr14" draw:text-style-name="P6" draw:layer="layout" svg:x1="19.262cm" svg:y1="12.7cm" svg:x2="24.13cm" svg:y2="12.7cm">
          <text:p/>
        </draw:line>
        <draw:line draw:style-name="gr14" draw:text-style-name="P6" draw:layer="layout" svg:x1="19.262cm" svg:y1="9.313cm" svg:x2="24.13cm" svg:y2="9.313cm">
          <text:p/>
        </draw:line>
        <draw:line draw:style-name="gr14" draw:text-style-name="P6" draw:layer="layout" svg:x1="19.262cm" svg:y1="8.255cm" svg:x2="24.13cm" svg:y2="8.255cm">
          <text:p/>
        </draw:line>
        <draw:line draw:style-name="gr14" draw:text-style-name="P6" draw:layer="layout" svg:x1="19.262cm" svg:y1="10.583cm" svg:x2="24.13cm" svg:y2="10.583cm">
          <text:p/>
        </draw:line>
        <draw:custom-shape draw:style-name="gr72" draw:text-style-name="P10" draw:layer="layout" svg:width="2.043cm" svg:height="1.023cm" svg:x="20.384cm" svg:y="7.025cm">
          <text:list text:style-name="L5">
            <text:list-header>
              <text:p text:style-name="P8"><text:span text:style-name="T47">Met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10" draw:layer="layout" svg:width="2.043cm" svg:height="1.023cm" svg:x="20.384cm" svg:y="8.295cm">
          <text:list text:style-name="L5">
            <text:list-header>
              <text:p text:style-name="P8"><text:span text:style-name="T47">Met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10" draw:layer="layout" svg:width="1.772cm" svg:height="1.023cm" svg:x="20.519cm" svg:y="9.525cm">
          <text:list text:style-name="L5">
            <text:list-header>
              <text:p text:style-name="P8"><text:span text:style-name="T47">B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10" draw:layer="layout" svg:width="1.797cm" svg:height="1.023cm" svg:x="20.506cm" svg:y="16.55cm">
          <text:list text:style-name="L5">
            <text:list-header>
              <text:p text:style-name="P8"><text:span text:style-name="T47">Yığı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6" draw:text-style-name="P6" draw:layer="layout" svg:x1="21.59cm" svg:y1="12.7cm" svg:x2="21.59cm" svg:y2="13.547cm">
          <text:p/>
        </draw:line>
        <draw:line draw:style-name="gr20" draw:text-style-name="P6" draw:layer="layout" svg:x1="21.59cm" svg:y1="15.452cm" svg:x2="21.59cm" svg:y2="16.298cm">
          <text:p/>
        </draw:line>
        <draw:custom-shape draw:style-name="gr75" draw:text-style-name="P10" draw:layer="layout" svg:width="1.971cm" svg:height="1.023cm" svg:x="20.42cm" svg:y="11.046cm">
          <text:list text:style-name="L5">
            <text:list-header>
              <text:p text:style-name="P8"><text:span text:style-name="T47">Yığı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1.018cm" svg:height="4.325cm" svg:x="17.992cm" svg:y="9.313cm">
          <text:list text:style-name="L5">
            <text:list-header>
              <text:p text:style-name="P8"><text:span text:style-name="T48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30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How Do Malloc and Free Work?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<text:span text:style-name="T2">Malloc ve Free nasıl çalışır?</text:span>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4"><text:span text:style-name="T2">Basit yanıt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Mesele değil</text:span></text:p>
                  </text:list-item>
                  <text:list-item>
                    <text:p text:style-name="P5"><text:span text:style-name="T2">Yüksek modüleritesinden, anlamaksızın kullanabilirsin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Gerçek yanıt</text:span></text:p>
              </text:list-item>
            </text:list>
            <text:list text:style-name="L18">
              <text:list-item>
                <text:list>
                  <text:list-header>
                    <text:p text:style-name="P16"><text:span text:style-name="T2"><text:s text:c="2"/></text:span><text:span text:style-name="T2">malloc(s)</text:span></text:p>
                    <text:p text:style-name="P16"><text:span text:style-name="T2"><text:s text:c="4"/></text:span><text:span text:style-name="T2">n = </text:span><text:span text:style-name="T52"></text:span><text:span text:style-name="T2">s / sizeof(int)</text:span><text:span text:style-name="T52"></text:span></text:p>
                  </text:list-header>
                </text:list>
              </text:list-item>
            </text:list>
          </draw:text-box>
        </draw:frame>
        <draw:custom-shape draw:style-name="gr76" draw:text-style-name="P2" draw:layer="layout" svg:width="2.117cm" svg:height="0.847cm" svg:x="7.408cm" svg:y="12.06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" draw:layer="layout" svg:width="2.117cm" svg:height="4.445cm" svg:x="7.408cm" svg:y="12.912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" draw:layer="layout" svg:width="0.846cm" svg:height="4.234cm" svg:x="5.927cm" svg:y="13.12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2" draw:layer="layout" svg:width="4.481cm" svg:height="2.039cm" svg:x="2.042cm" svg:y="14.605cm">
          <text:list text:style-name="L5">
            <text:list-header>
              <text:p text:style-name="P8"><text:span text:style-name="T53">n</text:span><text:span text:style-name="T54"> words</text:span></text:p>
              <text:p text:style-name="P8"><text:span text:style-name="T55">kullanıcı veri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0.972cm" svg:height="1.277cm" svg:x="8.049cm" svg:y="11.853cm">
          <text:list text:style-name="L5">
            <text:list-header>
              <text:p text:style-name="P8"><text:span text:style-name="T53">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2" draw:layer="layout" svg:width="0.846cm" svg:height="1.058cm" svg:x="5.927cm" svg:y="12.06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2" draw:layer="layout" svg:width="3.042cm" svg:height="1.658cm" svg:x="2.758cm" svg:y="11.853cm">
          <text:list text:style-name="L5">
            <text:list-header>
              <text:p text:style-name="P8"><text:span text:style-name="T54">1 word</text:span></text:p>
              <text:p text:style-name="P17"><text:span text:style-name="T55">baş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19" draw:layer="layout" svg:width="13.917cm" svg:height="3.825cm" svg:x="10.583cm" svg:y="7.832cm">
          <text:list text:style-name="L19">
            <text:list-item>
              <text:list>
                <text:list-header>
                  <text:p text:style-name="P18"><text:span text:style-name="T56">free(p)</text:span></text:p>
                  <text:p text:style-name="P18"><text:span text:style-name="T56"><text:s text:c="3"/></text:span><text:span text:style-name="T56">boş nesneler bağlı listesine p yi koy</text:span></text:p>
                </text:list-header>
              </text:list>
            </text:list-item>
          </text:list>
          <text:list text:style-name="L20">
            <text:list-item>
              <text:list>
                <text:list-header>
                  <text:p text:style-name="P18"><text:span text:style-name="T57"><text:s text:c="2"/>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2" draw:layer="layout" svg:width="2.117cm" svg:height="0.847cm" svg:x="16.933cm" svg:y="12.06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" draw:layer="layout" svg:width="2.117cm" svg:height="4.445cm" svg:x="16.933cm" svg:y="12.91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72cm" svg:height="1.277cm" svg:x="17.574cm" svg:y="11.853cm">
          <text:list text:style-name="L5">
            <text:list-header>
              <text:p text:style-name="P8"><text:span text:style-name="T53">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9" draw:text-style-name="P6" draw:layer="layout" svg:x1="14.817cm" svg:y1="13.334cm" svg:x2="16.722cm" svg:y2="12.487cm">
          <text:p/>
        </draw:line>
        <draw:line draw:style-name="gr79" draw:text-style-name="P6" draw:layer="layout" svg:x1="17.992cm" svg:y1="13.334cm" svg:x2="21.378cm" svg:y2="12.487cm">
          <text:p/>
        </draw:line>
        <draw:custom-shape draw:style-name="gr76" draw:text-style-name="P2" draw:layer="layout" svg:width="2.117cm" svg:height="0.846cm" svg:x="16.933cm" svg:y="12.912cm">
          <text:p/>
          <draw:enhanced-geometry svg:viewBox="0 0 21600 21600" draw:type="rectangle" draw:enhanced-path="M 0 0 L 21600 0 21600 21600 0 21600 0 0 Z N"/>
        </draw:custom-shape>
        <draw:line draw:style-name="gr79" draw:text-style-name="P6" draw:layer="layout" svg:x1="1.905cm" svg:y1="13.547cm" svg:x2="7.197cm" svg:y2="13.335cm">
          <text:p/>
        </draw:line>
        <presentation:notes draw:style-name="dp2">
          <draw:page-thumbnail draw:style-name="gr1" draw:layer="layout" svg:width="13.428cm" svg:height="10.072cm" svg:x="3.545cm" svg:y="1.967cm" draw:page-number="31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Using Malloc and Free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<text:span text:style-name="T2">Malloc ve free kullanımı</text:span>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20"><text:span text:style-name="T2">Tür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7">void*</text:span><text:span text:style-name="T2">: generik pointer, herhangi tür (diğer türlere dönüştürülebilir)</text:span></text:p>
                  </text:list-item>
                  <text:list-item>
                    <text:p text:style-name="P21"><text:span text:style-name="T17">size_t</text:span><text:span text:style-name="T2">: </text:span><text:span text:style-name="T17">sizeof() </text:span><text:span text:style-name="T58">un ürettiği işaretsiz tamsayı</text:span></text:p>
                  </text:list-item>
                </text:list>
              </text:list-item>
            </text:list>
            <text:list text:style-name="L21">
              <text:list-item>
                <text:p text:style-name="P20"><text:span text:style-name="T17">void* malloc(size_t size)</text:span></text:p>
              </text:list-item>
            </text:list>
            <text:list text:style-name="L3">
              <text:list-item>
                <text:list>
                  <text:list-item>
                    <text:p><text:span text:style-name="T59">Size </text:span><text:span text:style-name="T60">b</text:span><text:span text:style-name="T2">oyutlu bellek bölgesine işaretçi döndürür</text:span></text:p>
                  </text:list-item>
                  <text:list-item>
                    <text:p><text:span text:style-name="T2">… </text:span><text:span text:style-name="T2">veya sorun varsa </text:span><text:span text:style-name="T17">NUL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2">Ör., </text:span><text:span text:style-name="T17">int* x = (int *) malloc(sizeof(int));</text:span></text:p>
                  </text:list-item>
                </text:list>
              </text:list-item>
            </text:list>
            <text:list text:style-name="L21">
              <text:list-item>
                <text:p text:style-name="P20"><text:span text:style-name="T17">void* calloc(size_t nobj, size_t size)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2">Her birinin boyutu </text:span><text:span text:style-name="T3">size </text:span><text:span text:style-name="T2">olan adet </text:span><text:span text:style-name="T3">nobj </text:span><text:span text:style-name="T2">nesne dizisine/belleğine işaretçi döndürü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2">… </text:span><text:span text:style-name="T2">veya sorun varsa </text:span><text:span text:style-name="T59">NUL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1"><text:span text:style-name="T2">Baytlar 0 ile ilklenir</text:span></text:p>
                  </text:list-item>
                </text:list>
              </text:list-item>
            </text:list>
            <text:list text:style-name="L21">
              <text:list-item>
                <text:p text:style-name="P20"><text:span text:style-name="T17">void free(void* p)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3">P</text:span><text:span text:style-name="T4"> ile işaretlenen bellek uzayını iade et</text:span></text:p>
                  </text:list-item>
                  <text:list-item>
                    <text:p text:style-name="P21"><text:span text:style-name="T3">p </text:span><text:span text:style-name="T4">işaretçisi önceden bir yer tahsisine işaret</text:span><text:span text:style-name="T2"> etmelidir</text:span></text:p>
                  </text:list-item>
                  <text:list-item>
                    <text:p text:style-name="P21"><text:span text:style-name="T3">p </text:span><text:span text:style-name="T4">eğer </text:span><text:span text:style-name="T3">NULL </text:span><text:span text:style-name="T4">ise birşey yapılmaz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428cm" svg:height="10.072cm" svg:x="3.545cm" svg:y="1.967cm" draw:page-number="32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Using realloc and (never) alloca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<text:span text:style-name="T2">Kullanım: Realloc ve alloca (asla) </text:span>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21">
              <text:list-item>
                <text:p text:style-name="P22"><text:span text:style-name="T17">void* realloc(void* ptr, size_t size)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Tahsis edilen alanın “büyümesi”</text:span></text:p>
                  </text:list-item>
                  <text:list-item>
                    <text:p text:style-name="P5"><text:span text:style-name="T2">Eski bellek alanı yetersizse veriyi taşı/kopyala</text:span></text:p>
                  </text:list-item>
                  <text:list-item>
                    <text:p text:style-name="P5"><text:span text:style-name="T2">Istenen gerçeklenemezse </text:span><text:span text:style-name="T3">NULL</text:span></text:p>
                  </text:list-item>
                </text:list>
              </text:list-item>
            </text:list>
            <text:list text:style-name="L21">
              <text:list-item>
                <text:p text:style-name="P22"><text:span text:style-name="T17">void* alloca(size_t size)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Varlığı garanti değil (herhangi official standartta yok)</text:span></text:p>
                  </text:list-item>
                  <text:list-item>
                    <text:p text:style-name="P5"><text:span text:style-name="T2">Yerel yığıt frameinde yer tahsisi</text:span></text:p>
                  </text:list-item>
                  <text:list-item>
                    <text:p text:style-name="P5"><text:span text:style-name="T2">Işlevden çıkıldığında bellek otomatik boşaltılır</text:span></text:p>
                  </text:list-item>
                  <text:list-item>
                    <text:p text:style-name="P5"><text:span text:style-name="T2">Aşağıdaki durumda faydalıdır:</text:span></text:p>
                  </text:list-item>
                </text:list>
              </text:list-item>
            </text:list>
            <text:list text:style-name="L18">
              <text:list-item>
                <text:list>
                  <text:list-header>
                    <text:p text:style-name="P23"><text:span text:style-name="T17"><text:tab/></text:span><text:span text:style-name="T17">int calc(int numItems) {</text:span></text:p>
                    <text:p text:style-name="P23"><text:span text:style-name="T17"><text:tab/></text:span><text:span text:style-name="T17"><text:tab/></text:span><text:span text:style-name="T17">int items[numItems]; </text:span></text:p>
                    <text:p text:style-name="P23"><text:span text:style-name="T17"><text:tab/></text:span><text:span text:style-name="T17"><text:tab/></text:span><text:span text:style-name="T17">int *items = alloca(numItems * sizeof(int));</text:span></text:p>
                    <text:p text:style-name="P23"><text:span text:style-name="T17"><text:tab/></text:span><text:span text:style-name="T17">}</text:span></text:p>
                  </text:list-header>
                </text:list>
              </text:list-item>
            </text:list>
          </draw:text-box>
        </draw:frame>
        <draw:line draw:style-name="gr80" draw:text-style-name="P6" draw:layer="layout" svg:x1="3.598cm" svg:y1="14.182cm" svg:x2="12.912cm" svg:y2="13.97cm">
          <text:p/>
        </draw:line>
        <presentation:notes draw:style-name="dp2">
          <draw:page-thumbnail draw:style-name="gr1" draw:layer="layout" svg:width="13.428cm" svg:height="10.072cm" svg:x="3.545cm" svg:y="1.967cm" draw:page-number="33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Examples Motivating Realloc()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<text:span text:style-name="T2">Realloc() e teşvik eden örnekler</text:span>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4"><text:span text:style-name="T2">Örnek programlama görevleri</text:span></text:p>
                <text:list>
                  <text:list-item>
                    <text:p><text:span text:style-name="T2">Çok sayıda satır ('\n' ile sonlanır)</text:span><text:span text:style-name="T2"> içeren metni oku</text:span></text:p>
                  </text:list-item>
                  <text:list-item>
                    <text:p><text:span text:style-name="T2">Satırları alfabetik sırada yaz</text:span></text:p>
                  </text:list-item>
                </text:list>
              </text:list-item>
              <text:list-item>
                <text:p text:style-name="P4"><text:span text:style-name="T2">Gelecekte karşılaşılacak maks. satır boyutunu bilmiyorsanız</text:span></text:p>
                <text:list>
                  <text:list-item>
                    <text:p><text:span text:style-name="T2">Bir satır en fazla kaç karakterden oluşur?</text:span></text:p>
                  </text:list-item>
                  <text:list-item>
                    <text:p><text:span text:style-name="T2">#define MAXCHAR 200</text:span></text:p>
                  </text:list-item>
                  <text:list-item>
                    <text:p><text:span text:style-name="T2">Daha uzun bir satırla karşılaşırsak?</text:span></text:p>
                  </text:list-item>
                </text:list>
              </text:list-item>
              <text:list-item>
                <text:p text:style-name="P4"><text:span text:style-name="T2">Ve gelecekte maks. satır sayısını bilmiyorsanız</text:span></text:p>
                <text:list>
                  <text:list-item>
                    <text:p><text:span text:style-name="T2">En fazla kaç satırla karşılabilirsin?</text:span></text:p>
                  </text:list-item>
                  <text:list-item>
                    <text:p><text:span text:style-name="T2">#define MAXLINE 10000</text:span></text:p>
                  </text:list-item>
                  <text:list-item>
                    <text:p><text:span text:style-name="T2">Daha fazla satır gelirse?</text:span></text:p>
                  </text:list-item>
                </text:list>
              </text:list-item>
              <text:list-item>
                <text:p text:style-name="P4"><text:span text:style-name="T2">Yürüdükçe daha fazla bellek (yeniden) tahsisi yapmak daha iyidir</text:span></text:p>
              </text:list-item>
            </text:list>
          </draw:text-box>
        </draw:frame>
        <presentation:notes draw:style-name="dp3">
          <draw:page-thumbnail draw:style-name="gr1" draw:layer="layout" svg:width="13.428cm" svg:height="10.073cm" svg:x="3.545cm" svg:y="1.967cm" draw:page-number="34" presentation:class="page"/>
          <draw:frame presentation:style-name="pr7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rinting Chars in Reverse Order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Ters sırada karakterleri yazdır</text:p>
              </text:list-header>
            </text:list>
          </draw:text-box>
        </draw:frame>
        <draw:custom-shape draw:style-name="gr32" draw:text-style-name="P2" draw:layer="layout" svg:width="23.284cm" svg:height="13.123cm" svg:x="1.693cm" svg:y="3.81cm">
          <text:list text:style-name="L5">
            <text:list-header>
              <text:p text:style-name="P12"><text:span text:style-name="T61">#define MAXCHAR 1000</text:span></text:p>
              <text:p text:style-name="P12"><text:span text:style-name="T61"/></text:p>
              <text:p text:style-name="P12"><text:span text:style-name="T61">int main(void) {</text:span></text:p>
              <text:p text:style-name="P12"><text:span text:style-name="T61"><text:s text:c="2"/></text:span><text:span text:style-name="T61">char a[MAXCHAR]; </text:span></text:p>
              <text:p text:style-name="P24"><text:span text:style-name="T61"><text:s text:c="2"/></text:span><text:span text:style-name="T61">int i, c;</text:span></text:p>
              <text:p text:style-name="P24"><text:span text:style-name="T61"><text:s text:c="2"/></text:span><text:span text:style-name="T61">for (i=0; i&lt;MAXCHAR &amp;&amp; ((c=getchar()) != EOF); i++)</text:span></text:p>
              <text:p text:style-name="P24"><text:span text:style-name="T61"><text:s text:c="5"/></text:span><text:span text:style-name="T61">a[i] = c;</text:span></text:p>
              <text:p text:style-name="P24"><text:span text:style-name="T61"><text:s text:c="2"/></text:span></text:p>
              <text:p text:style-name="P24"><text:span text:style-name="T61"><text:s text:c="2"/></text:span><text:span text:style-name="T61">while (i &gt; 0)</text:span></text:p>
              <text:p text:style-name="P24"><text:span text:style-name="T61"><text:s text:c="5"/></text:span><text:span text:style-name="T61">putchar(a[--i]);</text:span></text:p>
              <text:p text:style-name="P24"><text:span text:style-name="T61"><text:s text:c="2"/></text:span><text:span text:style-name="T61">putchar('\n');</text:span></text:p>
              <text:p text:style-name="P24"><text:span text:style-name="T61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35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And Again With Realloc()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<text:span text:style-name="T2">Realloc() tasarımı</text:span></text:p>
              </text:list-header>
            </text:list>
          </draw:text-box>
        </draw:frame>
        <draw:custom-shape draw:style-name="gr32" draw:text-style-name="P2" draw:layer="layout" svg:width="23.284cm" svg:height="14.605cm" svg:x="1.693cm" svg:y="3.81cm">
          <text:list text:style-name="L5">
            <text:list-header>
              <text:p text:style-name="P25"><text:span text:style-name="T61">#define INIT_SIZE 5</text:span></text:p>
              <text:p text:style-name="P25"><text:span text:style-name="T61"/></text:p>
              <text:p text:style-name="P25"><text:span text:style-name="T61">int main(void) { </text:span></text:p>
              <text:p text:style-name="P25"><text:span text:style-name="T61"><text:s text:c="2"/></text:span><text:span text:style-name="T61">char* a;</text:span></text:p>
              <text:p text:style-name="P26"><text:span text:style-name="T61"><text:s text:c="2"/></text:span><text:span text:style-name="T61">int i, c, size=INIT_SIZE;</text:span></text:p>
              <text:p text:style-name="P27"><text:span text:style-name="T61"><text:s text:c="2"/></text:span><text:span text:style-name="T61">a = (char *) </text:span><text:span text:style-name="T62">malloc</text:span><text:span text:style-name="T61">(size * sizeof(char));</text:span></text:p>
              <text:p text:style-name="P28"><text:span text:style-name="T61"><text:s text:c="2"/></text:span><text:span text:style-name="T61">for (i=0; ((c=getchar()) != EOF); i++) {</text:span></text:p>
              <text:p text:style-name="P28"><text:span text:style-name="T61"><text:s text:c="4"/></text:span><text:span text:style-name="T61">if (i &gt;= size) {</text:span></text:p>
              <text:p text:style-name="P28"><text:span text:style-name="T61"><text:s text:c="8"/></text:span><text:span text:style-name="T61">size *= 2;</text:span></text:p>
              <text:p text:style-name="P28"><text:span text:style-name="T61"><text:s text:c="8"/></text:span><text:span text:style-name="T61">a = (char *) </text:span><text:span text:style-name="T62">realloc</text:span><text:span text:style-name="T61">(a, size * sizeof(char));</text:span></text:p>
              <text:p text:style-name="P28"><text:span text:style-name="T61"><text:s text:c="4"/></text:span><text:span text:style-name="T61">}</text:span></text:p>
              <text:p text:style-name="P28"><text:span text:style-name="T61"><text:s text:c="4"/></text:span><text:span text:style-name="T61">a[i] = c;</text:span></text:p>
              <text:p text:style-name="P28"><text:span text:style-name="T61"><text:s text:c="2"/></text:span><text:span text:style-name="T61">}</text:span></text:p>
              <text:p text:style-name="P29"><text:span text:style-name="T61"><text:s text:c="2"/>…</text:span></text:p>
              <text:p text:style-name="P30"><text:span text:style-name="T61"><text:s text:c="2"/></text:span><text:span text:style-name="T62">free</text:span><text:span text:style-name="T61">(a);</text:span></text:p>
              <text:p text:style-name="P31"><text:span text:style-name="T61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.428cm" svg:height="10.073cm" svg:x="3.545cm" svg:y="1.967cm" draw:page-number="36" presentation:class="page"/>
          <draw:frame presentation:style-name="pr7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Avoid Leaking Memory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Bellek Kaçağından Korunmak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4">Bellek kaçakları dinamik bellek referanslara sızmaya neden olur</text:p>
              </text:list-item>
            </text:list>
          </draw:text-box>
        </draw:frame>
        <draw:custom-shape draw:style-name="gr32" draw:text-style-name="P2" draw:layer="layout" svg:width="22.225cm" svg:height="13.123cm" svg:x="1.693cm" svg:y="5.08cm">
          <text:list text:style-name="L5">
            <text:list-header>
              <text:p text:style-name="P12"><text:span text:style-name="T38">int f(void)</text:span></text:p>
              <text:p text:style-name="P12"><text:span text:style-name="T38">{</text:span></text:p>
              <text:p text:style-name="P12"><text:span text:style-name="T38"><text:s text:c="4"/></text:span><text:span text:style-name="T38">char* p;</text:span></text:p>
              <text:p text:style-name="P12"><text:span text:style-name="T38"><text:s text:c="4"/></text:span><text:span text:style-name="T38">p = (char *) malloc(8 * sizeof(char));</text:span></text:p>
              <text:p text:style-name="P12"><text:span text:style-name="T38"><text:s text:c="4"/>…</text:span></text:p>
              <text:p text:style-name="P12"><text:span text:style-name="T38"><text:s text:c="4"/></text:span><text:span text:style-name="T38">return 0;</text:span></text:p>
              <text:p text:style-name="P12"><text:span text:style-name="T38">}</text:span></text:p>
              <text:p text:style-name="P12"><text:span text:style-name="T38"/></text:p>
              <text:p text:style-name="P12"><text:span text:style-name="T38">int main(void) {</text:span></text:p>
              <text:p text:style-name="P12"><text:span text:style-name="T38"><text:s text:c="4"/></text:span><text:span text:style-name="T38">f();</text:span></text:p>
              <text:p text:style-name="P12"><text:span text:style-name="T38"><text:s text:c="4"/>…</text:span></text:p>
              <text:p text:style-name="P12"><text:span text:style-name="T38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37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Avoid Dangling Pointers" draw:style-name="dp1" draw:master-page-name="Varsayılan" presentation:presentation-page-layout-name="AL2T1">
        <draw:frame presentation:style-name="pr3" draw:text-style-name="P3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<text:span text:style-name="T8">Dangling (askıda kalan) göstericilerden uzak dur</text:span>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4">Dangling canlı olmayan göstericiler</text:p>
              </text:list-item>
            </text:list>
          </draw:text-box>
        </draw:frame>
        <draw:custom-shape draw:style-name="gr32" draw:text-style-name="P2" draw:layer="layout" svg:width="22.225cm" svg:height="13.123cm" svg:x="1.693cm" svg:y="5.08cm">
          <text:list text:style-name="L5">
            <text:list-header>
              <text:p text:style-name="P12"><text:span text:style-name="T38">char *f(void)</text:span></text:p>
              <text:p text:style-name="P12"><text:span text:style-name="T38">{</text:span></text:p>
              <text:p text:style-name="P12"><text:span text:style-name="T38"><text:s text:c="4"/></text:span><text:span text:style-name="T38">char p[8];</text:span></text:p>
              <text:p text:style-name="P12"><text:span text:style-name="T38"><text:s text:c="4"/></text:span></text:p>
              <text:p text:style-name="P12"><text:span text:style-name="T38"><text:s text:c="4"/>…</text:span></text:p>
              <text:p text:style-name="P12"><text:span text:style-name="T38"><text:s text:c="4"/></text:span><text:span text:style-name="T38">return p;</text:span></text:p>
              <text:p text:style-name="P12"><text:span text:style-name="T38">}</text:span></text:p>
              <text:p text:style-name="P12"><text:span text:style-name="T38"/></text:p>
              <text:p text:style-name="P12"><text:span text:style-name="T38">int main(void) {</text:span></text:p>
              <text:p text:style-name="P12"><text:span text:style-name="T38"><text:s text:c="4"/></text:span><text:span text:style-name="T38">char *res = f();</text:span></text:p>
              <text:p text:style-name="P12"><text:span text:style-name="T38"><text:s text:c="4"/>…</text:span></text:p>
              <text:p text:style-name="P12"><text:span text:style-name="T38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428cm" svg:height="10.072cm" svg:x="3.545cm" svg:y="1.967cm" draw:page-number="38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Debugging Malloc Problems" draw:style-name="dp1" draw:master-page-name="Varsayılan" presentation:presentation-page-layout-name="AL2T1">
        <draw:frame presentation:style-name="pr3" draw:text-style-name="P33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<text:span text:style-name="T63">Malloc Problemlerinde Hata Ayıklama</text:span>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4"><text:span text:style-name="T2">Semptom: “rastgele” hata, return çağrısında</text:span></text:p>
                <text:list>
                  <text:list-item>
                    <text:p><text:span text:style-name="T2">Yığıt frame indeki dönüş bilgisi bozulmuş</text:span></text:p>
                  </text:list-item>
                </text:list>
              </text:list-item>
              <text:list-item>
                <text:p text:style-name="P4"><text:span text:style-name="T2">Semptom: malloc/free çağrısında başarısızlık</text:span></text:p>
                <text:list>
                  <text:list-item>
                    <text:p><text:span text:style-name="T2">Malloc muhasebe verisi bozulmuş</text:span></text:p>
                  </text:list-item>
                </text:list>
              </text:list-item>
              <text:list-item>
                <text:p text:style-name="P4"><text:span text:style-name="T2">Semptom: printf ile anlamsız çıktılar</text:span></text:p>
                <text:list>
                  <text:list-item>
                    <text:p><text:span text:style-name="T2">Yığıt frame inde saklama alanı bozulmuş</text:span></text:p>
                  </text:list-item>
                </text:list>
              </text:list-item>
              <text:list-item>
                <text:p text:style-name="P4"><text:span text:style-name="T2">Var olan malloc ları “ayıklama”</text:span></text:p>
                <text:list>
                  <text:list-item>
                    <text:p><text:span text:style-name="T2">“</text:span><text:span text:style-name="T2">man malloc”</text:span></text:p>
                  </text:list-item>
                  <text:list-item>
                    <text:p><text:span text:style-name="T2">“</text:span><text:span text:style-name="T2">debug malloc” → dmalloc</text:span></text:p>
                  </text:list-item>
                  <text:list-item>
                    <text:p><text:span text:style-name="T2">Daha büyüklerinde: valgrind, v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428cm" svg:height="10.072cm" svg:x="3.545cm" svg:y="1.967cm" draw:page-number="39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Summary" draw:style-name="dp1" draw:master-page-name="Varsayılan" presentation:presentation-page-layout-name="AL2T1">
        <draw:frame presentation:style-name="pr3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3">Özet</text:p>
              </text:list-header>
            </text:list>
          </draw:text-box>
        </draw:frame>
        <draw:frame presentation:style-name="pr4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4"><text:span text:style-name="T2">Değişkenler – beş tür bellek alanı</text:span></text:p>
              </text:list-item>
            </text:list>
            <text:list text:style-name="L22">
              <text:list-item>
                <text:list>
                  <text:list-item>
                    <text:p text:style-name="P5"><text:span text:style-name="T25">Metin</text:span><text:span text:style-name="T2">: kod, sabit veri</text:span></text:p>
                  </text:list-item>
                </text:list>
              </text:list-item>
            </text:list>
            <text:list text:style-name="L23">
              <text:list-item>
                <text:list>
                  <text:list-item>
                    <text:p text:style-name="P5"><text:span text:style-name="T16">Veri</text:span><text:span text:style-name="T2">: ilklenmiş global ve statik değişkenler</text:span></text:p>
                  </text:list-item>
                </text:list>
              </text:list-item>
            </text:list>
            <text:list text:style-name="L24">
              <text:list-item>
                <text:list>
                  <text:list-item>
                    <text:p text:style-name="P5"><text:span text:style-name="T18">BSS</text:span><text:span text:style-name="T2">: ilklenmemiş global ve statik değişkenler</text:span></text:p>
                  </text:list-item>
                </text:list>
              </text:list-item>
            </text:list>
            <text:list text:style-name="L25">
              <text:list-item>
                <text:list>
                  <text:list-item>
                    <text:p text:style-name="P5"><text:span text:style-name="T21">Yığın</text:span><text:span text:style-name="T2">: dinamik bellek</text:span></text:p>
                  </text:list-item>
                </text:list>
              </text:list-item>
            </text:list>
            <text:list text:style-name="L26">
              <text:list-item>
                <text:list>
                  <text:list-item>
                    <text:p text:style-name="P5"><text:span text:style-name="T27">Yığıt</text:span><text:span text:style-name="T2">: yerel değişkenler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Aralarındaki farkı anlamak önemlidir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Tahsis</text:span><text:span text:style-name="T2">: bellek ayrılır</text:span></text:p>
                  </text:list-item>
                  <text:list-item>
                    <text:p text:style-name="P5"><text:span text:style-name="T3">İlkleme</text:span><text:span text:style-name="T2">: varsa ilk değer verilir/ilklenir</text:span></text:p>
                  </text:list-item>
                  <text:list-item>
                    <text:p text:style-name="P5"><text:span text:style-name="T3">Boşaltma</text:span><text:span text:style-name="T2">: bellek iade edilir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Bellek tahsisini anlamak önemlidir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Bellek kullanımını etkin kullan</text:span></text:p>
                  </text:list-item>
                  <text:list-item>
                    <text:p text:style-name="P5"><text:span text:style-name="T2">dangling göstericiler → <text:s/>“bellek sızıntısı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428cm" svg:height="10.072cm" svg:x="3.545cm" svg:y="1.967cm" draw:page-number="40" presentation:class="page"/>
          <draw:frame presentation:style-name="pr5" draw:layer="layout" svg:width="14.75cm" svg:height="11.798cm" svg:x="2.752cm" svg:y="12.7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210 210" svg:d="m105 0 105 210h-210z"/>
    <draw:marker draw:name="msArrowOpenEnd_20_9" draw:display-name="msArrowOpenEnd 9" svg:viewBox="0 0 426 426" svg:d="m213 0 213 388-64 38-149-273-149 273-64-3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arsayılan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Varsayılan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Varsayılan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Varsayılan-notes" style:family="presentation">
      <style:graphic-properties draw:stroke="none" draw:fill="none">
        <text:list-style style:name="Varsayılan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Varsayılan-outline1">
          <text:list-level-style-bullet text:level="1" text:bullet-char="•">
            <style:list-level-properties text:min-label-width="0.621cm"/>
            <style:text-properties fo:font-family="Helvetica" style:font-family-generic="swiss" style:font-pitch="variable" fo:color="#0000ff" fo:font-size="100%"/>
          </text:list-level-style-bullet>
          <text:list-level-style-bullet text:level="2" text:bullet-char="">
            <style:list-level-properties text:space-before="0.943cm" text:min-label-width="0.622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 text:min-label-width="0.649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 text:min-label-width="0.6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5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18cm"/>
          <style:tab-stop style:position="4.458cm"/>
          <style:tab-stop style:position="6.998cm"/>
          <style:tab-stop style:position="9.538cm"/>
          <style:tab-stop style:position="12.078cm"/>
          <style:tab-stop style:position="14.618cm"/>
          <style:tab-stop style:position="17.158cm"/>
          <style:tab-stop style:position="19.698cm"/>
          <style:tab-stop style:position="22.238cm"/>
          <style:tab-stop style:position="24.778cm"/>
          <style:tab-stop style:position="27.318cm"/>
        </style:tab-stops>
      </style:paragraph-properties>
      <style:text-properties fo:color="#0000ff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74cm"/>
          <style:tab-stop style:position="3.514cm"/>
          <style:tab-stop style:position="6.054cm"/>
          <style:tab-stop style:position="8.594cm"/>
          <style:tab-stop style:position="11.134cm"/>
          <style:tab-stop style:position="13.674cm"/>
          <style:tab-stop style:position="16.214cm"/>
          <style:tab-stop style:position="18.754cm"/>
          <style:tab-stop style:position="21.294cm"/>
          <style:tab-stop style:position="23.834cm"/>
          <style:tab-stop style:position="26.37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3" style:family="presentation" style:parent-style-name="Varsayılan-outline2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8cm"/>
          <style:tab-stop style:position="2.548cm"/>
          <style:tab-stop style:position="5.088cm"/>
          <style:tab-stop style:position="7.628cm"/>
          <style:tab-stop style:position="10.168cm"/>
          <style:tab-stop style:position="12.708cm"/>
          <style:tab-stop style:position="15.248cm"/>
          <style:tab-stop style:position="17.788cm"/>
          <style:tab-stop style:position="20.328cm"/>
          <style:tab-stop style:position="22.868cm"/>
          <style:tab-stop style:position="25.408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4" style:family="presentation" style:parent-style-name="Varsayılan-outline3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</style:tab-stops>
      </style:paragraph-properties>
      <style:text-properties fo:color="#000066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5" style:family="presentation" style:parent-style-name="Varsayılan-outline4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6" style:family="presentation" style:parent-style-name="Varsayılan-outline5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7" style:family="presentation" style:parent-style-name="Varsayılan-outline6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8" style:family="presentation" style:parent-style-name="Varsayılan-outline7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9" style:family="presentation" style:parent-style-name="Varsayılan-outline8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">
            <style:list-level-properties text:space-before="0.943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52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Varsayılan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36pt" fo:font-style="normal" fo:text-shadow="none" style:text-underline-style="none" fo:font-weight="bold" style:font-family-asian="'DejaVu Sans'" style:font-family-generic-asian="system" style:font-pitch-asian="variable" style:font-size-asian="36pt" style:font-style-asian="normal" style:font-weight-asian="bold" style:font-family-complex="'DejaVu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Başlık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Başlık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Başlık1-notes" style:family="presentation">
      <style:graphic-properties draw:stroke="none" draw:fill="none">
        <text:list-style style:name="Başlık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Başlık1-outline1" style:family="presentation">
      <style:graphic-properties draw:stroke="none" draw:fill="none" draw:auto-grow-height="false" draw:fit-to-size="shrink-to-fit">
        <text:list-style style:name="Başlık1-outline1">
          <text:list-level-style-bullet text:level="1" text:bullet-char="•">
            <style:list-level-properties text:min-label-width="0.621cm"/>
            <style:text-properties fo:font-family="Helvetica" style:font-family-generic="swiss" style:font-pitch="variable" fo:color="#0000ff" fo:font-size="100%"/>
          </text:list-level-style-bullet>
          <text:list-level-style-bullet text:level="2" text:bullet-char="">
            <style:list-level-properties text:space-before="0.943cm" text:min-label-width="0.622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 text:min-label-width="0.649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 text:min-label-width="0.6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5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18cm"/>
          <style:tab-stop style:position="4.458cm"/>
          <style:tab-stop style:position="6.998cm"/>
          <style:tab-stop style:position="9.538cm"/>
          <style:tab-stop style:position="12.078cm"/>
          <style:tab-stop style:position="14.618cm"/>
          <style:tab-stop style:position="17.158cm"/>
          <style:tab-stop style:position="19.698cm"/>
          <style:tab-stop style:position="22.238cm"/>
          <style:tab-stop style:position="24.778cm"/>
          <style:tab-stop style:position="27.318cm"/>
        </style:tab-stops>
      </style:paragraph-properties>
      <style:text-properties fo:color="#0000ff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aşlık1-outline2" style:family="presentation" style:parent-style-name="Başlık1-outline1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74cm"/>
          <style:tab-stop style:position="3.514cm"/>
          <style:tab-stop style:position="6.054cm"/>
          <style:tab-stop style:position="8.594cm"/>
          <style:tab-stop style:position="11.134cm"/>
          <style:tab-stop style:position="13.674cm"/>
          <style:tab-stop style:position="16.214cm"/>
          <style:tab-stop style:position="18.754cm"/>
          <style:tab-stop style:position="21.294cm"/>
          <style:tab-stop style:position="23.834cm"/>
          <style:tab-stop style:position="26.37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3" style:family="presentation" style:parent-style-name="Başlık1-outline2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8cm"/>
          <style:tab-stop style:position="2.548cm"/>
          <style:tab-stop style:position="5.088cm"/>
          <style:tab-stop style:position="7.628cm"/>
          <style:tab-stop style:position="10.168cm"/>
          <style:tab-stop style:position="12.708cm"/>
          <style:tab-stop style:position="15.248cm"/>
          <style:tab-stop style:position="17.788cm"/>
          <style:tab-stop style:position="20.328cm"/>
          <style:tab-stop style:position="22.868cm"/>
          <style:tab-stop style:position="25.408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4" style:family="presentation" style:parent-style-name="Başlık1-outline3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</style:tab-stops>
      </style:paragraph-properties>
      <style:text-properties fo:color="#000066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5" style:family="presentation" style:parent-style-name="Başlık1-outline4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6" style:family="presentation" style:parent-style-name="Başlık1-outline5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7" style:family="presentation" style:parent-style-name="Başlık1-outline6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8" style:family="presentation" style:parent-style-name="Başlık1-outline7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9" style:family="presentation" style:parent-style-name="Başlık1-outline8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subtitle" style:family="presentation">
      <style:graphic-properties draw:stroke="none" draw:fill="none" draw:textarea-vertical-align="middle">
        <text:list-style style:name="Başlık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">
            <style:list-level-properties text:space-before="0.943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52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aşlık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Başlık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DejaVu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solid" svg:stroke-width="0.079cm" svg:stroke-color="#f47a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79cm" svg:stroke-color="#f47a00" draw:stroke-linejoin="miter" draw:fill="none" draw:fill-color="#f47a00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Varsayılan-backgroundobjects">
      <style:graphic-properties draw:stroke="none" draw:fill="none" draw:fill-color="#f47a00" draw:auto-grow-height="false" draw:auto-grow-width="false" fo:min-height="1.278cm" fo:min-width="0cm" fo:wrap-option="wrap"/>
    </style:style>
    <style:style style:name="Mpr2" style:family="presentation" style:parent-style-name="Varsayılan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32cm" fo:min-width="0cm" fo:padding-top="0.149cm" fo:padding-bottom="0.149cm" fo:padding-left="0.297cm" fo:padding-right="0.297cm" fo:wrap-option="wrap" draw:shadow-color="#808080"/>
    </style:style>
    <style:style style:name="Mpr3" style:family="presentation" style:parent-style-name="Varsayılan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32cm" fo:min-width="0cm" fo:padding-top="0.149cm" fo:padding-bottom="0.149cm" fo:padding-left="0.297cm" fo:padding-right="0.297cm" fo:wrap-option="wrap" draw:shadow-color="#808080"/>
    </style:style>
    <style:style style:name="Mpr4" style:family="presentation" style:parent-style-name="Varsayılan-backgroundobjects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484cm" fo:min-width="0cm" fo:padding-top="0.149cm" fo:padding-bottom="0.149cm" fo:padding-left="0.297cm" fo:padding-right="0.297cm" fo:wrap-option="wrap" draw:shadow-color="#808080"/>
    </style:style>
    <style:style style:name="Mpr5" style:family="presentation" style:parent-style-name="Varsayılan-backgroundobjects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484cm" fo:min-width="0cm" fo:padding-top="0.149cm" fo:padding-bottom="0.149cm" fo:padding-left="0.297cm" fo:padding-right="0.297cm" fo:wrap-option="wrap" draw:shadow-color="#808080"/>
    </style:style>
    <style:style style:name="Mpr6" style:family="presentation" style:parent-style-name="Başlık1-backgroundobjects">
      <style:graphic-properties draw:stroke="none" draw:fill="none" draw:fill-color="#f47a00" draw:auto-grow-height="false" draw:auto-grow-width="false" fo:min-height="1.325cm" fo:min-width="0cm" fo:wrap-option="wrap"/>
    </style:style>
    <style:style style:name="Mpr7" style:family="presentation" style:parent-style-name="Başlık1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32cm" fo:min-width="0cm" fo:padding-top="0.149cm" fo:padding-bottom="0.149cm" fo:padding-left="0.297cm" fo:padding-right="0.297cm" fo:wrap-option="wrap" draw:shadow-color="#808080"/>
    </style:style>
    <style:style style:name="Mpr8" style:family="presentation" style:parent-style-name="Başlık1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32cm" fo:min-width="0cm" fo:padding-top="0.149cm" fo:padding-bottom="0.149cm" fo:padding-left="0.297cm" fo:padding-right="0.297cm" fo:wrap-option="wrap" draw:shadow-color="#808080"/>
    </style:style>
    <style:style style:name="Mpr9" style:family="presentation" style:parent-style-name="Başlık1-backgroundobjects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484cm" fo:min-width="0cm" fo:padding-top="0.149cm" fo:padding-bottom="0.149cm" fo:padding-left="0.297cm" fo:padding-right="0.297cm" fo:wrap-option="wrap" draw:shadow-color="#808080"/>
    </style:style>
    <style:style style:name="Mpr10" style:family="presentation" style:parent-style-name="Başlık1-backgroundobjects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484cm" fo:min-width="0cm" fo:padding-top="0.149cm" fo:padding-bottom="0.149cm" fo:padding-left="0.297cm" fo:padding-right="0.297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 draw:page-number="1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Varsayılan" style:page-layout-name="PM1" draw:style-name="Mdp1">
      <draw:frame presentation:style-name="Varsayılan-title" draw:layer="backgroundobjects" svg:width="23.706cm" svg:height="3.309cm" svg:x="0.847cm" svg:y="0.356cm" presentation:class="title" presentation:placeholder="true">
        <draw:text-box/>
      </draw:frame>
      <draw:frame presentation:style-name="Varsayılan-outline1" draw:layer="backgroundobjects" svg:width="23.495cm" svg:height="12.573cm" svg:x="1.269cm" svg:y="3.387cm" presentation:class="outline" presentation:placeholder="true">
        <draw:text-box/>
      </draw:frame>
      <draw:frame presentation:style-name="Mpr1" draw:layer="backgroundobjects" svg:width="2.54cm" svg:height="1.277cm" svg:x="22.225cm" svg:y="17.56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draw:line draw:style-name="Mgr3" draw:text-style-name="MP3" draw:layer="backgroundobjects" svg:x1="0.423cm" svg:y1="3.175cm" svg:x2="24.977cm" svg:y2="3.175cm">
        <text:p/>
      </draw:line>
      <draw:line draw:style-name="Mgr3" draw:text-style-name="MP3" draw:layer="backgroundobjects" svg:x1="1.058cm" svg:y1="3.175cm" svg:x2="1.058cm" svg:y2="18.627cm">
        <text:p/>
      </draw:line>
      <draw:frame draw:style-name="Mgr4" draw:text-style-name="MP3" draw:layer="backgroundobjects" svg:width="1.781cm" svg:height="2.011cm" svg:x="22.437cm" svg:y="0.847cm">
        <draw:image xlink:href="Pictures/100002000000006500000072B56AD096.png" xlink:type="simple" xlink:show="embed" xlink:actuate="onLoad">
          <text:p/>
        </draw:image>
      </draw:frame>
      <draw:custom-shape draw:style-name="Mgr5" draw:text-style-name="MP4" draw:layer="backgroundobjects" svg:width="24.554cm" svg:height="18.204cm" svg:x="0.423cm" svg:y="0.423cm">
        <text:p/>
        <draw:enhanced-geometry svg:viewBox="0 0 21600 21600" draw:path-stretchpoint-x="10800" draw:path-stretchpoint-y="10800" draw:text-areas="?f3 ?f4 ?f5 ?f6" draw:type="round-rectangle" draw:modifiers="89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rect draw:style-name="Mgr6" draw:text-style-name="MP5" draw:layer="backgroundobjects" svg:width="20.32cm" svg:height="26.67cm" svg:x="0cm" svg:y="0cm">
          <text:p/>
        </draw:rect>
        <draw:frame presentation:style-name="Mpr2" draw:text-style-name="MP7" draw:layer="backgroundobjects" svg:width="8.749cm" svg:height="1.231cm" svg:x="-0.001cm" svg:y="0cm" presentation:class="header">
          <draw:text-box>
            <text:list text:style-name="ML2">
              <text:list-item>
                <text:p text:style-name="MP6"><text:span text:style-name="MT2"><presentation:header/></text:span></text:p>
              </text:list-item>
            </text:list>
          </draw:text-box>
        </draw:frame>
        <draw:frame presentation:style-name="Mpr3" draw:text-style-name="MP9" draw:layer="backgroundobjects" svg:width="8.748cm" svg:height="1.231cm" svg:x="11.501cm" svg:y="0cm" presentation:class="date-time">
          <draw:text-box>
            <text:list text:style-name="ML2">
              <text:list-item>
                <text:p text:style-name="MP8"><text:span text:style-name="MT2"><presentation:date-time/></text:span></text:p>
              </text:list-item>
            </text:list>
          </draw:text-box>
        </draw:frame>
        <draw:page-thumbnail presentation:style-name="Varsayılan-title" draw:layer="backgroundobjects" svg:width="13.428cm" svg:height="10.073cm" svg:x="3.545cm" svg:y="1.967cm" presentation:class="page"/>
        <draw:frame presentation:style-name="Varsayılan-notes" draw:layer="backgroundobjects" svg:width="14.75cm" svg:height="11.797cm" svg:x="2.752cm" svg:y="12.775cm" presentation:class="notes" presentation:placeholder="true">
          <draw:text-box/>
        </draw:frame>
        <draw:frame presentation:style-name="Mpr4" draw:text-style-name="MP7" draw:layer="backgroundobjects" svg:width="8.749cm" svg:height="1.483cm" svg:x="-0.001cm" svg:y="25.306cm" presentation:class="footer">
          <draw:text-box>
            <text:list text:style-name="ML2">
              <text:list-item>
                <text:p text:style-name="MP6"><text:span text:style-name="MT2"><presentation:footer/></text:span></text:p>
              </text:list-item>
            </text:list>
          </draw:text-box>
        </draw:frame>
        <draw:frame presentation:style-name="Mpr5" draw:text-style-name="MP9" draw:layer="backgroundobjects" svg:width="8.748cm" svg:height="1.483cm" svg:x="11.501cm" svg:y="25.306cm" presentation:class="page-number">
          <draw:text-box>
            <text:list text:style-name="ML2">
              <text:list-item>
                <text:p text:style-name="MP8"><text:span text:style-name="MT2"><text:page-number>&lt;number&gt;</text:page-number></text:span></text:p>
              </text:list-item>
            </text:list>
          </draw:text-box>
        </draw:frame>
      </presentation:notes>
    </style:master-page>
    <style:master-page style:name="Başlık1" style:page-layout-name="PM1" draw:style-name="Mdp1">
      <draw:frame presentation:style-name="Başlık1-title" draw:layer="backgroundobjects" svg:width="21.59cm" svg:height="4.084cm" svg:x="1.905cm" svg:y="5.917cm" presentation:class="title" presentation:placeholder="true">
        <draw:text-box/>
      </draw:frame>
      <draw:frame presentation:style-name="Mpr6" draw:text-style-name="MP9" draw:layer="backgroundobjects" svg:width="5.927cm" svg:height="1.324cm" svg:x="18.202cm" svg:y="17.347cm" presentation:class="page-number">
        <draw:text-box>
          <text:list text:style-name="ML3">
            <text:list-header>
              <text:p text:style-name="MP8"><text:span text:style-name="MT1"><text:page-number>&lt;number&gt;</text:page-number></text:span></text:p>
            </text:list-header>
          </text:list>
        </draw:text-box>
      </draw:frame>
      <draw:line draw:style-name="Mgr3" draw:text-style-name="MP3" draw:layer="backgroundobjects" svg:x1="0.423cm" svg:y1="3.175cm" svg:x2="24.977cm" svg:y2="3.175cm">
        <text:p/>
      </draw:line>
      <draw:line draw:style-name="Mgr3" draw:text-style-name="MP3" draw:layer="backgroundobjects" svg:x1="1.058cm" svg:y1="3.175cm" svg:x2="1.058cm" svg:y2="18.627cm">
        <text:p/>
      </draw:line>
      <draw:frame draw:style-name="Mgr4" draw:text-style-name="MP3" draw:layer="backgroundobjects" svg:width="1.781cm" svg:height="2.011cm" svg:x="22.437cm" svg:y="0.847cm">
        <draw:image xlink:href="Pictures/100002000000006500000072B56AD096.png" xlink:type="simple" xlink:show="embed" xlink:actuate="onLoad">
          <text:p/>
        </draw:image>
      </draw:frame>
      <draw:custom-shape draw:style-name="Mgr5" draw:text-style-name="MP4" draw:layer="backgroundobjects" svg:width="24.554cm" svg:height="18.204cm" svg:x="0.423cm" svg:y="0.423cm">
        <text:p/>
        <draw:enhanced-geometry svg:viewBox="0 0 21600 21600" draw:path-stretchpoint-x="10800" draw:path-stretchpoint-y="10800" draw:text-areas="?f3 ?f4 ?f5 ?f6" draw:type="round-rectangle" draw:modifiers="89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Başlık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6" draw:text-style-name="MP5" draw:layer="backgroundobjects" svg:width="20.32cm" svg:height="26.67cm" svg:x="0cm" svg:y="0cm">
          <text:p/>
        </draw:rect>
        <draw:frame presentation:style-name="Mpr7" draw:text-style-name="MP7" draw:layer="backgroundobjects" svg:width="8.749cm" svg:height="1.231cm" svg:x="-0.001cm" svg:y="0cm" presentation:class="header">
          <draw:text-box>
            <text:list text:style-name="ML2">
              <text:list-item>
                <text:p text:style-name="MP6"><text:span text:style-name="MT2"><presentation:header/></text:span></text:p>
              </text:list-item>
            </text:list>
          </draw:text-box>
        </draw:frame>
        <draw:frame presentation:style-name="Mpr8" draw:text-style-name="MP9" draw:layer="backgroundobjects" svg:width="8.748cm" svg:height="1.231cm" svg:x="11.501cm" svg:y="0cm" presentation:class="date-time">
          <draw:text-box>
            <text:list text:style-name="ML2">
              <text:list-item>
                <text:p text:style-name="MP8"><text:span text:style-name="MT2"><presentation:date-time/></text:span></text:p>
              </text:list-item>
            </text:list>
          </draw:text-box>
        </draw:frame>
        <draw:page-thumbnail presentation:style-name="Başlık1-title" draw:layer="backgroundobjects" svg:width="13.428cm" svg:height="10.073cm" svg:x="3.545cm" svg:y="1.967cm" presentation:class="page"/>
        <draw:frame presentation:style-name="Başlık1-notes" draw:layer="backgroundobjects" svg:width="14.75cm" svg:height="11.797cm" svg:x="2.752cm" svg:y="12.775cm" presentation:class="notes" presentation:placeholder="true">
          <draw:text-box/>
        </draw:frame>
        <draw:frame presentation:style-name="Mpr9" draw:text-style-name="MP7" draw:layer="backgroundobjects" svg:width="8.749cm" svg:height="1.483cm" svg:x="-0.001cm" svg:y="25.306cm" presentation:class="footer">
          <draw:text-box>
            <text:list text:style-name="ML2">
              <text:list-item>
                <text:p text:style-name="MP6"><text:span text:style-name="MT2"><presentation:footer/></text:span></text:p>
              </text:list-item>
            </text:list>
          </draw:text-box>
        </draw:frame>
        <draw:frame presentation:style-name="Mpr10" draw:text-style-name="MP9" draw:layer="backgroundobjects" svg:width="8.748cm" svg:height="1.483cm" svg:x="11.501cm" svg:y="25.306cm" presentation:class="page-number">
          <draw:text-box>
            <text:list text:style-name="ML2">
              <text:list-item>
                <text:p text:style-name="MP8"><text:span text:style-name="MT2"><text:page-number>&lt;number&gt;</text:page-number></text:span></text:p>
              </text:list-item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COS 217, Spring 2005</dc:title>
    <meta:initial-creator>Andrew W. Appel</meta:initial-creator>
    <meta:creation-date>2001-07-06T17:58:21</meta:creation-date>
    <dc:creator>seyyah </dc:creator>
    <dc:date>2010-12-14T09:10:03</dc:date>
    <meta:editing-cycles>307</meta:editing-cycles>
    <meta:editing-duration>PT354H46M43S</meta:editing-duration>
    <meta:generator>OpenOffice.org/3.2$Linux OpenOffice.org_project/320m19$Build-9505</meta:generator>
    <meta:document-statistic meta:object-count="754"/>
  </office:meta>
</office:document-meta>
</file>